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3236in" fo:break-before="auto" style:use-optimal-row-height="true"/>
    </style:style>
    <style:style style:name="ro4" style:family="table-row">
      <style:table-row-properties style:row-height="0.6327in" fo:break-before="auto" style:use-optimal-row-height="true"/>
    </style:style>
    <style:style style:name="ro5" style:family="table-row">
      <style:table-row-properties style:row-height="0.4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table:number-columns-repeated="4"/>
          <table:table-cell office:value-type="string">
            <text:p>var locations = new Object();</text:p>
          </table:table-cell>
        </table:table-row>
        <table:table-row table:style-name="ro2">
          <table:table-cell office:value-type="string">
            <text:p><text:a xlink:href="https://www.areacodelocations.info/2/201.html">201</text:a></text:p>
          </table:table-cell>
          <table:table-cell office:value-type="string">
            <text:p>New Jersey</text:p>
          </table:table-cell>
          <table:table-cell office:value-type="string">
            <text:p>201/551</text:p>
          </table:table-cell>
          <table:table-cell office:value-type="string">
            <text:p>E</text:p>
          </table:table-cell>
          <table:table-cell table:formula="of:=&quot;locations[&quot;&quot;&quot;&amp;[.A2]&amp;&quot;&quot;&quot;]='&quot;&amp;[.B2]&amp;&quot;';&quot;" office:value-type="string" office:string-value="locations[&quot;201&quot;]='New Jersey';">
            <text:p>locations["201"]='New Jersey';</text:p>
          </table:table-cell>
        </table:table-row>
        <table:table-row table:style-name="ro3">
          <table:table-cell office:value-type="string">
            <text:p><text:a xlink:href="https://www.areacodelocations.info/2/202.html">202</text:a></text:p>
          </table:table-cell>
          <table:table-cell office:value-type="string">
            <text:p>Washington D.C.</text:p>
          </table:table-cell>
          <table:table-cell office:value-type="string">
            <text:p>202/771</text:p>
          </table:table-cell>
          <table:table-cell office:value-type="string">
            <text:p>E</text:p>
          </table:table-cell>
          <table:table-cell table:formula="of:=&quot;locations[&quot;&quot;&quot;&amp;[.A3]&amp;&quot;&quot;&quot;]='&quot;&amp;[.B3]&amp;&quot;';&quot;" office:value-type="string" office:string-value="locations[&quot;202&quot;]='Washington D.C.';">
            <text:p>locations["202"]='Washington D.C.';</text:p>
          </table:table-cell>
        </table:table-row>
        <table:table-row table:style-name="ro2">
          <table:table-cell office:value-type="string">
            <text:p><text:a xlink:href="https://www.areacodelocations.info/2/203.html">203</text:a></text:p>
          </table:table-cell>
          <table:table-cell office:value-type="string">
            <text:p>Connecticut</text:p>
          </table:table-cell>
          <table:table-cell office:value-type="string">
            <text:p>203/475</text:p>
          </table:table-cell>
          <table:table-cell office:value-type="string">
            <text:p>E</text:p>
          </table:table-cell>
          <table:table-cell table:formula="of:=&quot;locations[&quot;&quot;&quot;&amp;[.A4]&amp;&quot;&quot;&quot;]='&quot;&amp;[.B4]&amp;&quot;';&quot;" office:value-type="string" office:string-value="locations[&quot;203&quot;]='Connecticut';">
            <text:p>locations["203"]='Connecticut';</text:p>
          </table:table-cell>
        </table:table-row>
        <table:table-row table:style-name="ro2">
          <table:table-cell office:value-type="string">
            <text:p><text:a xlink:href="https://www.areacodelocations.info/2/204.html">204</text:a></text:p>
          </table:table-cell>
          <table:table-cell office:value-type="string">
            <text:p>Manitoba</text:p>
          </table:table-cell>
          <table:table-cell office:value-type="string">
            <text:p>204/431/584</text:p>
          </table:table-cell>
          <table:table-cell office:value-type="string">
            <text:p>C</text:p>
          </table:table-cell>
          <table:table-cell table:formula="of:=&quot;locations[&quot;&quot;&quot;&amp;[.A5]&amp;&quot;&quot;&quot;]='&quot;&amp;[.B5]&amp;&quot;';&quot;" office:value-type="string" office:string-value="locations[&quot;204&quot;]='Manitoba';">
            <text:p>locations["204"]='Manitoba';</text:p>
          </table:table-cell>
        </table:table-row>
        <table:table-row table:style-name="ro2">
          <table:table-cell office:value-type="string">
            <text:p><text:a xlink:href="https://www.areacodelocations.info/2/205.html">205</text:a></text:p>
          </table:table-cell>
          <table:table-cell office:value-type="string">
            <text:p>Alabama</text:p>
          </table:table-cell>
          <table:table-cell office:value-type="string">
            <text:p>205/659</text:p>
          </table:table-cell>
          <table:table-cell office:value-type="string">
            <text:p>C</text:p>
          </table:table-cell>
          <table:table-cell table:formula="of:=&quot;locations[&quot;&quot;&quot;&amp;[.A6]&amp;&quot;&quot;&quot;]='&quot;&amp;[.B6]&amp;&quot;';&quot;" office:value-type="string" office:string-value="locations[&quot;205&quot;]='Alabama';">
            <text:p>locations["205"]='Alabama';</text:p>
          </table:table-cell>
        </table:table-row>
        <table:table-row table:style-name="ro2">
          <table:table-cell office:value-type="string">
            <text:p><text:a xlink:href="https://www.areacodelocations.info/2/206.html">206</text:a></text:p>
          </table:table-cell>
          <table:table-cell office:value-type="string">
            <text:p>Washington</text:p>
          </table:table-cell>
          <table:table-cell office:value-type="string">
            <text:p>-</text:p>
          </table:table-cell>
          <table:table-cell office:value-type="string">
            <text:p>P</text:p>
          </table:table-cell>
          <table:table-cell table:formula="of:=&quot;locations[&quot;&quot;&quot;&amp;[.A7]&amp;&quot;&quot;&quot;]='&quot;&amp;[.B7]&amp;&quot;';&quot;" office:value-type="string" office:string-value="locations[&quot;206&quot;]='Washington';">
            <text:p>locations["206"]='Washington';</text:p>
          </table:table-cell>
        </table:table-row>
        <table:table-row table:style-name="ro2">
          <table:table-cell office:value-type="string">
            <text:p><text:a xlink:href="https://www.areacodelocations.info/2/207.html">207</text:a></text:p>
          </table:table-cell>
          <table:table-cell office:value-type="string">
            <text:p>Maine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table:formula="of:=&quot;locations[&quot;&quot;&quot;&amp;[.A8]&amp;&quot;&quot;&quot;]='&quot;&amp;[.B8]&amp;&quot;';&quot;" office:value-type="string" office:string-value="locations[&quot;207&quot;]='Maine';">
            <text:p>locations["207"]='Maine';</text:p>
          </table:table-cell>
        </table:table-row>
        <table:table-row table:style-name="ro2">
          <table:table-cell office:value-type="string">
            <text:p><text:a xlink:href="https://www.areacodelocations.info/2/208.html">208</text:a></text:p>
          </table:table-cell>
          <table:table-cell office:value-type="string">
            <text:p>Idaho</text:p>
          </table:table-cell>
          <table:table-cell office:value-type="string">
            <text:p>208/986</text:p>
          </table:table-cell>
          <table:table-cell office:value-type="string">
            <text:p>M/P</text:p>
          </table:table-cell>
          <table:table-cell table:formula="of:=&quot;locations[&quot;&quot;&quot;&amp;[.A9]&amp;&quot;&quot;&quot;]='&quot;&amp;[.B9]&amp;&quot;';&quot;" office:value-type="string" office:string-value="locations[&quot;208&quot;]='Idaho';">
            <text:p>locations["208"]='Idaho';</text:p>
          </table:table-cell>
        </table:table-row>
        <table:table-row table:style-name="ro2">
          <table:table-cell office:value-type="string">
            <text:p><text:a xlink:href="https://www.areacodelocations.info/2/209.html">209</text:a></text:p>
          </table:table-cell>
          <table:table-cell office:value-type="string">
            <text:p>California</text:p>
          </table:table-cell>
          <table:table-cell office:value-type="string">
            <text:p>209/350</text:p>
          </table:table-cell>
          <table:table-cell office:value-type="string">
            <text:p>P</text:p>
          </table:table-cell>
          <table:table-cell table:formula="of:=&quot;locations[&quot;&quot;&quot;&amp;[.A10]&amp;&quot;&quot;&quot;]='&quot;&amp;[.B10]&amp;&quot;';&quot;" office:value-type="string" office:string-value="locations[&quot;209&quot;]='California';">
            <text:p>locations["209"]='California';</text:p>
          </table:table-cell>
        </table:table-row>
        <table:table-row table:style-name="ro2">
          <table:table-cell office:value-type="string">
            <text:p><text:a xlink:href="https://www.areacodelocations.info/2/210.html">210</text:a></text:p>
          </table:table-cell>
          <table:table-cell office:value-type="string">
            <text:p>Texas</text:p>
          </table:table-cell>
          <table:table-cell office:value-type="string">
            <text:p>210/726</text:p>
          </table:table-cell>
          <table:table-cell office:value-type="string">
            <text:p>C</text:p>
          </table:table-cell>
          <table:table-cell table:formula="of:=&quot;locations[&quot;&quot;&quot;&amp;[.A11]&amp;&quot;&quot;&quot;]='&quot;&amp;[.B11]&amp;&quot;';&quot;" office:value-type="string" office:string-value="locations[&quot;210&quot;]='Texas';">
            <text:p>locations["210"]='Texas';</text:p>
          </table:table-cell>
        </table:table-row>
        <table:table-row table:style-name="ro3">
          <table:table-cell office:value-type="string">
            <text:p><text:a xlink:href="https://www.areacodelocations.info/2/212.html">212</text:a></text:p>
          </table:table-cell>
          <table:table-cell office:value-type="string">
            <text:p>New York</text:p>
          </table:table-cell>
          <table:table-cell office:value-type="string">
            <text:p>212/646/917/332</text:p>
          </table:table-cell>
          <table:table-cell office:value-type="string">
            <text:p>E</text:p>
          </table:table-cell>
          <table:table-cell table:formula="of:=&quot;locations[&quot;&quot;&quot;&amp;[.A12]&amp;&quot;&quot;&quot;]='&quot;&amp;[.B12]&amp;&quot;';&quot;" office:value-type="string" office:string-value="locations[&quot;212&quot;]='New York';">
            <text:p>locations["212"]='New York';</text:p>
          </table:table-cell>
        </table:table-row>
        <table:table-row table:style-name="ro2">
          <table:table-cell office:value-type="string">
            <text:p><text:a xlink:href="https://www.areacodelocations.info/2/213.html">213</text:a></text:p>
          </table:table-cell>
          <table:table-cell office:value-type="string">
            <text:p>California</text:p>
          </table:table-cell>
          <table:table-cell office:value-type="string">
            <text:p>323/213</text:p>
          </table:table-cell>
          <table:table-cell office:value-type="string">
            <text:p>P</text:p>
          </table:table-cell>
          <table:table-cell table:formula="of:=&quot;locations[&quot;&quot;&quot;&amp;[.A13]&amp;&quot;&quot;&quot;]='&quot;&amp;[.B13]&amp;&quot;';&quot;" office:value-type="string" office:string-value="locations[&quot;213&quot;]='California';">
            <text:p>locations["213"]='California';</text:p>
          </table:table-cell>
        </table:table-row>
        <table:table-row table:style-name="ro3">
          <table:table-cell office:value-type="string">
            <text:p><text:a xlink:href="https://www.areacodelocations.info/2/214.html">214</text:a></text:p>
          </table:table-cell>
          <table:table-cell office:value-type="string">
            <text:p>Texas</text:p>
          </table:table-cell>
          <table:table-cell office:value-type="string">
            <text:p>214/972/469/945</text:p>
          </table:table-cell>
          <table:table-cell office:value-type="string">
            <text:p>C</text:p>
          </table:table-cell>
          <table:table-cell table:formula="of:=&quot;locations[&quot;&quot;&quot;&amp;[.A14]&amp;&quot;&quot;&quot;]='&quot;&amp;[.B14]&amp;&quot;';&quot;" office:value-type="string" office:string-value="locations[&quot;214&quot;]='Texas';">
            <text:p>locations["214"]='Texas';</text:p>
          </table:table-cell>
        </table:table-row>
        <table:table-row table:style-name="ro2">
          <table:table-cell office:value-type="string">
            <text:p><text:a xlink:href="https://www.areacodelocations.info/2/215.html">215</text:a></text:p>
          </table:table-cell>
          <table:table-cell office:value-type="string">
            <text:p>Pennsylvania</text:p>
          </table:table-cell>
          <table:table-cell office:value-type="string">
            <text:p>215/267/445</text:p>
          </table:table-cell>
          <table:table-cell office:value-type="string">
            <text:p>E</text:p>
          </table:table-cell>
          <table:table-cell table:formula="of:=&quot;locations[&quot;&quot;&quot;&amp;[.A15]&amp;&quot;&quot;&quot;]='&quot;&amp;[.B15]&amp;&quot;';&quot;" office:value-type="string" office:string-value="locations[&quot;215&quot;]='Pennsylvania';">
            <text:p>locations["215"]='Pennsylvania';</text:p>
          </table:table-cell>
        </table:table-row>
        <table:table-row table:style-name="ro2">
          <table:table-cell office:value-type="string">
            <text:p><text:a xlink:href="https://www.areacodelocations.info/2/216.html">216</text:a></text:p>
          </table:table-cell>
          <table:table-cell office:value-type="string">
            <text:p>Ohio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table:formula="of:=&quot;locations[&quot;&quot;&quot;&amp;[.A16]&amp;&quot;&quot;&quot;]='&quot;&amp;[.B16]&amp;&quot;';&quot;" office:value-type="string" office:string-value="locations[&quot;216&quot;]='Ohio';">
            <text:p>locations["216"]='Ohio';</text:p>
          </table:table-cell>
        </table:table-row>
        <table:table-row table:style-name="ro2">
          <table:table-cell office:value-type="string">
            <text:p><text:a xlink:href="https://www.areacodelocations.info/2/217.html">217</text:a></text:p>
          </table:table-cell>
          <table:table-cell office:value-type="string">
            <text:p>Illinois</text:p>
          </table:table-cell>
          <table:table-cell office:value-type="string">
            <text:p>217/447</text:p>
          </table:table-cell>
          <table:table-cell office:value-type="string">
            <text:p>C</text:p>
          </table:table-cell>
          <table:table-cell table:formula="of:=&quot;locations[&quot;&quot;&quot;&amp;[.A17]&amp;&quot;&quot;&quot;]='&quot;&amp;[.B17]&amp;&quot;';&quot;" office:value-type="string" office:string-value="locations[&quot;217&quot;]='Illinois';">
            <text:p>locations["217"]='Illinois';</text:p>
          </table:table-cell>
        </table:table-row>
        <table:table-row table:style-name="ro2">
          <table:table-cell office:value-type="string">
            <text:p><text:a xlink:href="https://www.areacodelocations.info/2/218.html">218</text:a></text:p>
          </table:table-cell>
          <table:table-cell office:value-type="string">
            <text:p>Minnesota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table:formula="of:=&quot;locations[&quot;&quot;&quot;&amp;[.A18]&amp;&quot;&quot;&quot;]='&quot;&amp;[.B18]&amp;&quot;';&quot;" office:value-type="string" office:string-value="locations[&quot;218&quot;]='Minnesota';">
            <text:p>locations["218"]='Minnesota';</text:p>
          </table:table-cell>
        </table:table-row>
        <table:table-row table:style-name="ro2">
          <table:table-cell office:value-type="string">
            <text:p><text:a xlink:href="https://www.areacodelocations.info/2/219.html">219</text:a></text:p>
          </table:table-cell>
          <table:table-cell office:value-type="string">
            <text:p>Indiana</text:p>
          </table:table-cell>
          <table:table-cell office:value-type="string">
            <text:p>-</text:p>
          </table:table-cell>
          <table:table-cell office:value-type="string">
            <text:p>E/C</text:p>
          </table:table-cell>
          <table:table-cell table:formula="of:=&quot;locations[&quot;&quot;&quot;&amp;[.A19]&amp;&quot;&quot;&quot;]='&quot;&amp;[.B19]&amp;&quot;';&quot;" office:value-type="string" office:string-value="locations[&quot;219&quot;]='Indiana';">
            <text:p>locations["219"]='Indiana';</text:p>
          </table:table-cell>
        </table:table-row>
        <table:table-row table:style-name="ro2">
          <table:table-cell office:value-type="string">
            <text:p><text:a xlink:href="https://www.areacodelocations.info/2/220.html">220</text:a></text:p>
          </table:table-cell>
          <table:table-cell office:value-type="string">
            <text:p>Ohio</text:p>
          </table:table-cell>
          <table:table-cell office:value-type="string">
            <text:p>740/220</text:p>
          </table:table-cell>
          <table:table-cell office:value-type="string">
            <text:p>E</text:p>
          </table:table-cell>
          <table:table-cell table:formula="of:=&quot;locations[&quot;&quot;&quot;&amp;[.A20]&amp;&quot;&quot;&quot;]='&quot;&amp;[.B20]&amp;&quot;';&quot;" office:value-type="string" office:string-value="locations[&quot;220&quot;]='Ohio';">
            <text:p>locations["220"]='Ohio';</text:p>
          </table:table-cell>
        </table:table-row>
        <table:table-row table:style-name="ro2">
          <table:table-cell office:value-type="string">
            <text:p><text:a xlink:href="https://www.areacodelocations.info/2/223.html">223</text:a></text:p>
          </table:table-cell>
          <table:table-cell office:value-type="string">
            <text:p>Pennsylvania</text:p>
          </table:table-cell>
          <table:table-cell office:value-type="string">
            <text:p>717/223</text:p>
          </table:table-cell>
          <table:table-cell office:value-type="string">
            <text:p>E</text:p>
          </table:table-cell>
          <table:table-cell table:formula="of:=&quot;locations[&quot;&quot;&quot;&amp;[.A21]&amp;&quot;&quot;&quot;]='&quot;&amp;[.B21]&amp;&quot;';&quot;" office:value-type="string" office:string-value="locations[&quot;223&quot;]='Pennsylvania';">
            <text:p>locations["223"]='Pennsylvania';</text:p>
          </table:table-cell>
        </table:table-row>
        <table:table-row table:style-name="ro2">
          <table:table-cell office:value-type="string">
            <text:p><text:a xlink:href="https://www.areacodelocations.info/2/224.html">224</text:a></text:p>
          </table:table-cell>
          <table:table-cell office:value-type="string">
            <text:p>Illinois</text:p>
          </table:table-cell>
          <table:table-cell office:value-type="string">
            <text:p>847/224</text:p>
          </table:table-cell>
          <table:table-cell office:value-type="string">
            <text:p>C</text:p>
          </table:table-cell>
          <table:table-cell table:formula="of:=&quot;locations[&quot;&quot;&quot;&amp;[.A22]&amp;&quot;&quot;&quot;]='&quot;&amp;[.B22]&amp;&quot;';&quot;" office:value-type="string" office:string-value="locations[&quot;224&quot;]='Illinois';">
            <text:p>locations["224"]='Illinois';</text:p>
          </table:table-cell>
        </table:table-row>
        <table:table-row table:style-name="ro2">
          <table:table-cell office:value-type="string">
            <text:p><text:a xlink:href="https://www.areacodelocations.info/2/225.html">225</text:a></text:p>
          </table:table-cell>
          <table:table-cell office:value-type="string">
            <text:p>Louisiana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table:formula="of:=&quot;locations[&quot;&quot;&quot;&amp;[.A23]&amp;&quot;&quot;&quot;]='&quot;&amp;[.B23]&amp;&quot;';&quot;" office:value-type="string" office:string-value="locations[&quot;225&quot;]='Louisiana';">
            <text:p>locations["225"]='Louisiana';</text:p>
          </table:table-cell>
        </table:table-row>
        <table:table-row table:style-name="ro3">
          <table:table-cell office:value-type="string">
            <text:p><text:a xlink:href="https://www.areacodelocations.info/2/226.html">226</text:a></text:p>
          </table:table-cell>
          <table:table-cell office:value-type="string">
            <text:p>Ontario</text:p>
          </table:table-cell>
          <table:table-cell office:value-type="string">
            <text:p>519/226/548/382</text:p>
          </table:table-cell>
          <table:table-cell office:value-type="string">
            <text:p>E</text:p>
          </table:table-cell>
          <table:table-cell table:formula="of:=&quot;locations[&quot;&quot;&quot;&amp;[.A24]&amp;&quot;&quot;&quot;]='&quot;&amp;[.B24]&amp;&quot;';&quot;" office:value-type="string" office:string-value="locations[&quot;226&quot;]='Ontario';">
            <text:p>locations["226"]='Ontario';</text:p>
          </table:table-cell>
        </table:table-row>
        <table:table-row table:style-name="ro2">
          <table:table-cell office:value-type="string">
            <text:p><text:a xlink:href="https://www.areacodelocations.info/2/227.html">227</text:a></text:p>
          </table:table-cell>
          <table:table-cell office:value-type="string">
            <text:p>Maryland</text:p>
          </table:table-cell>
          <table:table-cell office:value-type="string">
            <text:p>301/240/227</text:p>
          </table:table-cell>
          <table:table-cell office:value-type="string">
            <text:p>E</text:p>
          </table:table-cell>
          <table:table-cell table:formula="of:=&quot;locations[&quot;&quot;&quot;&amp;[.A25]&amp;&quot;&quot;&quot;]='&quot;&amp;[.B25]&amp;&quot;';&quot;" office:value-type="string" office:string-value="locations[&quot;227&quot;]='Maryland';">
            <text:p>locations["227"]='Maryland';</text:p>
          </table:table-cell>
        </table:table-row>
        <table:table-row table:style-name="ro2">
          <table:table-cell office:value-type="string">
            <text:p><text:a xlink:href="https://www.areacodelocations.info/2/228.html">228</text:a></text:p>
          </table:table-cell>
          <table:table-cell office:value-type="string">
            <text:p>Mississippi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table:formula="of:=&quot;locations[&quot;&quot;&quot;&amp;[.A26]&amp;&quot;&quot;&quot;]='&quot;&amp;[.B26]&amp;&quot;';&quot;" office:value-type="string" office:string-value="locations[&quot;228&quot;]='Mississippi';">
            <text:p>locations["228"]='Mississippi';</text:p>
          </table:table-cell>
        </table:table-row>
        <table:table-row table:style-name="ro2">
          <table:table-cell office:value-type="string">
            <text:p><text:a xlink:href="https://www.areacodelocations.info/2/229.html">229</text:a></text:p>
          </table:table-cell>
          <table:table-cell office:value-type="string">
            <text:p>Georgia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table:formula="of:=&quot;locations[&quot;&quot;&quot;&amp;[.A27]&amp;&quot;&quot;&quot;]='&quot;&amp;[.B27]&amp;&quot;';&quot;" office:value-type="string" office:string-value="locations[&quot;229&quot;]='Georgia';">
            <text:p>locations["229"]='Georgia';</text:p>
          </table:table-cell>
        </table:table-row>
        <table:table-row table:style-name="ro2">
          <table:table-cell office:value-type="string">
            <text:p><text:a xlink:href="https://www.areacodelocations.info/2/231.html">231</text:a></text:p>
          </table:table-cell>
          <table:table-cell office:value-type="string">
            <text:p>Michigan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table:formula="of:=&quot;locations[&quot;&quot;&quot;&amp;[.A28]&amp;&quot;&quot;&quot;]='&quot;&amp;[.B28]&amp;&quot;';&quot;" office:value-type="string" office:string-value="locations[&quot;231&quot;]='Michigan';">
            <text:p>locations["231"]='Michigan';</text:p>
          </table:table-cell>
        </table:table-row>
        <table:table-row table:style-name="ro2">
          <table:table-cell office:value-type="string">
            <text:p><text:a xlink:href="https://www.areacodelocations.info/2/234.html">234</text:a></text:p>
          </table:table-cell>
          <table:table-cell office:value-type="string">
            <text:p>Ohio</text:p>
          </table:table-cell>
          <table:table-cell office:value-type="string">
            <text:p>330/234</text:p>
          </table:table-cell>
          <table:table-cell office:value-type="string">
            <text:p>E</text:p>
          </table:table-cell>
          <table:table-cell table:formula="of:=&quot;locations[&quot;&quot;&quot;&amp;[.A29]&amp;&quot;&quot;&quot;]='&quot;&amp;[.B29]&amp;&quot;';&quot;" office:value-type="string" office:string-value="locations[&quot;234&quot;]='Ohio';">
            <text:p>locations["234"]='Ohio';</text:p>
          </table:table-cell>
        </table:table-row>
        <table:table-row table:style-name="ro4">
          <table:table-cell office:value-type="string">
            <text:p><text:a xlink:href="https://www.areacodelocations.info/2/236.html">236</text:a></text:p>
          </table:table-cell>
          <table:table-cell office:value-type="string">
            <text:p>British Columbia</text:p>
          </table:table-cell>
          <table:table-cell office:value-type="string">
            <text:p>250/778/236/672 &amp; 604/778/236/672</text:p>
          </table:table-cell>
          <table:table-cell office:value-type="string">
            <text:p>P</text:p>
          </table:table-cell>
          <table:table-cell table:formula="of:=&quot;locations[&quot;&quot;&quot;&amp;[.A30]&amp;&quot;&quot;&quot;]='&quot;&amp;[.B30]&amp;&quot;';&quot;" office:value-type="string" office:string-value="locations[&quot;236&quot;]='British Columbia';">
            <text:p>locations["236"]='British Columbia';</text:p>
          </table:table-cell>
        </table:table-row>
        <table:table-row table:style-name="ro2">
          <table:table-cell office:value-type="string">
            <text:p><text:a xlink:href="https://www.areacodelocations.info/2/239.html">239</text:a></text:p>
          </table:table-cell>
          <table:table-cell office:value-type="string">
            <text:p>Florida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table:formula="of:=&quot;locations[&quot;&quot;&quot;&amp;[.A31]&amp;&quot;&quot;&quot;]='&quot;&amp;[.B31]&amp;&quot;';&quot;" office:value-type="string" office:string-value="locations[&quot;239&quot;]='Florida';">
            <text:p>locations["239"]='Florida';</text:p>
          </table:table-cell>
        </table:table-row>
        <table:table-row table:style-name="ro2">
          <table:table-cell office:value-type="string">
            <text:p><text:a xlink:href="https://www.areacodelocations.info/2/240.html">240</text:a></text:p>
          </table:table-cell>
          <table:table-cell office:value-type="string">
            <text:p>Maryland</text:p>
          </table:table-cell>
          <table:table-cell office:value-type="string">
            <text:p>301/240/227</text:p>
          </table:table-cell>
          <table:table-cell office:value-type="string">
            <text:p>E</text:p>
          </table:table-cell>
          <table:table-cell table:formula="of:=&quot;locations[&quot;&quot;&quot;&amp;[.A32]&amp;&quot;&quot;&quot;]='&quot;&amp;[.B32]&amp;&quot;';&quot;" office:value-type="string" office:string-value="locations[&quot;240&quot;]='Maryland';">
            <text:p>locations["240"]='Maryland';</text:p>
          </table:table-cell>
        </table:table-row>
        <table:table-row table:style-name="ro2">
          <table:table-cell office:value-type="string">
            <text:p><text:a xlink:href="https://www.areacodelocations.info/2/242.html">242</text:a></text:p>
          </table:table-cell>
          <table:table-cell office:value-type="string">
            <text:p>Bahamas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table:formula="of:=&quot;locations[&quot;&quot;&quot;&amp;[.A33]&amp;&quot;&quot;&quot;]='&quot;&amp;[.B33]&amp;&quot;';&quot;" office:value-type="string" office:string-value="locations[&quot;242&quot;]='Bahamas';">
            <text:p>locations["242"]='Bahamas';</text:p>
          </table:table-cell>
        </table:table-row>
        <table:table-row table:style-name="ro2">
          <table:table-cell office:value-type="string">
            <text:p><text:a xlink:href="https://www.areacodelocations.info/2/246.html">246</text:a></text:p>
          </table:table-cell>
          <table:table-cell office:value-type="string">
            <text:p>Barbados</text:p>
          </table:table-cell>
          <table:table-cell office:value-type="string">
            <text:p>-</text:p>
          </table:table-cell>
          <table:table-cell office:value-type="string">
            <text:p>AST</text:p>
          </table:table-cell>
          <table:table-cell table:formula="of:=&quot;locations[&quot;&quot;&quot;&amp;[.A34]&amp;&quot;&quot;&quot;]='&quot;&amp;[.B34]&amp;&quot;';&quot;" office:value-type="string" office:string-value="locations[&quot;246&quot;]='Barbados';">
            <text:p>locations["246"]='Barbados';</text:p>
          </table:table-cell>
        </table:table-row>
        <table:table-row table:style-name="ro2">
          <table:table-cell office:value-type="string">
            <text:p><text:a xlink:href="https://www.areacodelocations.info/2/248.html">248</text:a></text:p>
          </table:table-cell>
          <table:table-cell office:value-type="string">
            <text:p>Michigan</text:p>
          </table:table-cell>
          <table:table-cell office:value-type="string">
            <text:p>248/947</text:p>
          </table:table-cell>
          <table:table-cell office:value-type="string">
            <text:p>E</text:p>
          </table:table-cell>
          <table:table-cell table:formula="of:=&quot;locations[&quot;&quot;&quot;&amp;[.A35]&amp;&quot;&quot;&quot;]='&quot;&amp;[.B35]&amp;&quot;';&quot;" office:value-type="string" office:string-value="locations[&quot;248&quot;]='Michigan';">
            <text:p>locations["248"]='Michigan';</text:p>
          </table:table-cell>
        </table:table-row>
        <table:table-row table:style-name="ro2">
          <table:table-cell office:value-type="string">
            <text:p><text:a xlink:href="https://www.areacodelocations.info/2/249.html">249</text:a></text:p>
          </table:table-cell>
          <table:table-cell office:value-type="string">
            <text:p>Ontario</text:p>
          </table:table-cell>
          <table:table-cell office:value-type="string">
            <text:p>705/249/683</text:p>
          </table:table-cell>
          <table:table-cell office:value-type="string">
            <text:p>E</text:p>
          </table:table-cell>
          <table:table-cell table:formula="of:=&quot;locations[&quot;&quot;&quot;&amp;[.A36]&amp;&quot;&quot;&quot;]='&quot;&amp;[.B36]&amp;&quot;';&quot;" office:value-type="string" office:string-value="locations[&quot;249&quot;]='Ontario';">
            <text:p>locations["249"]='Ontario';</text:p>
          </table:table-cell>
        </table:table-row>
        <table:table-row table:style-name="ro3">
          <table:table-cell office:value-type="string">
            <text:p><text:a xlink:href="https://www.areacodelocations.info/2/250.html">250</text:a></text:p>
          </table:table-cell>
          <table:table-cell office:value-type="string">
            <text:p>British Columbia</text:p>
          </table:table-cell>
          <table:table-cell office:value-type="string">
            <text:p>250/778/236/672</text:p>
          </table:table-cell>
          <table:table-cell office:value-type="string">
            <text:p>P</text:p>
          </table:table-cell>
          <table:table-cell table:formula="of:=&quot;locations[&quot;&quot;&quot;&amp;[.A37]&amp;&quot;&quot;&quot;]='&quot;&amp;[.B37]&amp;&quot;';&quot;" office:value-type="string" office:string-value="locations[&quot;250&quot;]='British Columbia';">
            <text:p>locations["250"]='British Columbia';</text:p>
          </table:table-cell>
        </table:table-row>
        <table:table-row table:style-name="ro2">
          <table:table-cell office:value-type="string">
            <text:p><text:a xlink:href="https://www.areacodelocations.info/2/251.html">251</text:a></text:p>
          </table:table-cell>
          <table:table-cell office:value-type="string">
            <text:p>Alabama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table:formula="of:=&quot;locations[&quot;&quot;&quot;&amp;[.A38]&amp;&quot;&quot;&quot;]='&quot;&amp;[.B38]&amp;&quot;';&quot;" office:value-type="string" office:string-value="locations[&quot;251&quot;]='Alabama';">
            <text:p>locations["251"]='Alabama';</text:p>
          </table:table-cell>
        </table:table-row>
        <table:table-row table:style-name="ro2">
          <table:table-cell office:value-type="string">
            <text:p><text:a xlink:href="https://www.areacodelocations.info/2/252.html">252</text:a></text:p>
          </table:table-cell>
          <table:table-cell office:value-type="string">
            <text:p>North Carolina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table:formula="of:=&quot;locations[&quot;&quot;&quot;&amp;[.A39]&amp;&quot;&quot;&quot;]='&quot;&amp;[.B39]&amp;&quot;';&quot;" office:value-type="string" office:string-value="locations[&quot;252&quot;]='North Carolina';">
            <text:p>locations["252"]='North Carolina';</text:p>
          </table:table-cell>
        </table:table-row>
        <table:table-row table:style-name="ro2">
          <table:table-cell office:value-type="string">
            <text:p><text:a xlink:href="https://www.areacodelocations.info/2/253.html">253</text:a></text:p>
          </table:table-cell>
          <table:table-cell office:value-type="string">
            <text:p>Washington</text:p>
          </table:table-cell>
          <table:table-cell office:value-type="string">
            <text:p>-</text:p>
          </table:table-cell>
          <table:table-cell office:value-type="string">
            <text:p>P</text:p>
          </table:table-cell>
          <table:table-cell table:formula="of:=&quot;locations[&quot;&quot;&quot;&amp;[.A40]&amp;&quot;&quot;&quot;]='&quot;&amp;[.B40]&amp;&quot;';&quot;" office:value-type="string" office:string-value="locations[&quot;253&quot;]='Washington';">
            <text:p>locations["253"]='Washington';</text:p>
          </table:table-cell>
        </table:table-row>
        <table:table-row table:style-name="ro2">
          <table:table-cell office:value-type="string">
            <text:p><text:a xlink:href="https://www.areacodelocations.info/2/254.html">254</text:a></text:p>
          </table:table-cell>
          <table:table-cell office:value-type="string">
            <text:p>Texas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table:formula="of:=&quot;locations[&quot;&quot;&quot;&amp;[.A41]&amp;&quot;&quot;&quot;]='&quot;&amp;[.B41]&amp;&quot;';&quot;" office:value-type="string" office:string-value="locations[&quot;254&quot;]='Texas';">
            <text:p>locations["254"]='Texas';</text:p>
          </table:table-cell>
        </table:table-row>
        <table:table-row table:style-name="ro2">
          <table:table-cell office:value-type="string">
            <text:p><text:a xlink:href="https://www.areacodelocations.info/2/256.html">256</text:a></text:p>
          </table:table-cell>
          <table:table-cell office:value-type="string">
            <text:p>Alabama</text:p>
          </table:table-cell>
          <table:table-cell office:value-type="string">
            <text:p>256/938</text:p>
          </table:table-cell>
          <table:table-cell office:value-type="string">
            <text:p>C</text:p>
          </table:table-cell>
          <table:table-cell table:formula="of:=&quot;locations[&quot;&quot;&quot;&amp;[.A42]&amp;&quot;&quot;&quot;]='&quot;&amp;[.B42]&amp;&quot;';&quot;" office:value-type="string" office:string-value="locations[&quot;256&quot;]='Alabama';">
            <text:p>locations["256"]='Alabama';</text:p>
          </table:table-cell>
        </table:table-row>
        <table:table-row table:style-name="ro2">
          <table:table-cell office:value-type="string">
            <text:p><text:a xlink:href="https://www.areacodelocations.info/2/260.html">260</text:a></text:p>
          </table:table-cell>
          <table:table-cell office:value-type="string">
            <text:p>Indiana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table:formula="of:=&quot;locations[&quot;&quot;&quot;&amp;[.A43]&amp;&quot;&quot;&quot;]='&quot;&amp;[.B43]&amp;&quot;';&quot;" office:value-type="string" office:string-value="locations[&quot;260&quot;]='Indiana';">
            <text:p>locations["260"]='Indiana';</text:p>
          </table:table-cell>
        </table:table-row>
        <table:table-row table:style-name="ro2">
          <table:table-cell office:value-type="string">
            <text:p><text:a xlink:href="https://www.areacodelocations.info/2/262.html">262</text:a></text:p>
          </table:table-cell>
          <table:table-cell office:value-type="string">
            <text:p>Wisconsin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table:formula="of:=&quot;locations[&quot;&quot;&quot;&amp;[.A44]&amp;&quot;&quot;&quot;]='&quot;&amp;[.B44]&amp;&quot;';&quot;" office:value-type="string" office:string-value="locations[&quot;262&quot;]='Wisconsin';">
            <text:p>locations["262"]='Wisconsin';</text:p>
          </table:table-cell>
        </table:table-row>
        <table:table-row table:style-name="ro2">
          <table:table-cell office:value-type="string">
            <text:p><text:a xlink:href="https://www.areacodelocations.info/2/263.html">263</text:a></text:p>
          </table:table-cell>
          <table:table-cell office:value-type="string">
            <text:p>Quebec</text:p>
          </table:table-cell>
          <table:table-cell office:value-type="string">
            <text:p>514/438/263</text:p>
          </table:table-cell>
          <table:table-cell office:value-type="string">
            <text:p>E</text:p>
          </table:table-cell>
          <table:table-cell table:formula="of:=&quot;locations[&quot;&quot;&quot;&amp;[.A45]&amp;&quot;&quot;&quot;]='&quot;&amp;[.B45]&amp;&quot;';&quot;" office:value-type="string" office:string-value="locations[&quot;263&quot;]='Quebec';">
            <text:p>locations["263"]='Quebec';</text:p>
          </table:table-cell>
        </table:table-row>
        <table:table-row table:style-name="ro2">
          <table:table-cell office:value-type="string">
            <text:p><text:a xlink:href="https://www.areacodelocations.info/2/264.html">264</text:a></text:p>
          </table:table-cell>
          <table:table-cell office:value-type="string">
            <text:p>Anguilla</text:p>
          </table:table-cell>
          <table:table-cell office:value-type="string">
            <text:p>-</text:p>
          </table:table-cell>
          <table:table-cell office:value-type="string">
            <text:p>AST</text:p>
          </table:table-cell>
          <table:table-cell table:formula="of:=&quot;locations[&quot;&quot;&quot;&amp;[.A46]&amp;&quot;&quot;&quot;]='&quot;&amp;[.B46]&amp;&quot;';&quot;" office:value-type="string" office:string-value="locations[&quot;264&quot;]='Anguilla';">
            <text:p>locations["264"]='Anguilla';</text:p>
          </table:table-cell>
        </table:table-row>
        <table:table-row table:style-name="ro2">
          <table:table-cell office:value-type="string">
            <text:p><text:a xlink:href="https://www.areacodelocations.info/2/267.html">267</text:a></text:p>
          </table:table-cell>
          <table:table-cell office:value-type="string">
            <text:p>Pennsylvania</text:p>
          </table:table-cell>
          <table:table-cell office:value-type="string">
            <text:p>215/267/445</text:p>
          </table:table-cell>
          <table:table-cell office:value-type="string">
            <text:p>E</text:p>
          </table:table-cell>
          <table:table-cell table:formula="of:=&quot;locations[&quot;&quot;&quot;&amp;[.A47]&amp;&quot;&quot;&quot;]='&quot;&amp;[.B47]&amp;&quot;';&quot;" office:value-type="string" office:string-value="locations[&quot;267&quot;]='Pennsylvania';">
            <text:p>locations["267"]='Pennsylvania';</text:p>
          </table:table-cell>
        </table:table-row>
        <table:table-row table:style-name="ro3">
          <table:table-cell office:value-type="string">
            <text:p><text:a xlink:href="https://www.areacodelocations.info/2/268.html">268</text:a></text:p>
          </table:table-cell>
          <table:table-cell office:value-type="string">
            <text:p>Antigua &amp; Barbuda</text:p>
          </table:table-cell>
          <table:table-cell office:value-type="string">
            <text:p>-</text:p>
          </table:table-cell>
          <table:table-cell office:value-type="string">
            <text:p>AST</text:p>
          </table:table-cell>
          <table:table-cell table:formula="of:=&quot;locations[&quot;&quot;&quot;&amp;[.A48]&amp;&quot;&quot;&quot;]='&quot;&amp;[.B48]&amp;&quot;';&quot;" office:value-type="string" office:string-value="locations[&quot;268&quot;]='Antigua &amp; Barbuda';">
            <text:p>locations["268"]='Antigua &amp; Barbuda';</text:p>
          </table:table-cell>
        </table:table-row>
        <table:table-row table:style-name="ro2">
          <table:table-cell office:value-type="string">
            <text:p><text:a xlink:href="https://www.areacodelocations.info/2/269.html">269</text:a></text:p>
          </table:table-cell>
          <table:table-cell office:value-type="string">
            <text:p>Michigan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table:formula="of:=&quot;locations[&quot;&quot;&quot;&amp;[.A49]&amp;&quot;&quot;&quot;]='&quot;&amp;[.B49]&amp;&quot;';&quot;" office:value-type="string" office:string-value="locations[&quot;269&quot;]='Michigan';">
            <text:p>locations["269"]='Michigan';</text:p>
          </table:table-cell>
        </table:table-row>
        <table:table-row table:style-name="ro2">
          <table:table-cell office:value-type="string">
            <text:p><text:a xlink:href="https://www.areacodelocations.info/2/270.html">270</text:a></text:p>
          </table:table-cell>
          <table:table-cell office:value-type="string">
            <text:p>Kentucky</text:p>
          </table:table-cell>
          <table:table-cell office:value-type="string">
            <text:p>270/364</text:p>
          </table:table-cell>
          <table:table-cell office:value-type="string">
            <text:p>E/C</text:p>
          </table:table-cell>
          <table:table-cell table:formula="of:=&quot;locations[&quot;&quot;&quot;&amp;[.A50]&amp;&quot;&quot;&quot;]='&quot;&amp;[.B50]&amp;&quot;';&quot;" office:value-type="string" office:string-value="locations[&quot;270&quot;]='Kentucky';">
            <text:p>locations["270"]='Kentucky';</text:p>
          </table:table-cell>
        </table:table-row>
        <table:table-row table:style-name="ro2">
          <table:table-cell office:value-type="string">
            <text:p><text:a xlink:href="https://www.areacodelocations.info/2/272.html">272</text:a></text:p>
          </table:table-cell>
          <table:table-cell office:value-type="string">
            <text:p>Pennsylvania</text:p>
          </table:table-cell>
          <table:table-cell office:value-type="string">
            <text:p>570/272</text:p>
          </table:table-cell>
          <table:table-cell office:value-type="string">
            <text:p>E</text:p>
          </table:table-cell>
          <table:table-cell table:formula="of:=&quot;locations[&quot;&quot;&quot;&amp;[.A51]&amp;&quot;&quot;&quot;]='&quot;&amp;[.B51]&amp;&quot;';&quot;" office:value-type="string" office:string-value="locations[&quot;272&quot;]='Pennsylvania';">
            <text:p>locations["272"]='Pennsylvania';</text:p>
          </table:table-cell>
        </table:table-row>
        <table:table-row table:style-name="ro2">
          <table:table-cell office:value-type="string">
            <text:p><text:a xlink:href="https://www.areacodelocations.info/2/274.html">274</text:a></text:p>
          </table:table-cell>
          <table:table-cell office:value-type="string">
            <text:p>Wisconsin</text:p>
          </table:table-cell>
          <table:table-cell office:value-type="string">
            <text:p>920/274</text:p>
          </table:table-cell>
          <table:table-cell office:value-type="string">
            <text:p>C</text:p>
          </table:table-cell>
          <table:table-cell table:formula="of:=&quot;locations[&quot;&quot;&quot;&amp;[.A52]&amp;&quot;&quot;&quot;]='&quot;&amp;[.B52]&amp;&quot;';&quot;" office:value-type="string" office:string-value="locations[&quot;274&quot;]='Wisconsin';">
            <text:p>locations["274"]='Wisconsin';</text:p>
          </table:table-cell>
        </table:table-row>
        <table:table-row table:style-name="ro2">
          <table:table-cell office:value-type="string">
            <text:p><text:a xlink:href="https://www.areacodelocations.info/2/276.html">276</text:a></text:p>
          </table:table-cell>
          <table:table-cell office:value-type="string">
            <text:p>Virginia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table:formula="of:=&quot;locations[&quot;&quot;&quot;&amp;[.A53]&amp;&quot;&quot;&quot;]='&quot;&amp;[.B53]&amp;&quot;';&quot;" office:value-type="string" office:string-value="locations[&quot;276&quot;]='Virginia';">
            <text:p>locations["276"]='Virginia';</text:p>
          </table:table-cell>
        </table:table-row>
        <table:table-row table:style-name="ro2">
          <table:table-cell office:value-type="string">
            <text:p><text:a xlink:href="https://www.areacodelocations.info/2/279.html">279</text:a></text:p>
          </table:table-cell>
          <table:table-cell office:value-type="string">
            <text:p>California</text:p>
          </table:table-cell>
          <table:table-cell office:value-type="string">
            <text:p>916/279</text:p>
          </table:table-cell>
          <table:table-cell office:value-type="string">
            <text:p>P</text:p>
          </table:table-cell>
          <table:table-cell table:formula="of:=&quot;locations[&quot;&quot;&quot;&amp;[.A54]&amp;&quot;&quot;&quot;]='&quot;&amp;[.B54]&amp;&quot;';&quot;" office:value-type="string" office:string-value="locations[&quot;279&quot;]='California';">
            <text:p>locations["279"]='California';</text:p>
          </table:table-cell>
        </table:table-row>
        <table:table-row table:style-name="ro3">
          <table:table-cell office:value-type="string">
            <text:p><text:a xlink:href="https://www.areacodelocations.info/2/281.html">281</text:a></text:p>
          </table:table-cell>
          <table:table-cell office:value-type="string">
            <text:p>Texas</text:p>
          </table:table-cell>
          <table:table-cell office:value-type="string">
            <text:p>713/281/832/346</text:p>
          </table:table-cell>
          <table:table-cell office:value-type="string">
            <text:p>C</text:p>
          </table:table-cell>
          <table:table-cell table:formula="of:=&quot;locations[&quot;&quot;&quot;&amp;[.A55]&amp;&quot;&quot;&quot;]='&quot;&amp;[.B55]&amp;&quot;';&quot;" office:value-type="string" office:string-value="locations[&quot;281&quot;]='Texas';">
            <text:p>locations["281"]='Texas';</text:p>
          </table:table-cell>
        </table:table-row>
        <table:table-row table:style-name="ro2">
          <table:table-cell office:value-type="string">
            <text:p><text:a xlink:href="https://www.areacodelocations.info/2/283.html">283</text:a></text:p>
          </table:table-cell>
          <table:table-cell office:value-type="string">
            <text:p>Ohio</text:p>
          </table:table-cell>
          <table:table-cell office:value-type="string">
            <text:p>513/283</text:p>
          </table:table-cell>
          <table:table-cell office:value-type="string">
            <text:p>E</text:p>
          </table:table-cell>
          <table:table-cell table:formula="of:=&quot;locations[&quot;&quot;&quot;&amp;[.A56]&amp;&quot;&quot;&quot;]='&quot;&amp;[.B56]&amp;&quot;';&quot;" office:value-type="string" office:string-value="locations[&quot;283&quot;]='Ohio';">
            <text:p>locations["283"]='Ohio';</text:p>
          </table:table-cell>
        </table:table-row>
        <table:table-row table:style-name="ro3">
          <table:table-cell office:value-type="string">
            <text:p><text:a xlink:href="https://www.areacodelocations.info/2/284.html">284</text:a></text:p>
          </table:table-cell>
          <table:table-cell office:value-type="string">
            <text:p>British Virgin Islands</text:p>
          </table:table-cell>
          <table:table-cell office:value-type="string">
            <text:p>-</text:p>
          </table:table-cell>
          <table:table-cell office:value-type="string">
            <text:p>AST</text:p>
          </table:table-cell>
          <table:table-cell table:formula="of:=&quot;locations[&quot;&quot;&quot;&amp;[.A57]&amp;&quot;&quot;&quot;]='&quot;&amp;[.B57]&amp;&quot;';&quot;" office:value-type="string" office:string-value="locations[&quot;284&quot;]='British Virgin Islands';">
            <text:p>locations["284"]='British Virgin Islands';</text:p>
          </table:table-cell>
        </table:table-row>
        <table:table-row table:style-name="ro3">
          <table:table-cell office:value-type="string">
            <text:p><text:a xlink:href="https://www.areacodelocations.info/2/289.html">289</text:a></text:p>
          </table:table-cell>
          <table:table-cell office:value-type="string">
            <text:p>Ontario</text:p>
          </table:table-cell>
          <table:table-cell office:value-type="string">
            <text:p>905/289/365/742</text:p>
          </table:table-cell>
          <table:table-cell office:value-type="string">
            <text:p>E</text:p>
          </table:table-cell>
          <table:table-cell table:formula="of:=&quot;locations[&quot;&quot;&quot;&amp;[.A58]&amp;&quot;&quot;&quot;]='&quot;&amp;[.B58]&amp;&quot;';&quot;" office:value-type="string" office:string-value="locations[&quot;289&quot;]='Ontario';">
            <text:p>locations["289"]='Ontario';</text:p>
          </table:table-cell>
        </table:table-row>
        <table:table-row table:style-name="ro2">
          <table:table-cell office:value-type="string">
            <text:p><text:a xlink:href="https://www.areacodelocations.info/3/301.html">301</text:a></text:p>
          </table:table-cell>
          <table:table-cell office:value-type="string">
            <text:p>Maryland</text:p>
          </table:table-cell>
          <table:table-cell office:value-type="string">
            <text:p>301/240/227</text:p>
          </table:table-cell>
          <table:table-cell office:value-type="string">
            <text:p>E</text:p>
          </table:table-cell>
          <table:table-cell table:formula="of:=&quot;locations[&quot;&quot;&quot;&amp;[.A59]&amp;&quot;&quot;&quot;]='&quot;&amp;[.B59]&amp;&quot;';&quot;" office:value-type="string" office:string-value="locations[&quot;301&quot;]='Maryland';">
            <text:p>locations["301"]='Maryland';</text:p>
          </table:table-cell>
        </table:table-row>
        <table:table-row table:style-name="ro2">
          <table:table-cell office:value-type="string">
            <text:p><text:a xlink:href="https://www.areacodelocations.info/3/302.html">302</text:a></text:p>
          </table:table-cell>
          <table:table-cell office:value-type="string">
            <text:p>Delaware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table:formula="of:=&quot;locations[&quot;&quot;&quot;&amp;[.A60]&amp;&quot;&quot;&quot;]='&quot;&amp;[.B60]&amp;&quot;';&quot;" office:value-type="string" office:string-value="locations[&quot;302&quot;]='Delaware';">
            <text:p>locations["302"]='Delaware';</text:p>
          </table:table-cell>
        </table:table-row>
        <table:table-row table:style-name="ro2">
          <table:table-cell office:value-type="string">
            <text:p><text:a xlink:href="https://www.areacodelocations.info/3/303.html">303</text:a></text:p>
          </table:table-cell>
          <table:table-cell office:value-type="string">
            <text:p>Colorado</text:p>
          </table:table-cell>
          <table:table-cell office:value-type="string">
            <text:p>303/720/983</text:p>
          </table:table-cell>
          <table:table-cell office:value-type="string">
            <text:p>M</text:p>
          </table:table-cell>
          <table:table-cell table:formula="of:=&quot;locations[&quot;&quot;&quot;&amp;[.A61]&amp;&quot;&quot;&quot;]='&quot;&amp;[.B61]&amp;&quot;';&quot;" office:value-type="string" office:string-value="locations[&quot;303&quot;]='Colorado';">
            <text:p>locations["303"]='Colorado';</text:p>
          </table:table-cell>
        </table:table-row>
        <table:table-row table:style-name="ro2">
          <table:table-cell office:value-type="string">
            <text:p><text:a xlink:href="https://www.areacodelocations.info/3/304.html">304</text:a></text:p>
          </table:table-cell>
          <table:table-cell office:value-type="string">
            <text:p>West Virginia</text:p>
          </table:table-cell>
          <table:table-cell office:value-type="string">
            <text:p>304/681</text:p>
          </table:table-cell>
          <table:table-cell office:value-type="string">
            <text:p>E</text:p>
          </table:table-cell>
          <table:table-cell table:formula="of:=&quot;locations[&quot;&quot;&quot;&amp;[.A62]&amp;&quot;&quot;&quot;]='&quot;&amp;[.B62]&amp;&quot;';&quot;" office:value-type="string" office:string-value="locations[&quot;304&quot;]='West Virginia';">
            <text:p>locations["304"]='West Virginia';</text:p>
          </table:table-cell>
        </table:table-row>
        <table:table-row table:style-name="ro2">
          <table:table-cell office:value-type="string">
            <text:p><text:a xlink:href="https://www.areacodelocations.info/3/305.html">305</text:a></text:p>
          </table:table-cell>
          <table:table-cell office:value-type="string">
            <text:p>Florida</text:p>
          </table:table-cell>
          <table:table-cell office:value-type="string">
            <text:p>305/786/645</text:p>
          </table:table-cell>
          <table:table-cell office:value-type="string">
            <text:p>E</text:p>
          </table:table-cell>
          <table:table-cell table:formula="of:=&quot;locations[&quot;&quot;&quot;&amp;[.A63]&amp;&quot;&quot;&quot;]='&quot;&amp;[.B63]&amp;&quot;';&quot;" office:value-type="string" office:string-value="locations[&quot;305&quot;]='Florida';">
            <text:p>locations["305"]='Florida';</text:p>
          </table:table-cell>
        </table:table-row>
        <table:table-row table:style-name="ro2">
          <table:table-cell office:value-type="string">
            <text:p><text:a xlink:href="https://www.areacodelocations.info/3/306.html">306</text:a></text:p>
          </table:table-cell>
          <table:table-cell office:value-type="string">
            <text:p>Saskatchewan</text:p>
          </table:table-cell>
          <table:table-cell office:value-type="string">
            <text:p>306/639/474</text:p>
          </table:table-cell>
          <table:table-cell office:value-type="string">
            <text:p>CST</text:p>
          </table:table-cell>
          <table:table-cell table:formula="of:=&quot;locations[&quot;&quot;&quot;&amp;[.A64]&amp;&quot;&quot;&quot;]='&quot;&amp;[.B64]&amp;&quot;';&quot;" office:value-type="string" office:string-value="locations[&quot;306&quot;]='Saskatchewan';">
            <text:p>locations["306"]='Saskatchewan';</text:p>
          </table:table-cell>
        </table:table-row>
        <table:table-row table:style-name="ro2">
          <table:table-cell office:value-type="string">
            <text:p><text:a xlink:href="https://www.areacodelocations.info/3/307.html">307</text:a></text:p>
          </table:table-cell>
          <table:table-cell office:value-type="string">
            <text:p>Wyoming</text:p>
          </table:table-cell>
          <table:table-cell office:value-type="string">
            <text:p>-</text:p>
          </table:table-cell>
          <table:table-cell office:value-type="string">
            <text:p>M</text:p>
          </table:table-cell>
          <table:table-cell table:formula="of:=&quot;locations[&quot;&quot;&quot;&amp;[.A65]&amp;&quot;&quot;&quot;]='&quot;&amp;[.B65]&amp;&quot;';&quot;" office:value-type="string" office:string-value="locations[&quot;307&quot;]='Wyoming';">
            <text:p>locations["307"]='Wyoming';</text:p>
          </table:table-cell>
        </table:table-row>
        <table:table-row table:style-name="ro2">
          <table:table-cell office:value-type="string">
            <text:p><text:a xlink:href="https://www.areacodelocations.info/3/308.html">308</text:a></text:p>
          </table:table-cell>
          <table:table-cell office:value-type="string">
            <text:p>Nebraska</text:p>
          </table:table-cell>
          <table:table-cell office:value-type="string">
            <text:p>-</text:p>
          </table:table-cell>
          <table:table-cell office:value-type="string">
            <text:p>C/M</text:p>
          </table:table-cell>
          <table:table-cell table:formula="of:=&quot;locations[&quot;&quot;&quot;&amp;[.A66]&amp;&quot;&quot;&quot;]='&quot;&amp;[.B66]&amp;&quot;';&quot;" office:value-type="string" office:string-value="locations[&quot;308&quot;]='Nebraska';">
            <text:p>locations["308"]='Nebraska';</text:p>
          </table:table-cell>
        </table:table-row>
        <table:table-row table:style-name="ro2">
          <table:table-cell office:value-type="string">
            <text:p><text:a xlink:href="https://www.areacodelocations.info/3/309.html">309</text:a></text:p>
          </table:table-cell>
          <table:table-cell office:value-type="string">
            <text:p>Illinois</text:p>
          </table:table-cell>
          <table:table-cell office:value-type="string">
            <text:p>309/861</text:p>
          </table:table-cell>
          <table:table-cell office:value-type="string">
            <text:p>C</text:p>
          </table:table-cell>
          <table:table-cell table:formula="of:=&quot;locations[&quot;&quot;&quot;&amp;[.A67]&amp;&quot;&quot;&quot;]='&quot;&amp;[.B67]&amp;&quot;';&quot;" office:value-type="string" office:string-value="locations[&quot;309&quot;]='Illinois';">
            <text:p>locations["309"]='Illinois';</text:p>
          </table:table-cell>
        </table:table-row>
        <table:table-row table:style-name="ro2">
          <table:table-cell office:value-type="string">
            <text:p><text:a xlink:href="https://www.areacodelocations.info/3/310.html">310</text:a></text:p>
          </table:table-cell>
          <table:table-cell office:value-type="string">
            <text:p>California</text:p>
          </table:table-cell>
          <table:table-cell office:value-type="string">
            <text:p>310/424</text:p>
          </table:table-cell>
          <table:table-cell office:value-type="string">
            <text:p>P</text:p>
          </table:table-cell>
          <table:table-cell table:formula="of:=&quot;locations[&quot;&quot;&quot;&amp;[.A68]&amp;&quot;&quot;&quot;]='&quot;&amp;[.B68]&amp;&quot;';&quot;" office:value-type="string" office:string-value="locations[&quot;310&quot;]='California';">
            <text:p>locations["310"]='California';</text:p>
          </table:table-cell>
        </table:table-row>
        <table:table-row table:style-name="ro2">
          <table:table-cell office:value-type="string">
            <text:p><text:a xlink:href="https://www.areacodelocations.info/3/312.html">312</text:a></text:p>
          </table:table-cell>
          <table:table-cell office:value-type="string">
            <text:p>Illinois</text:p>
          </table:table-cell>
          <table:table-cell office:value-type="string">
            <text:p>312/872</text:p>
          </table:table-cell>
          <table:table-cell office:value-type="string">
            <text:p>C</text:p>
          </table:table-cell>
          <table:table-cell table:formula="of:=&quot;locations[&quot;&quot;&quot;&amp;[.A69]&amp;&quot;&quot;&quot;]='&quot;&amp;[.B69]&amp;&quot;';&quot;" office:value-type="string" office:string-value="locations[&quot;312&quot;]='Illinois';">
            <text:p>locations["312"]='Illinois';</text:p>
          </table:table-cell>
        </table:table-row>
        <table:table-row table:style-name="ro2">
          <table:table-cell office:value-type="string">
            <text:p><text:a xlink:href="https://www.areacodelocations.info/3/313.html">313</text:a></text:p>
          </table:table-cell>
          <table:table-cell office:value-type="string">
            <text:p>Michigan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table:formula="of:=&quot;locations[&quot;&quot;&quot;&amp;[.A70]&amp;&quot;&quot;&quot;]='&quot;&amp;[.B70]&amp;&quot;';&quot;" office:value-type="string" office:string-value="locations[&quot;313&quot;]='Michigan';">
            <text:p>locations["313"]='Michigan';</text:p>
          </table:table-cell>
        </table:table-row>
        <table:table-row table:style-name="ro2">
          <table:table-cell office:value-type="string">
            <text:p><text:a xlink:href="https://www.areacodelocations.info/3/314.html">314</text:a></text:p>
          </table:table-cell>
          <table:table-cell office:value-type="string">
            <text:p>Missouri</text:p>
          </table:table-cell>
          <table:table-cell office:value-type="string">
            <text:p>314/557</text:p>
          </table:table-cell>
          <table:table-cell office:value-type="string">
            <text:p>C</text:p>
          </table:table-cell>
          <table:table-cell table:formula="of:=&quot;locations[&quot;&quot;&quot;&amp;[.A71]&amp;&quot;&quot;&quot;]='&quot;&amp;[.B71]&amp;&quot;';&quot;" office:value-type="string" office:string-value="locations[&quot;314&quot;]='Missouri';">
            <text:p>locations["314"]='Missouri';</text:p>
          </table:table-cell>
        </table:table-row>
        <table:table-row table:style-name="ro2">
          <table:table-cell office:value-type="string">
            <text:p><text:a xlink:href="https://www.areacodelocations.info/3/315.html">315</text:a></text:p>
          </table:table-cell>
          <table:table-cell office:value-type="string">
            <text:p>New York</text:p>
          </table:table-cell>
          <table:table-cell office:value-type="string">
            <text:p>315/680</text:p>
          </table:table-cell>
          <table:table-cell office:value-type="string">
            <text:p>E</text:p>
          </table:table-cell>
          <table:table-cell table:formula="of:=&quot;locations[&quot;&quot;&quot;&amp;[.A72]&amp;&quot;&quot;&quot;]='&quot;&amp;[.B72]&amp;&quot;';&quot;" office:value-type="string" office:string-value="locations[&quot;315&quot;]='New York';">
            <text:p>locations["315"]='New York';</text:p>
          </table:table-cell>
        </table:table-row>
        <table:table-row table:style-name="ro2">
          <table:table-cell office:value-type="string">
            <text:p><text:a xlink:href="https://www.areacodelocations.info/3/316.html">316</text:a></text:p>
          </table:table-cell>
          <table:table-cell office:value-type="string">
            <text:p>Kansas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table:formula="of:=&quot;locations[&quot;&quot;&quot;&amp;[.A73]&amp;&quot;&quot;&quot;]='&quot;&amp;[.B73]&amp;&quot;';&quot;" office:value-type="string" office:string-value="locations[&quot;316&quot;]='Kansas';">
            <text:p>locations["316"]='Kansas';</text:p>
          </table:table-cell>
        </table:table-row>
        <table:table-row table:style-name="ro2">
          <table:table-cell office:value-type="string">
            <text:p><text:a xlink:href="https://www.areacodelocations.info/3/317.html">317</text:a></text:p>
          </table:table-cell>
          <table:table-cell office:value-type="string">
            <text:p>Indiana</text:p>
          </table:table-cell>
          <table:table-cell office:value-type="string">
            <text:p>317/463</text:p>
          </table:table-cell>
          <table:table-cell office:value-type="string">
            <text:p>E</text:p>
          </table:table-cell>
          <table:table-cell table:formula="of:=&quot;locations[&quot;&quot;&quot;&amp;[.A74]&amp;&quot;&quot;&quot;]='&quot;&amp;[.B74]&amp;&quot;';&quot;" office:value-type="string" office:string-value="locations[&quot;317&quot;]='Indiana';">
            <text:p>locations["317"]='Indiana';</text:p>
          </table:table-cell>
        </table:table-row>
        <table:table-row table:style-name="ro2">
          <table:table-cell office:value-type="string">
            <text:p><text:a xlink:href="https://www.areacodelocations.info/3/318.html">318</text:a></text:p>
          </table:table-cell>
          <table:table-cell office:value-type="string">
            <text:p>Louisiana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table:formula="of:=&quot;locations[&quot;&quot;&quot;&amp;[.A75]&amp;&quot;&quot;&quot;]='&quot;&amp;[.B75]&amp;&quot;';&quot;" office:value-type="string" office:string-value="locations[&quot;318&quot;]='Louisiana';">
            <text:p>locations["318"]='Louisiana';</text:p>
          </table:table-cell>
        </table:table-row>
        <table:table-row table:style-name="ro2">
          <table:table-cell office:value-type="string">
            <text:p><text:a xlink:href="https://www.areacodelocations.info/3/319.html">319</text:a></text:p>
          </table:table-cell>
          <table:table-cell office:value-type="string">
            <text:p>Iowa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table:formula="of:=&quot;locations[&quot;&quot;&quot;&amp;[.A76]&amp;&quot;&quot;&quot;]='&quot;&amp;[.B76]&amp;&quot;';&quot;" office:value-type="string" office:string-value="locations[&quot;319&quot;]='Iowa';">
            <text:p>locations["319"]='Iowa';</text:p>
          </table:table-cell>
        </table:table-row>
        <table:table-row table:style-name="ro2">
          <table:table-cell office:value-type="string">
            <text:p><text:a xlink:href="https://www.areacodelocations.info/3/320.html">320</text:a></text:p>
          </table:table-cell>
          <table:table-cell office:value-type="string">
            <text:p>Minnesota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table:formula="of:=&quot;locations[&quot;&quot;&quot;&amp;[.A77]&amp;&quot;&quot;&quot;]='&quot;&amp;[.B77]&amp;&quot;';&quot;" office:value-type="string" office:string-value="locations[&quot;320&quot;]='Minnesota';">
            <text:p>locations["320"]='Minnesota';</text:p>
          </table:table-cell>
        </table:table-row>
        <table:table-row table:style-name="ro2">
          <table:table-cell office:value-type="string">
            <text:p><text:a xlink:href="https://www.areacodelocations.info/3/321.html">321</text:a></text:p>
          </table:table-cell>
          <table:table-cell office:value-type="string">
            <text:p>Florida</text:p>
          </table:table-cell>
          <table:table-cell office:value-type="string">
            <text:p>407/321/689</text:p>
          </table:table-cell>
          <table:table-cell office:value-type="string">
            <text:p>E</text:p>
          </table:table-cell>
          <table:table-cell table:formula="of:=&quot;locations[&quot;&quot;&quot;&amp;[.A78]&amp;&quot;&quot;&quot;]='&quot;&amp;[.B78]&amp;&quot;';&quot;" office:value-type="string" office:string-value="locations[&quot;321&quot;]='Florida';">
            <text:p>locations["321"]='Florida';</text:p>
          </table:table-cell>
        </table:table-row>
        <table:table-row table:style-name="ro2">
          <table:table-cell office:value-type="string">
            <text:p><text:a xlink:href="https://www.areacodelocations.info/3/323.html">323</text:a></text:p>
          </table:table-cell>
          <table:table-cell office:value-type="string">
            <text:p>California</text:p>
          </table:table-cell>
          <table:table-cell office:value-type="string">
            <text:p>323/213</text:p>
          </table:table-cell>
          <table:table-cell office:value-type="string">
            <text:p>P</text:p>
          </table:table-cell>
          <table:table-cell table:formula="of:=&quot;locations[&quot;&quot;&quot;&amp;[.A79]&amp;&quot;&quot;&quot;]='&quot;&amp;[.B79]&amp;&quot;';&quot;" office:value-type="string" office:string-value="locations[&quot;323&quot;]='California';">
            <text:p>locations["323"]='California';</text:p>
          </table:table-cell>
        </table:table-row>
        <table:table-row table:style-name="ro2">
          <table:table-cell office:value-type="string">
            <text:p><text:a xlink:href="https://www.areacodelocations.info/3/325.html">325</text:a></text:p>
          </table:table-cell>
          <table:table-cell office:value-type="string">
            <text:p>Texas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table:formula="of:=&quot;locations[&quot;&quot;&quot;&amp;[.A80]&amp;&quot;&quot;&quot;]='&quot;&amp;[.B80]&amp;&quot;';&quot;" office:value-type="string" office:string-value="locations[&quot;325&quot;]='Texas';">
            <text:p>locations["325"]='Texas';</text:p>
          </table:table-cell>
        </table:table-row>
        <table:table-row table:style-name="ro2">
          <table:table-cell office:value-type="string">
            <text:p><text:a xlink:href="https://www.areacodelocations.info/3/326.html">326</text:a></text:p>
          </table:table-cell>
          <table:table-cell office:value-type="string">
            <text:p>Ohio</text:p>
          </table:table-cell>
          <table:table-cell office:value-type="string">
            <text:p>937/326</text:p>
          </table:table-cell>
          <table:table-cell office:value-type="string">
            <text:p>E</text:p>
          </table:table-cell>
          <table:table-cell table:formula="of:=&quot;locations[&quot;&quot;&quot;&amp;[.A81]&amp;&quot;&quot;&quot;]='&quot;&amp;[.B81]&amp;&quot;';&quot;" office:value-type="string" office:string-value="locations[&quot;326&quot;]='Ohio';">
            <text:p>locations["326"]='Ohio';</text:p>
          </table:table-cell>
        </table:table-row>
        <table:table-row table:style-name="ro2">
          <table:table-cell office:value-type="string">
            <text:p><text:a xlink:href="https://www.areacodelocations.info/3/329.html">329</text:a></text:p>
          </table:table-cell>
          <table:table-cell office:value-type="string">
            <text:p>New York</text:p>
          </table:table-cell>
          <table:table-cell office:value-type="string">
            <text:p>845/329</text:p>
          </table:table-cell>
          <table:table-cell office:value-type="string">
            <text:p>E</text:p>
          </table:table-cell>
          <table:table-cell table:formula="of:=&quot;locations[&quot;&quot;&quot;&amp;[.A82]&amp;&quot;&quot;&quot;]='&quot;&amp;[.B82]&amp;&quot;';&quot;" office:value-type="string" office:string-value="locations[&quot;329&quot;]='New York';">
            <text:p>locations["329"]='New York';</text:p>
          </table:table-cell>
        </table:table-row>
        <table:table-row table:style-name="ro2">
          <table:table-cell office:value-type="string">
            <text:p><text:a xlink:href="https://www.areacodelocations.info/3/330.html">330</text:a></text:p>
          </table:table-cell>
          <table:table-cell office:value-type="string">
            <text:p>Ohio</text:p>
          </table:table-cell>
          <table:table-cell office:value-type="string">
            <text:p>330/234</text:p>
          </table:table-cell>
          <table:table-cell office:value-type="string">
            <text:p>E</text:p>
          </table:table-cell>
          <table:table-cell table:formula="of:=&quot;locations[&quot;&quot;&quot;&amp;[.A83]&amp;&quot;&quot;&quot;]='&quot;&amp;[.B83]&amp;&quot;';&quot;" office:value-type="string" office:string-value="locations[&quot;330&quot;]='Ohio';">
            <text:p>locations["330"]='Ohio';</text:p>
          </table:table-cell>
        </table:table-row>
        <table:table-row table:style-name="ro2">
          <table:table-cell office:value-type="string">
            <text:p><text:a xlink:href="https://www.areacodelocations.info/3/331.html">331</text:a></text:p>
          </table:table-cell>
          <table:table-cell office:value-type="string">
            <text:p>Illinois</text:p>
          </table:table-cell>
          <table:table-cell office:value-type="string">
            <text:p>630/331</text:p>
          </table:table-cell>
          <table:table-cell office:value-type="string">
            <text:p>C</text:p>
          </table:table-cell>
          <table:table-cell table:formula="of:=&quot;locations[&quot;&quot;&quot;&amp;[.A84]&amp;&quot;&quot;&quot;]='&quot;&amp;[.B84]&amp;&quot;';&quot;" office:value-type="string" office:string-value="locations[&quot;331&quot;]='Illinois';">
            <text:p>locations["331"]='Illinois';</text:p>
          </table:table-cell>
        </table:table-row>
        <table:table-row table:style-name="ro3">
          <table:table-cell office:value-type="string">
            <text:p><text:a xlink:href="https://www.areacodelocations.info/3/332.html">332</text:a></text:p>
          </table:table-cell>
          <table:table-cell office:value-type="string">
            <text:p>New York</text:p>
          </table:table-cell>
          <table:table-cell office:value-type="string">
            <text:p>212/646/917/332</text:p>
          </table:table-cell>
          <table:table-cell office:value-type="string">
            <text:p>E</text:p>
          </table:table-cell>
          <table:table-cell table:formula="of:=&quot;locations[&quot;&quot;&quot;&amp;[.A85]&amp;&quot;&quot;&quot;]='&quot;&amp;[.B85]&amp;&quot;';&quot;" office:value-type="string" office:string-value="locations[&quot;332&quot;]='New York';">
            <text:p>locations["332"]='New York';</text:p>
          </table:table-cell>
        </table:table-row>
        <table:table-row table:style-name="ro2">
          <table:table-cell office:value-type="string">
            <text:p><text:a xlink:href="https://www.areacodelocations.info/3/334.html">334</text:a></text:p>
          </table:table-cell>
          <table:table-cell office:value-type="string">
            <text:p>Alabama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table:formula="of:=&quot;locations[&quot;&quot;&quot;&amp;[.A86]&amp;&quot;&quot;&quot;]='&quot;&amp;[.B86]&amp;&quot;';&quot;" office:value-type="string" office:string-value="locations[&quot;334&quot;]='Alabama';">
            <text:p>locations["334"]='Alabama';</text:p>
          </table:table-cell>
        </table:table-row>
        <table:table-row table:style-name="ro2">
          <table:table-cell office:value-type="string">
            <text:p><text:a xlink:href="https://www.areacodelocations.info/3/336.html">336</text:a></text:p>
          </table:table-cell>
          <table:table-cell office:value-type="string">
            <text:p>North Carolina</text:p>
          </table:table-cell>
          <table:table-cell office:value-type="string">
            <text:p>336/743</text:p>
          </table:table-cell>
          <table:table-cell office:value-type="string">
            <text:p>E</text:p>
          </table:table-cell>
          <table:table-cell table:formula="of:=&quot;locations[&quot;&quot;&quot;&amp;[.A87]&amp;&quot;&quot;&quot;]='&quot;&amp;[.B87]&amp;&quot;';&quot;" office:value-type="string" office:string-value="locations[&quot;336&quot;]='North Carolina';">
            <text:p>locations["336"]='North Carolina';</text:p>
          </table:table-cell>
        </table:table-row>
        <table:table-row table:style-name="ro2">
          <table:table-cell office:value-type="string">
            <text:p><text:a xlink:href="https://www.areacodelocations.info/3/337.html">337</text:a></text:p>
          </table:table-cell>
          <table:table-cell office:value-type="string">
            <text:p>Louisiana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table:formula="of:=&quot;locations[&quot;&quot;&quot;&amp;[.A88]&amp;&quot;&quot;&quot;]='&quot;&amp;[.B88]&amp;&quot;';&quot;" office:value-type="string" office:string-value="locations[&quot;337&quot;]='Louisiana';">
            <text:p>locations["337"]='Louisiana';</text:p>
          </table:table-cell>
        </table:table-row>
        <table:table-row table:style-name="ro2">
          <table:table-cell office:value-type="string">
            <text:p><text:a xlink:href="https://www.areacodelocations.info/3/339.html">339</text:a></text:p>
          </table:table-cell>
          <table:table-cell office:value-type="string">
            <text:p>Massachusetts</text:p>
          </table:table-cell>
          <table:table-cell office:value-type="string">
            <text:p>781/339</text:p>
          </table:table-cell>
          <table:table-cell office:value-type="string">
            <text:p>E</text:p>
          </table:table-cell>
          <table:table-cell table:formula="of:=&quot;locations[&quot;&quot;&quot;&amp;[.A89]&amp;&quot;&quot;&quot;]='&quot;&amp;[.B89]&amp;&quot;';&quot;" office:value-type="string" office:string-value="locations[&quot;339&quot;]='Massachusetts';">
            <text:p>locations["339"]='Massachusetts';</text:p>
          </table:table-cell>
        </table:table-row>
        <table:table-row table:style-name="ro3">
          <table:table-cell office:value-type="string">
            <text:p><text:a xlink:href="https://www.areacodelocations.info/3/340.html">340</text:a></text:p>
          </table:table-cell>
          <table:table-cell office:value-type="string">
            <text:p>US Virgin Islands</text:p>
          </table:table-cell>
          <table:table-cell office:value-type="string">
            <text:p>-</text:p>
          </table:table-cell>
          <table:table-cell office:value-type="string">
            <text:p>AST</text:p>
          </table:table-cell>
          <table:table-cell table:formula="of:=&quot;locations[&quot;&quot;&quot;&amp;[.A90]&amp;&quot;&quot;&quot;]='&quot;&amp;[.B90]&amp;&quot;';&quot;" office:value-type="string" office:string-value="locations[&quot;340&quot;]='US Virgin Islands';">
            <text:p>locations["340"]='US Virgin Islands';</text:p>
          </table:table-cell>
        </table:table-row>
        <table:table-row table:style-name="ro2">
          <table:table-cell office:value-type="string">
            <text:p><text:a xlink:href="https://www.areacodelocations.info/3/341.html">341</text:a></text:p>
          </table:table-cell>
          <table:table-cell office:value-type="string">
            <text:p>California</text:p>
          </table:table-cell>
          <table:table-cell office:value-type="string">
            <text:p>510/341</text:p>
          </table:table-cell>
          <table:table-cell office:value-type="string">
            <text:p>P</text:p>
          </table:table-cell>
          <table:table-cell table:formula="of:=&quot;locations[&quot;&quot;&quot;&amp;[.A91]&amp;&quot;&quot;&quot;]='&quot;&amp;[.B91]&amp;&quot;';&quot;" office:value-type="string" office:string-value="locations[&quot;341&quot;]='California';">
            <text:p>locations["341"]='California';</text:p>
          </table:table-cell>
        </table:table-row>
        <table:table-row table:style-name="ro2">
          <table:table-cell office:value-type="string">
            <text:p><text:a xlink:href="https://www.areacodelocations.info/3/343.html">343</text:a></text:p>
          </table:table-cell>
          <table:table-cell office:value-type="string">
            <text:p>Ontario</text:p>
          </table:table-cell>
          <table:table-cell office:value-type="string">
            <text:p>613/343/753</text:p>
          </table:table-cell>
          <table:table-cell office:value-type="string">
            <text:p>E</text:p>
          </table:table-cell>
          <table:table-cell table:formula="of:=&quot;locations[&quot;&quot;&quot;&amp;[.A92]&amp;&quot;&quot;&quot;]='&quot;&amp;[.B92]&amp;&quot;';&quot;" office:value-type="string" office:string-value="locations[&quot;343&quot;]='Ontario';">
            <text:p>locations["343"]='Ontario';</text:p>
          </table:table-cell>
        </table:table-row>
        <table:table-row table:style-name="ro3">
          <table:table-cell office:value-type="string">
            <text:p><text:a xlink:href="https://www.areacodelocations.info/3/345.html">345</text:a></text:p>
          </table:table-cell>
          <table:table-cell office:value-type="string">
            <text:p>Cayman Islands</text:p>
          </table:table-cell>
          <table:table-cell office:value-type="string">
            <text:p>-</text:p>
          </table:table-cell>
          <table:table-cell office:value-type="string">
            <text:p>EST</text:p>
          </table:table-cell>
          <table:table-cell table:formula="of:=&quot;locations[&quot;&quot;&quot;&amp;[.A93]&amp;&quot;&quot;&quot;]='&quot;&amp;[.B93]&amp;&quot;';&quot;" office:value-type="string" office:string-value="locations[&quot;345&quot;]='Cayman Islands';">
            <text:p>locations["345"]='Cayman Islands';</text:p>
          </table:table-cell>
        </table:table-row>
        <table:table-row table:style-name="ro3">
          <table:table-cell office:value-type="string">
            <text:p><text:a xlink:href="https://www.areacodelocations.info/3/346.html">346</text:a></text:p>
          </table:table-cell>
          <table:table-cell office:value-type="string">
            <text:p>Texas</text:p>
          </table:table-cell>
          <table:table-cell office:value-type="string">
            <text:p>713/281/832/346</text:p>
          </table:table-cell>
          <table:table-cell office:value-type="string">
            <text:p>C</text:p>
          </table:table-cell>
          <table:table-cell table:formula="of:=&quot;locations[&quot;&quot;&quot;&amp;[.A94]&amp;&quot;&quot;&quot;]='&quot;&amp;[.B94]&amp;&quot;';&quot;" office:value-type="string" office:string-value="locations[&quot;346&quot;]='Texas';">
            <text:p>locations["346"]='Texas';</text:p>
          </table:table-cell>
        </table:table-row>
        <table:table-row table:style-name="ro3">
          <table:table-cell office:value-type="string">
            <text:p><text:a xlink:href="https://www.areacodelocations.info/3/347.html">347</text:a></text:p>
          </table:table-cell>
          <table:table-cell office:value-type="string">
            <text:p>New York</text:p>
          </table:table-cell>
          <table:table-cell office:value-type="string">
            <text:p>718/347/917/929</text:p>
          </table:table-cell>
          <table:table-cell office:value-type="string">
            <text:p>E</text:p>
          </table:table-cell>
          <table:table-cell table:formula="of:=&quot;locations[&quot;&quot;&quot;&amp;[.A95]&amp;&quot;&quot;&quot;]='&quot;&amp;[.B95]&amp;&quot;';&quot;" office:value-type="string" office:string-value="locations[&quot;347&quot;]='New York';">
            <text:p>locations["347"]='New York';</text:p>
          </table:table-cell>
        </table:table-row>
        <table:table-row table:style-name="ro2">
          <table:table-cell office:value-type="string">
            <text:p><text:a xlink:href="https://www.areacodelocations.info/3/350.html">350</text:a></text:p>
          </table:table-cell>
          <table:table-cell office:value-type="string">
            <text:p>California</text:p>
          </table:table-cell>
          <table:table-cell office:value-type="string">
            <text:p>209/350</text:p>
          </table:table-cell>
          <table:table-cell office:value-type="string">
            <text:p>P</text:p>
          </table:table-cell>
          <table:table-cell table:formula="of:=&quot;locations[&quot;&quot;&quot;&amp;[.A96]&amp;&quot;&quot;&quot;]='&quot;&amp;[.B96]&amp;&quot;';&quot;" office:value-type="string" office:string-value="locations[&quot;350&quot;]='California';">
            <text:p>locations["350"]='California';</text:p>
          </table:table-cell>
        </table:table-row>
        <table:table-row table:style-name="ro2">
          <table:table-cell office:value-type="string">
            <text:p><text:a xlink:href="https://www.areacodelocations.info/3/351.html">351</text:a></text:p>
          </table:table-cell>
          <table:table-cell office:value-type="string">
            <text:p>Massachusetts</text:p>
          </table:table-cell>
          <table:table-cell office:value-type="string">
            <text:p>978/351</text:p>
          </table:table-cell>
          <table:table-cell office:value-type="string">
            <text:p>E</text:p>
          </table:table-cell>
          <table:table-cell table:formula="of:=&quot;locations[&quot;&quot;&quot;&amp;[.A97]&amp;&quot;&quot;&quot;]='&quot;&amp;[.B97]&amp;&quot;';&quot;" office:value-type="string" office:string-value="locations[&quot;351&quot;]='Massachusetts';">
            <text:p>locations["351"]='Massachusetts';</text:p>
          </table:table-cell>
        </table:table-row>
        <table:table-row table:style-name="ro2">
          <table:table-cell office:value-type="string">
            <text:p><text:a xlink:href="https://www.areacodelocations.info/3/352.html">352</text:a></text:p>
          </table:table-cell>
          <table:table-cell office:value-type="string">
            <text:p>Florida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table:formula="of:=&quot;locations[&quot;&quot;&quot;&amp;[.A98]&amp;&quot;&quot;&quot;]='&quot;&amp;[.B98]&amp;&quot;';&quot;" office:value-type="string" office:string-value="locations[&quot;352&quot;]='Florida';">
            <text:p>locations["352"]='Florida';</text:p>
          </table:table-cell>
        </table:table-row>
        <table:table-row table:style-name="ro2">
          <table:table-cell office:value-type="string">
            <text:p><text:a xlink:href="https://www.areacodelocations.info/3/353.html">353</text:a></text:p>
          </table:table-cell>
          <table:table-cell office:value-type="string">
            <text:p>Wisconsin</text:p>
          </table:table-cell>
          <table:table-cell office:value-type="string">
            <text:p>608/353</text:p>
          </table:table-cell>
          <table:table-cell office:value-type="string">
            <text:p>C</text:p>
          </table:table-cell>
          <table:table-cell table:formula="of:=&quot;locations[&quot;&quot;&quot;&amp;[.A99]&amp;&quot;&quot;&quot;]='&quot;&amp;[.B99]&amp;&quot;';&quot;" office:value-type="string" office:string-value="locations[&quot;353&quot;]='Wisconsin';">
            <text:p>locations["353"]='Wisconsin';</text:p>
          </table:table-cell>
        </table:table-row>
        <table:table-row table:style-name="ro2">
          <table:table-cell office:value-type="string">
            <text:p><text:a xlink:href="https://www.areacodelocations.info/3/354.html">354</text:a></text:p>
          </table:table-cell>
          <table:table-cell office:value-type="string">
            <text:p>Quebec</text:p>
          </table:table-cell>
          <table:table-cell office:value-type="string">
            <text:p>450/579/354</text:p>
          </table:table-cell>
          <table:table-cell office:value-type="string">
            <text:p>E</text:p>
          </table:table-cell>
          <table:table-cell table:formula="of:=&quot;locations[&quot;&quot;&quot;&amp;[.A100]&amp;&quot;&quot;&quot;]='&quot;&amp;[.B100]&amp;&quot;';&quot;" office:value-type="string" office:string-value="locations[&quot;354&quot;]='Quebec';">
            <text:p>locations["354"]='Quebec';</text:p>
          </table:table-cell>
        </table:table-row>
        <table:table-row table:style-name="ro2">
          <table:table-cell office:value-type="string">
            <text:p><text:a xlink:href="https://www.areacodelocations.info/3/360.html">360</text:a></text:p>
          </table:table-cell>
          <table:table-cell office:value-type="string">
            <text:p>Washington</text:p>
          </table:table-cell>
          <table:table-cell office:value-type="string">
            <text:p>360/564</text:p>
          </table:table-cell>
          <table:table-cell office:value-type="string">
            <text:p>P</text:p>
          </table:table-cell>
          <table:table-cell table:formula="of:=&quot;locations[&quot;&quot;&quot;&amp;[.A101]&amp;&quot;&quot;&quot;]='&quot;&amp;[.B101]&amp;&quot;';&quot;" office:value-type="string" office:string-value="locations[&quot;360&quot;]='Washington';">
            <text:p>locations["360"]='Washington';</text:p>
          </table:table-cell>
        </table:table-row>
        <table:table-row table:style-name="ro2">
          <table:table-cell office:value-type="string">
            <text:p><text:a xlink:href="https://www.areacodelocations.info/3/361.html">361</text:a></text:p>
          </table:table-cell>
          <table:table-cell office:value-type="string">
            <text:p>Texas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table:formula="of:=&quot;locations[&quot;&quot;&quot;&amp;[.A102]&amp;&quot;&quot;&quot;]='&quot;&amp;[.B102]&amp;&quot;';&quot;" office:value-type="string" office:string-value="locations[&quot;361&quot;]='Texas';">
            <text:p>locations["361"]='Texas';</text:p>
          </table:table-cell>
        </table:table-row>
        <table:table-row table:style-name="ro2">
          <table:table-cell office:value-type="string">
            <text:p><text:a xlink:href="https://www.areacodelocations.info/3/363.html">363</text:a></text:p>
          </table:table-cell>
          <table:table-cell office:value-type="string">
            <text:p>New York</text:p>
          </table:table-cell>
          <table:table-cell office:value-type="string">
            <text:p>516/363</text:p>
          </table:table-cell>
          <table:table-cell office:value-type="string">
            <text:p>E</text:p>
          </table:table-cell>
          <table:table-cell table:formula="of:=&quot;locations[&quot;&quot;&quot;&amp;[.A103]&amp;&quot;&quot;&quot;]='&quot;&amp;[.B103]&amp;&quot;';&quot;" office:value-type="string" office:string-value="locations[&quot;363&quot;]='New York';">
            <text:p>locations["363"]='New York';</text:p>
          </table:table-cell>
        </table:table-row>
        <table:table-row table:style-name="ro2">
          <table:table-cell office:value-type="string">
            <text:p><text:a xlink:href="https://www.areacodelocations.info/3/364.html">364</text:a></text:p>
          </table:table-cell>
          <table:table-cell office:value-type="string">
            <text:p>Kentucky</text:p>
          </table:table-cell>
          <table:table-cell office:value-type="string">
            <text:p>270/364</text:p>
          </table:table-cell>
          <table:table-cell office:value-type="string">
            <text:p>E/C</text:p>
          </table:table-cell>
          <table:table-cell table:formula="of:=&quot;locations[&quot;&quot;&quot;&amp;[.A104]&amp;&quot;&quot;&quot;]='&quot;&amp;[.B104]&amp;&quot;';&quot;" office:value-type="string" office:string-value="locations[&quot;364&quot;]='Kentucky';">
            <text:p>locations["364"]='Kentucky';</text:p>
          </table:table-cell>
        </table:table-row>
        <table:table-row table:style-name="ro3">
          <table:table-cell office:value-type="string">
            <text:p><text:a xlink:href="https://www.areacodelocations.info/3/365.html">365</text:a></text:p>
          </table:table-cell>
          <table:table-cell office:value-type="string">
            <text:p>Ontario</text:p>
          </table:table-cell>
          <table:table-cell office:value-type="string">
            <text:p>905/289/365/742</text:p>
          </table:table-cell>
          <table:table-cell office:value-type="string">
            <text:p>E</text:p>
          </table:table-cell>
          <table:table-cell table:formula="of:=&quot;locations[&quot;&quot;&quot;&amp;[.A105]&amp;&quot;&quot;&quot;]='&quot;&amp;[.B105]&amp;&quot;';&quot;" office:value-type="string" office:string-value="locations[&quot;365&quot;]='Ontario';">
            <text:p>locations["365"]='Ontario';</text:p>
          </table:table-cell>
        </table:table-row>
        <table:table-row table:style-name="ro2">
          <table:table-cell office:value-type="string">
            <text:p><text:a xlink:href="https://www.areacodelocations.info/3/367.html">367</text:a></text:p>
          </table:table-cell>
          <table:table-cell office:value-type="string">
            <text:p>Quebec</text:p>
          </table:table-cell>
          <table:table-cell office:value-type="string">
            <text:p>418/581/367</text:p>
          </table:table-cell>
          <table:table-cell office:value-type="string">
            <text:p>E</text:p>
          </table:table-cell>
          <table:table-cell table:formula="of:=&quot;locations[&quot;&quot;&quot;&amp;[.A106]&amp;&quot;&quot;&quot;]='&quot;&amp;[.B106]&amp;&quot;';&quot;" office:value-type="string" office:string-value="locations[&quot;367&quot;]='Quebec';">
            <text:p>locations["367"]='Quebec';</text:p>
          </table:table-cell>
        </table:table-row>
        <table:table-row table:style-name="ro4">
          <table:table-cell office:value-type="string">
            <text:p><text:a xlink:href="https://www.areacodelocations.info/3/368.html">368</text:a></text:p>
          </table:table-cell>
          <table:table-cell office:value-type="string">
            <text:p>Alberta</text:p>
          </table:table-cell>
          <table:table-cell office:value-type="string">
            <text:p>403/587/825/368 &amp; 780/587/825/368</text:p>
          </table:table-cell>
          <table:table-cell office:value-type="string">
            <text:p>M</text:p>
          </table:table-cell>
          <table:table-cell table:formula="of:=&quot;locations[&quot;&quot;&quot;&amp;[.A107]&amp;&quot;&quot;&quot;]='&quot;&amp;[.B107]&amp;&quot;';&quot;" office:value-type="string" office:string-value="locations[&quot;368&quot;]='Alberta';">
            <text:p>locations["368"]='Alberta';</text:p>
          </table:table-cell>
        </table:table-row>
        <table:table-row table:style-name="ro2">
          <table:table-cell office:value-type="string">
            <text:p><text:a xlink:href="https://www.areacodelocations.info/3/369.html">369</text:a></text:p>
          </table:table-cell>
          <table:table-cell office:value-type="string">
            <text:p>California</text:p>
          </table:table-cell>
          <table:table-cell office:value-type="string">
            <text:p>707/369</text:p>
          </table:table-cell>
          <table:table-cell office:value-type="string">
            <text:p>P</text:p>
          </table:table-cell>
          <table:table-cell table:formula="of:=&quot;locations[&quot;&quot;&quot;&amp;[.A108]&amp;&quot;&quot;&quot;]='&quot;&amp;[.B108]&amp;&quot;';&quot;" office:value-type="string" office:string-value="locations[&quot;369&quot;]='California';">
            <text:p>locations["369"]='California';</text:p>
          </table:table-cell>
        </table:table-row>
        <table:table-row table:style-name="ro2">
          <table:table-cell office:value-type="string">
            <text:p><text:a xlink:href="https://www.areacodelocations.info/3/380.html">380</text:a></text:p>
          </table:table-cell>
          <table:table-cell office:value-type="string">
            <text:p>Ohio</text:p>
          </table:table-cell>
          <table:table-cell office:value-type="string">
            <text:p>614/380</text:p>
          </table:table-cell>
          <table:table-cell office:value-type="string">
            <text:p>E</text:p>
          </table:table-cell>
          <table:table-cell table:formula="of:=&quot;locations[&quot;&quot;&quot;&amp;[.A109]&amp;&quot;&quot;&quot;]='&quot;&amp;[.B109]&amp;&quot;';&quot;" office:value-type="string" office:string-value="locations[&quot;380&quot;]='Ohio';">
            <text:p>locations["380"]='Ohio';</text:p>
          </table:table-cell>
        </table:table-row>
        <table:table-row table:style-name="ro3">
          <table:table-cell office:value-type="string">
            <text:p><text:a xlink:href="https://www.areacodelocations.info/3/382.html">382</text:a></text:p>
          </table:table-cell>
          <table:table-cell office:value-type="string">
            <text:p>Ontario</text:p>
          </table:table-cell>
          <table:table-cell office:value-type="string">
            <text:p>519/226/548/382</text:p>
          </table:table-cell>
          <table:table-cell office:value-type="string">
            <text:p>E</text:p>
          </table:table-cell>
          <table:table-cell table:formula="of:=&quot;locations[&quot;&quot;&quot;&amp;[.A110]&amp;&quot;&quot;&quot;]='&quot;&amp;[.B110]&amp;&quot;';&quot;" office:value-type="string" office:string-value="locations[&quot;382&quot;]='Ontario';">
            <text:p>locations["382"]='Ontario';</text:p>
          </table:table-cell>
        </table:table-row>
        <table:table-row table:style-name="ro2">
          <table:table-cell office:value-type="string">
            <text:p><text:a xlink:href="https://www.areacodelocations.info/3/385.html">385</text:a></text:p>
          </table:table-cell>
          <table:table-cell office:value-type="string">
            <text:p>Utah</text:p>
          </table:table-cell>
          <table:table-cell office:value-type="string">
            <text:p>801/385</text:p>
          </table:table-cell>
          <table:table-cell office:value-type="string">
            <text:p>M</text:p>
          </table:table-cell>
          <table:table-cell table:formula="of:=&quot;locations[&quot;&quot;&quot;&amp;[.A111]&amp;&quot;&quot;&quot;]='&quot;&amp;[.B111]&amp;&quot;';&quot;" office:value-type="string" office:string-value="locations[&quot;385&quot;]='Utah';">
            <text:p>locations["385"]='Utah';</text:p>
          </table:table-cell>
        </table:table-row>
        <table:table-row table:style-name="ro2">
          <table:table-cell office:value-type="string">
            <text:p><text:a xlink:href="https://www.areacodelocations.info/3/386.html">386</text:a></text:p>
          </table:table-cell>
          <table:table-cell office:value-type="string">
            <text:p>Florida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table:formula="of:=&quot;locations[&quot;&quot;&quot;&amp;[.A112]&amp;&quot;&quot;&quot;]='&quot;&amp;[.B112]&amp;&quot;';&quot;" office:value-type="string" office:string-value="locations[&quot;386&quot;]='Florida';">
            <text:p>locations["386"]='Florida';</text:p>
          </table:table-cell>
        </table:table-row>
        <table:table-row table:style-name="ro2">
          <table:table-cell office:value-type="string">
            <text:p><text:a xlink:href="https://www.areacodelocations.info/4/401.html">401</text:a></text:p>
          </table:table-cell>
          <table:table-cell office:value-type="string">
            <text:p>Rhode Island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table:formula="of:=&quot;locations[&quot;&quot;&quot;&amp;[.A113]&amp;&quot;&quot;&quot;]='&quot;&amp;[.B113]&amp;&quot;';&quot;" office:value-type="string" office:string-value="locations[&quot;401&quot;]='Rhode Island';">
            <text:p>locations["401"]='Rhode Island';</text:p>
          </table:table-cell>
        </table:table-row>
        <table:table-row table:style-name="ro2">
          <table:table-cell office:value-type="string">
            <text:p><text:a xlink:href="https://www.areacodelocations.info/4/402.html">402</text:a></text:p>
          </table:table-cell>
          <table:table-cell office:value-type="string">
            <text:p>Nebraska</text:p>
          </table:table-cell>
          <table:table-cell office:value-type="string">
            <text:p>402/531</text:p>
          </table:table-cell>
          <table:table-cell office:value-type="string">
            <text:p>C</text:p>
          </table:table-cell>
          <table:table-cell table:formula="of:=&quot;locations[&quot;&quot;&quot;&amp;[.A114]&amp;&quot;&quot;&quot;]='&quot;&amp;[.B114]&amp;&quot;';&quot;" office:value-type="string" office:string-value="locations[&quot;402&quot;]='Nebraska';">
            <text:p>locations["402"]='Nebraska';</text:p>
          </table:table-cell>
        </table:table-row>
        <table:table-row table:style-name="ro3">
          <table:table-cell office:value-type="string">
            <text:p><text:a xlink:href="https://www.areacodelocations.info/4/403.html">403</text:a></text:p>
          </table:table-cell>
          <table:table-cell office:value-type="string">
            <text:p>Alberta</text:p>
          </table:table-cell>
          <table:table-cell office:value-type="string">
            <text:p>403/587/825/368</text:p>
          </table:table-cell>
          <table:table-cell office:value-type="string">
            <text:p>M</text:p>
          </table:table-cell>
          <table:table-cell table:formula="of:=&quot;locations[&quot;&quot;&quot;&amp;[.A115]&amp;&quot;&quot;&quot;]='&quot;&amp;[.B115]&amp;&quot;';&quot;" office:value-type="string" office:string-value="locations[&quot;403&quot;]='Alberta';">
            <text:p>locations["403"]='Alberta';</text:p>
          </table:table-cell>
        </table:table-row>
        <table:table-row table:style-name="ro3">
          <table:table-cell office:value-type="string">
            <text:p><text:a xlink:href="https://www.areacodelocations.info/4/404.html">404</text:a></text:p>
          </table:table-cell>
          <table:table-cell office:value-type="string">
            <text:p>Georgia</text:p>
          </table:table-cell>
          <table:table-cell office:value-type="string">
            <text:p>404/678/470/943</text:p>
          </table:table-cell>
          <table:table-cell office:value-type="string">
            <text:p>E</text:p>
          </table:table-cell>
          <table:table-cell table:formula="of:=&quot;locations[&quot;&quot;&quot;&amp;[.A116]&amp;&quot;&quot;&quot;]='&quot;&amp;[.B116]&amp;&quot;';&quot;" office:value-type="string" office:string-value="locations[&quot;404&quot;]='Georgia';">
            <text:p>locations["404"]='Georgia';</text:p>
          </table:table-cell>
        </table:table-row>
        <table:table-row table:style-name="ro2">
          <table:table-cell office:value-type="string">
            <text:p><text:a xlink:href="https://www.areacodelocations.info/4/405.html">405</text:a></text:p>
          </table:table-cell>
          <table:table-cell office:value-type="string">
            <text:p>Oklahoma</text:p>
          </table:table-cell>
          <table:table-cell office:value-type="string">
            <text:p>405/572</text:p>
          </table:table-cell>
          <table:table-cell office:value-type="string">
            <text:p>C</text:p>
          </table:table-cell>
          <table:table-cell table:formula="of:=&quot;locations[&quot;&quot;&quot;&amp;[.A117]&amp;&quot;&quot;&quot;]='&quot;&amp;[.B117]&amp;&quot;';&quot;" office:value-type="string" office:string-value="locations[&quot;405&quot;]='Oklahoma';">
            <text:p>locations["405"]='Oklahoma';</text:p>
          </table:table-cell>
        </table:table-row>
        <table:table-row table:style-name="ro2">
          <table:table-cell office:value-type="string">
            <text:p><text:a xlink:href="https://www.areacodelocations.info/4/406.html">406</text:a></text:p>
          </table:table-cell>
          <table:table-cell office:value-type="string">
            <text:p>Montana</text:p>
          </table:table-cell>
          <table:table-cell office:value-type="string">
            <text:p>-</text:p>
          </table:table-cell>
          <table:table-cell office:value-type="string">
            <text:p>M</text:p>
          </table:table-cell>
          <table:table-cell table:formula="of:=&quot;locations[&quot;&quot;&quot;&amp;[.A118]&amp;&quot;&quot;&quot;]='&quot;&amp;[.B118]&amp;&quot;';&quot;" office:value-type="string" office:string-value="locations[&quot;406&quot;]='Montana';">
            <text:p>locations["406"]='Montana';</text:p>
          </table:table-cell>
        </table:table-row>
        <table:table-row table:style-name="ro2">
          <table:table-cell office:value-type="string">
            <text:p><text:a xlink:href="https://www.areacodelocations.info/4/407.html">407</text:a></text:p>
          </table:table-cell>
          <table:table-cell office:value-type="string">
            <text:p>Florida</text:p>
          </table:table-cell>
          <table:table-cell office:value-type="string">
            <text:p>407/321/689</text:p>
          </table:table-cell>
          <table:table-cell office:value-type="string">
            <text:p>E</text:p>
          </table:table-cell>
          <table:table-cell table:formula="of:=&quot;locations[&quot;&quot;&quot;&amp;[.A119]&amp;&quot;&quot;&quot;]='&quot;&amp;[.B119]&amp;&quot;';&quot;" office:value-type="string" office:string-value="locations[&quot;407&quot;]='Florida';">
            <text:p>locations["407"]='Florida';</text:p>
          </table:table-cell>
        </table:table-row>
        <table:table-row table:style-name="ro2">
          <table:table-cell office:value-type="string">
            <text:p><text:a xlink:href="https://www.areacodelocations.info/4/408.html">408</text:a></text:p>
          </table:table-cell>
          <table:table-cell office:value-type="string">
            <text:p>California</text:p>
          </table:table-cell>
          <table:table-cell office:value-type="string">
            <text:p>408/669</text:p>
          </table:table-cell>
          <table:table-cell office:value-type="string">
            <text:p>P</text:p>
          </table:table-cell>
          <table:table-cell table:formula="of:=&quot;locations[&quot;&quot;&quot;&amp;[.A120]&amp;&quot;&quot;&quot;]='&quot;&amp;[.B120]&amp;&quot;';&quot;" office:value-type="string" office:string-value="locations[&quot;408&quot;]='California';">
            <text:p>locations["408"]='California';</text:p>
          </table:table-cell>
        </table:table-row>
        <table:table-row table:style-name="ro2">
          <table:table-cell office:value-type="string">
            <text:p><text:a xlink:href="https://www.areacodelocations.info/4/409.html">409</text:a></text:p>
          </table:table-cell>
          <table:table-cell office:value-type="string">
            <text:p>Texas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table:formula="of:=&quot;locations[&quot;&quot;&quot;&amp;[.A121]&amp;&quot;&quot;&quot;]='&quot;&amp;[.B121]&amp;&quot;';&quot;" office:value-type="string" office:string-value="locations[&quot;409&quot;]='Texas';">
            <text:p>locations["409"]='Texas';</text:p>
          </table:table-cell>
        </table:table-row>
        <table:table-row table:style-name="ro2">
          <table:table-cell office:value-type="string">
            <text:p><text:a xlink:href="https://www.areacodelocations.info/4/410.html">410</text:a></text:p>
          </table:table-cell>
          <table:table-cell office:value-type="string">
            <text:p>Maryland</text:p>
          </table:table-cell>
          <table:table-cell office:value-type="string">
            <text:p>410/443/667</text:p>
          </table:table-cell>
          <table:table-cell office:value-type="string">
            <text:p>E</text:p>
          </table:table-cell>
          <table:table-cell table:formula="of:=&quot;locations[&quot;&quot;&quot;&amp;[.A122]&amp;&quot;&quot;&quot;]='&quot;&amp;[.B122]&amp;&quot;';&quot;" office:value-type="string" office:string-value="locations[&quot;410&quot;]='Maryland';">
            <text:p>locations["410"]='Maryland';</text:p>
          </table:table-cell>
        </table:table-row>
        <table:table-row table:style-name="ro2">
          <table:table-cell office:value-type="string">
            <text:p><text:a xlink:href="https://www.areacodelocations.info/4/412.html">412</text:a></text:p>
          </table:table-cell>
          <table:table-cell office:value-type="string">
            <text:p>Pennsylvania</text:p>
          </table:table-cell>
          <table:table-cell office:value-type="string">
            <text:p>412/878</text:p>
          </table:table-cell>
          <table:table-cell office:value-type="string">
            <text:p>E</text:p>
          </table:table-cell>
          <table:table-cell table:formula="of:=&quot;locations[&quot;&quot;&quot;&amp;[.A123]&amp;&quot;&quot;&quot;]='&quot;&amp;[.B123]&amp;&quot;';&quot;" office:value-type="string" office:string-value="locations[&quot;412&quot;]='Pennsylvania';">
            <text:p>locations["412"]='Pennsylvania';</text:p>
          </table:table-cell>
        </table:table-row>
        <table:table-row table:style-name="ro2">
          <table:table-cell office:value-type="string">
            <text:p><text:a xlink:href="https://www.areacodelocations.info/4/413.html">413</text:a></text:p>
          </table:table-cell>
          <table:table-cell office:value-type="string">
            <text:p>Massachusetts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table:formula="of:=&quot;locations[&quot;&quot;&quot;&amp;[.A124]&amp;&quot;&quot;&quot;]='&quot;&amp;[.B124]&amp;&quot;';&quot;" office:value-type="string" office:string-value="locations[&quot;413&quot;]='Massachusetts';">
            <text:p>locations["413"]='Massachusetts';</text:p>
          </table:table-cell>
        </table:table-row>
        <table:table-row table:style-name="ro2">
          <table:table-cell office:value-type="string">
            <text:p><text:a xlink:href="https://www.areacodelocations.info/4/414.html">414</text:a></text:p>
          </table:table-cell>
          <table:table-cell office:value-type="string">
            <text:p>Wisconsin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table:formula="of:=&quot;locations[&quot;&quot;&quot;&amp;[.A125]&amp;&quot;&quot;&quot;]='&quot;&amp;[.B125]&amp;&quot;';&quot;" office:value-type="string" office:string-value="locations[&quot;414&quot;]='Wisconsin';">
            <text:p>locations["414"]='Wisconsin';</text:p>
          </table:table-cell>
        </table:table-row>
        <table:table-row table:style-name="ro2">
          <table:table-cell office:value-type="string">
            <text:p><text:a xlink:href="https://www.areacodelocations.info/4/415.html">415</text:a></text:p>
          </table:table-cell>
          <table:table-cell office:value-type="string">
            <text:p>California</text:p>
          </table:table-cell>
          <table:table-cell office:value-type="string">
            <text:p>415/628</text:p>
          </table:table-cell>
          <table:table-cell office:value-type="string">
            <text:p>P</text:p>
          </table:table-cell>
          <table:table-cell table:formula="of:=&quot;locations[&quot;&quot;&quot;&amp;[.A126]&amp;&quot;&quot;&quot;]='&quot;&amp;[.B126]&amp;&quot;';&quot;" office:value-type="string" office:string-value="locations[&quot;415&quot;]='California';">
            <text:p>locations["415"]='California';</text:p>
          </table:table-cell>
        </table:table-row>
        <table:table-row table:style-name="ro2">
          <table:table-cell office:value-type="string">
            <text:p><text:a xlink:href="https://www.areacodelocations.info/4/416.html">416</text:a></text:p>
          </table:table-cell>
          <table:table-cell office:value-type="string">
            <text:p>Ontario</text:p>
          </table:table-cell>
          <table:table-cell office:value-type="string">
            <text:p>416/647/437</text:p>
          </table:table-cell>
          <table:table-cell office:value-type="string">
            <text:p>E</text:p>
          </table:table-cell>
          <table:table-cell table:formula="of:=&quot;locations[&quot;&quot;&quot;&amp;[.A127]&amp;&quot;&quot;&quot;]='&quot;&amp;[.B127]&amp;&quot;';&quot;" office:value-type="string" office:string-value="locations[&quot;416&quot;]='Ontario';">
            <text:p>locations["416"]='Ontario';</text:p>
          </table:table-cell>
        </table:table-row>
        <table:table-row table:style-name="ro2">
          <table:table-cell office:value-type="string">
            <text:p><text:a xlink:href="https://www.areacodelocations.info/4/417.html">417</text:a></text:p>
          </table:table-cell>
          <table:table-cell office:value-type="string">
            <text:p>Missouri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table:formula="of:=&quot;locations[&quot;&quot;&quot;&amp;[.A128]&amp;&quot;&quot;&quot;]='&quot;&amp;[.B128]&amp;&quot;';&quot;" office:value-type="string" office:string-value="locations[&quot;417&quot;]='Missouri';">
            <text:p>locations["417"]='Missouri';</text:p>
          </table:table-cell>
        </table:table-row>
        <table:table-row table:style-name="ro2">
          <table:table-cell office:value-type="string">
            <text:p><text:a xlink:href="https://www.areacodelocations.info/4/418.html">418</text:a></text:p>
          </table:table-cell>
          <table:table-cell office:value-type="string">
            <text:p>Quebec</text:p>
          </table:table-cell>
          <table:table-cell office:value-type="string">
            <text:p>418/581/367</text:p>
          </table:table-cell>
          <table:table-cell office:value-type="string">
            <text:p>E</text:p>
          </table:table-cell>
          <table:table-cell table:formula="of:=&quot;locations[&quot;&quot;&quot;&amp;[.A129]&amp;&quot;&quot;&quot;]='&quot;&amp;[.B129]&amp;&quot;';&quot;" office:value-type="string" office:string-value="locations[&quot;418&quot;]='Quebec';">
            <text:p>locations["418"]='Quebec';</text:p>
          </table:table-cell>
        </table:table-row>
        <table:table-row table:style-name="ro2">
          <table:table-cell office:value-type="string">
            <text:p><text:a xlink:href="https://www.areacodelocations.info/4/419.html">419</text:a></text:p>
          </table:table-cell>
          <table:table-cell office:value-type="string">
            <text:p>Ohio</text:p>
          </table:table-cell>
          <table:table-cell office:value-type="string">
            <text:p>419/567</text:p>
          </table:table-cell>
          <table:table-cell office:value-type="string">
            <text:p>E</text:p>
          </table:table-cell>
          <table:table-cell table:formula="of:=&quot;locations[&quot;&quot;&quot;&amp;[.A130]&amp;&quot;&quot;&quot;]='&quot;&amp;[.B130]&amp;&quot;';&quot;" office:value-type="string" office:string-value="locations[&quot;419&quot;]='Ohio';">
            <text:p>locations["419"]='Ohio';</text:p>
          </table:table-cell>
        </table:table-row>
        <table:table-row table:style-name="ro2">
          <table:table-cell office:value-type="string">
            <text:p><text:a xlink:href="https://www.areacodelocations.info/4/423.html">423</text:a></text:p>
          </table:table-cell>
          <table:table-cell office:value-type="string">
            <text:p>Tennessee</text:p>
          </table:table-cell>
          <table:table-cell office:value-type="string">
            <text:p>-</text:p>
          </table:table-cell>
          <table:table-cell office:value-type="string">
            <text:p>E/C</text:p>
          </table:table-cell>
          <table:table-cell table:formula="of:=&quot;locations[&quot;&quot;&quot;&amp;[.A131]&amp;&quot;&quot;&quot;]='&quot;&amp;[.B131]&amp;&quot;';&quot;" office:value-type="string" office:string-value="locations[&quot;423&quot;]='Tennessee';">
            <text:p>locations["423"]='Tennessee';</text:p>
          </table:table-cell>
        </table:table-row>
        <table:table-row table:style-name="ro2">
          <table:table-cell office:value-type="string">
            <text:p><text:a xlink:href="https://www.areacodelocations.info/4/424.html">424</text:a></text:p>
          </table:table-cell>
          <table:table-cell office:value-type="string">
            <text:p>California</text:p>
          </table:table-cell>
          <table:table-cell office:value-type="string">
            <text:p>310/424</text:p>
          </table:table-cell>
          <table:table-cell office:value-type="string">
            <text:p>P</text:p>
          </table:table-cell>
          <table:table-cell table:formula="of:=&quot;locations[&quot;&quot;&quot;&amp;[.A132]&amp;&quot;&quot;&quot;]='&quot;&amp;[.B132]&amp;&quot;';&quot;" office:value-type="string" office:string-value="locations[&quot;424&quot;]='California';">
            <text:p>locations["424"]='California';</text:p>
          </table:table-cell>
        </table:table-row>
        <table:table-row table:style-name="ro2">
          <table:table-cell office:value-type="string">
            <text:p><text:a xlink:href="https://www.areacodelocations.info/4/425.html">425</text:a></text:p>
          </table:table-cell>
          <table:table-cell office:value-type="string">
            <text:p>Washington</text:p>
          </table:table-cell>
          <table:table-cell office:value-type="string">
            <text:p>-</text:p>
          </table:table-cell>
          <table:table-cell office:value-type="string">
            <text:p>P</text:p>
          </table:table-cell>
          <table:table-cell table:formula="of:=&quot;locations[&quot;&quot;&quot;&amp;[.A133]&amp;&quot;&quot;&quot;]='&quot;&amp;[.B133]&amp;&quot;';&quot;" office:value-type="string" office:string-value="locations[&quot;425&quot;]='Washington';">
            <text:p>locations["425"]='Washington';</text:p>
          </table:table-cell>
        </table:table-row>
        <table:table-row table:style-name="ro3">
          <table:table-cell office:value-type="string">
            <text:p><text:a xlink:href="https://www.areacodelocations.info/4/428.html">428</text:a></text:p>
          </table:table-cell>
          <table:table-cell office:value-type="string">
            <text:p>New Brunswick</text:p>
          </table:table-cell>
          <table:table-cell office:value-type="string">
            <text:p>506/428</text:p>
          </table:table-cell>
          <table:table-cell office:value-type="string">
            <text:p>A</text:p>
          </table:table-cell>
          <table:table-cell table:formula="of:=&quot;locations[&quot;&quot;&quot;&amp;[.A134]&amp;&quot;&quot;&quot;]='&quot;&amp;[.B134]&amp;&quot;';&quot;" office:value-type="string" office:string-value="locations[&quot;428&quot;]='New Brunswick';">
            <text:p>locations["428"]='New Brunswick';</text:p>
          </table:table-cell>
        </table:table-row>
        <table:table-row table:style-name="ro2">
          <table:table-cell office:value-type="string">
            <text:p><text:a xlink:href="https://www.areacodelocations.info/4/430.html">430</text:a></text:p>
          </table:table-cell>
          <table:table-cell office:value-type="string">
            <text:p>Texas</text:p>
          </table:table-cell>
          <table:table-cell office:value-type="string">
            <text:p>903/430</text:p>
          </table:table-cell>
          <table:table-cell office:value-type="string">
            <text:p>C</text:p>
          </table:table-cell>
          <table:table-cell table:formula="of:=&quot;locations[&quot;&quot;&quot;&amp;[.A135]&amp;&quot;&quot;&quot;]='&quot;&amp;[.B135]&amp;&quot;';&quot;" office:value-type="string" office:string-value="locations[&quot;430&quot;]='Texas';">
            <text:p>locations["430"]='Texas';</text:p>
          </table:table-cell>
        </table:table-row>
        <table:table-row table:style-name="ro2">
          <table:table-cell office:value-type="string">
            <text:p><text:a xlink:href="https://www.areacodelocations.info/4/431.html">431</text:a></text:p>
          </table:table-cell>
          <table:table-cell office:value-type="string">
            <text:p>Manitoba</text:p>
          </table:table-cell>
          <table:table-cell office:value-type="string">
            <text:p>204/431/584</text:p>
          </table:table-cell>
          <table:table-cell office:value-type="string">
            <text:p>C</text:p>
          </table:table-cell>
          <table:table-cell table:formula="of:=&quot;locations[&quot;&quot;&quot;&amp;[.A136]&amp;&quot;&quot;&quot;]='&quot;&amp;[.B136]&amp;&quot;';&quot;" office:value-type="string" office:string-value="locations[&quot;431&quot;]='Manitoba';">
            <text:p>locations["431"]='Manitoba';</text:p>
          </table:table-cell>
        </table:table-row>
        <table:table-row table:style-name="ro2">
          <table:table-cell office:value-type="string">
            <text:p><text:a xlink:href="https://www.areacodelocations.info/4/432.html">432</text:a></text:p>
          </table:table-cell>
          <table:table-cell office:value-type="string">
            <text:p>Texas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table:formula="of:=&quot;locations[&quot;&quot;&quot;&amp;[.A137]&amp;&quot;&quot;&quot;]='&quot;&amp;[.B137]&amp;&quot;';&quot;" office:value-type="string" office:string-value="locations[&quot;432&quot;]='Texas';">
            <text:p>locations["432"]='Texas';</text:p>
          </table:table-cell>
        </table:table-row>
        <table:table-row table:style-name="ro2">
          <table:table-cell office:value-type="string">
            <text:p><text:a xlink:href="https://www.areacodelocations.info/4/434.html">434</text:a></text:p>
          </table:table-cell>
          <table:table-cell office:value-type="string">
            <text:p>Virginia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table:formula="of:=&quot;locations[&quot;&quot;&quot;&amp;[.A138]&amp;&quot;&quot;&quot;]='&quot;&amp;[.B138]&amp;&quot;';&quot;" office:value-type="string" office:string-value="locations[&quot;434&quot;]='Virginia';">
            <text:p>locations["434"]='Virginia';</text:p>
          </table:table-cell>
        </table:table-row>
        <table:table-row table:style-name="ro2">
          <table:table-cell office:value-type="string">
            <text:p><text:a xlink:href="https://www.areacodelocations.info/4/435.html">435</text:a></text:p>
          </table:table-cell>
          <table:table-cell office:value-type="string">
            <text:p>Utah</text:p>
          </table:table-cell>
          <table:table-cell office:value-type="string">
            <text:p>-</text:p>
          </table:table-cell>
          <table:table-cell office:value-type="string">
            <text:p>M</text:p>
          </table:table-cell>
          <table:table-cell table:formula="of:=&quot;locations[&quot;&quot;&quot;&amp;[.A139]&amp;&quot;&quot;&quot;]='&quot;&amp;[.B139]&amp;&quot;';&quot;" office:value-type="string" office:string-value="locations[&quot;435&quot;]='Utah';">
            <text:p>locations["435"]='Utah';</text:p>
          </table:table-cell>
        </table:table-row>
        <table:table-row table:style-name="ro2">
          <table:table-cell office:value-type="string">
            <text:p><text:a xlink:href="https://www.areacodelocations.info/4/437.html">437</text:a></text:p>
          </table:table-cell>
          <table:table-cell office:value-type="string">
            <text:p>Ontario</text:p>
          </table:table-cell>
          <table:table-cell office:value-type="string">
            <text:p>416/647/437</text:p>
          </table:table-cell>
          <table:table-cell office:value-type="string">
            <text:p>E</text:p>
          </table:table-cell>
          <table:table-cell table:formula="of:=&quot;locations[&quot;&quot;&quot;&amp;[.A140]&amp;&quot;&quot;&quot;]='&quot;&amp;[.B140]&amp;&quot;';&quot;" office:value-type="string" office:string-value="locations[&quot;437&quot;]='Ontario';">
            <text:p>locations["437"]='Ontario';</text:p>
          </table:table-cell>
        </table:table-row>
        <table:table-row table:style-name="ro2">
          <table:table-cell office:value-type="string">
            <text:p><text:a xlink:href="https://www.areacodelocations.info/4/438.html">438</text:a></text:p>
          </table:table-cell>
          <table:table-cell office:value-type="string">
            <text:p>Quebec</text:p>
          </table:table-cell>
          <table:table-cell office:value-type="string">
            <text:p>514/438/263</text:p>
          </table:table-cell>
          <table:table-cell office:value-type="string">
            <text:p>E</text:p>
          </table:table-cell>
          <table:table-cell table:formula="of:=&quot;locations[&quot;&quot;&quot;&amp;[.A141]&amp;&quot;&quot;&quot;]='&quot;&amp;[.B141]&amp;&quot;';&quot;" office:value-type="string" office:string-value="locations[&quot;438&quot;]='Quebec';">
            <text:p>locations["438"]='Quebec';</text:p>
          </table:table-cell>
        </table:table-row>
        <table:table-row table:style-name="ro2">
          <table:table-cell office:value-type="string">
            <text:p><text:a xlink:href="https://www.areacodelocations.info/4/440.html">440</text:a></text:p>
          </table:table-cell>
          <table:table-cell office:value-type="string">
            <text:p>Ohio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table:formula="of:=&quot;locations[&quot;&quot;&quot;&amp;[.A142]&amp;&quot;&quot;&quot;]='&quot;&amp;[.B142]&amp;&quot;';&quot;" office:value-type="string" office:string-value="locations[&quot;440&quot;]='Ohio';">
            <text:p>locations["440"]='Ohio';</text:p>
          </table:table-cell>
        </table:table-row>
        <table:table-row table:style-name="ro2">
          <table:table-cell office:value-type="string">
            <text:p><text:a xlink:href="https://www.areacodelocations.info/4/441.html">441</text:a></text:p>
          </table:table-cell>
          <table:table-cell office:value-type="string">
            <text:p>Bermuda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table:formula="of:=&quot;locations[&quot;&quot;&quot;&amp;[.A143]&amp;&quot;&quot;&quot;]='&quot;&amp;[.B143]&amp;&quot;';&quot;" office:value-type="string" office:string-value="locations[&quot;441&quot;]='Bermuda';">
            <text:p>locations["441"]='Bermuda';</text:p>
          </table:table-cell>
        </table:table-row>
        <table:table-row table:style-name="ro2">
          <table:table-cell office:value-type="string">
            <text:p><text:a xlink:href="https://www.areacodelocations.info/4/442.html">442</text:a></text:p>
          </table:table-cell>
          <table:table-cell office:value-type="string">
            <text:p>California</text:p>
          </table:table-cell>
          <table:table-cell office:value-type="string">
            <text:p>760/442</text:p>
          </table:table-cell>
          <table:table-cell office:value-type="string">
            <text:p>P</text:p>
          </table:table-cell>
          <table:table-cell table:formula="of:=&quot;locations[&quot;&quot;&quot;&amp;[.A144]&amp;&quot;&quot;&quot;]='&quot;&amp;[.B144]&amp;&quot;';&quot;" office:value-type="string" office:string-value="locations[&quot;442&quot;]='California';">
            <text:p>locations["442"]='California';</text:p>
          </table:table-cell>
        </table:table-row>
        <table:table-row table:style-name="ro2">
          <table:table-cell office:value-type="string">
            <text:p><text:a xlink:href="https://www.areacodelocations.info/4/443.html">443</text:a></text:p>
          </table:table-cell>
          <table:table-cell office:value-type="string">
            <text:p>Maryland</text:p>
          </table:table-cell>
          <table:table-cell office:value-type="string">
            <text:p>410/443/667</text:p>
          </table:table-cell>
          <table:table-cell office:value-type="string">
            <text:p>E</text:p>
          </table:table-cell>
          <table:table-cell table:formula="of:=&quot;locations[&quot;&quot;&quot;&amp;[.A145]&amp;&quot;&quot;&quot;]='&quot;&amp;[.B145]&amp;&quot;';&quot;" office:value-type="string" office:string-value="locations[&quot;443&quot;]='Maryland';">
            <text:p>locations["443"]='Maryland';</text:p>
          </table:table-cell>
        </table:table-row>
        <table:table-row table:style-name="ro2">
          <table:table-cell office:value-type="string">
            <text:p><text:a xlink:href="https://www.areacodelocations.info/4/445.html">445</text:a></text:p>
          </table:table-cell>
          <table:table-cell office:value-type="string">
            <text:p>Pennsylvania</text:p>
          </table:table-cell>
          <table:table-cell office:value-type="string">
            <text:p>215/267/445</text:p>
          </table:table-cell>
          <table:table-cell office:value-type="string">
            <text:p>E</text:p>
          </table:table-cell>
          <table:table-cell table:formula="of:=&quot;locations[&quot;&quot;&quot;&amp;[.A146]&amp;&quot;&quot;&quot;]='&quot;&amp;[.B146]&amp;&quot;';&quot;" office:value-type="string" office:string-value="locations[&quot;445&quot;]='Pennsylvania';">
            <text:p>locations["445"]='Pennsylvania';</text:p>
          </table:table-cell>
        </table:table-row>
        <table:table-row table:style-name="ro2">
          <table:table-cell office:value-type="string">
            <text:p><text:a xlink:href="https://www.areacodelocations.info/4/447.html">447</text:a></text:p>
          </table:table-cell>
          <table:table-cell office:value-type="string">
            <text:p>Illinois</text:p>
          </table:table-cell>
          <table:table-cell office:value-type="string">
            <text:p>217/447</text:p>
          </table:table-cell>
          <table:table-cell office:value-type="string">
            <text:p>C</text:p>
          </table:table-cell>
          <table:table-cell table:formula="of:=&quot;locations[&quot;&quot;&quot;&amp;[.A147]&amp;&quot;&quot;&quot;]='&quot;&amp;[.B147]&amp;&quot;';&quot;" office:value-type="string" office:string-value="locations[&quot;447&quot;]='Illinois';">
            <text:p>locations["447"]='Illinois';</text:p>
          </table:table-cell>
        </table:table-row>
        <table:table-row table:style-name="ro2">
          <table:table-cell office:value-type="string">
            <text:p><text:a xlink:href="https://www.areacodelocations.info/4/448.html">448</text:a></text:p>
          </table:table-cell>
          <table:table-cell office:value-type="string">
            <text:p>Florida</text:p>
          </table:table-cell>
          <table:table-cell office:value-type="string">
            <text:p>850/448</text:p>
          </table:table-cell>
          <table:table-cell office:value-type="string">
            <text:p>E/C</text:p>
          </table:table-cell>
          <table:table-cell table:formula="of:=&quot;locations[&quot;&quot;&quot;&amp;[.A148]&amp;&quot;&quot;&quot;]='&quot;&amp;[.B148]&amp;&quot;';&quot;" office:value-type="string" office:string-value="locations[&quot;448&quot;]='Florida';">
            <text:p>locations["448"]='Florida';</text:p>
          </table:table-cell>
        </table:table-row>
        <table:table-row table:style-name="ro2">
          <table:table-cell office:value-type="string">
            <text:p><text:a xlink:href="https://www.areacodelocations.info/4/450.html">450</text:a></text:p>
          </table:table-cell>
          <table:table-cell office:value-type="string">
            <text:p>Quebec</text:p>
          </table:table-cell>
          <table:table-cell office:value-type="string">
            <text:p>450/579/354</text:p>
          </table:table-cell>
          <table:table-cell office:value-type="string">
            <text:p>E</text:p>
          </table:table-cell>
          <table:table-cell table:formula="of:=&quot;locations[&quot;&quot;&quot;&amp;[.A149]&amp;&quot;&quot;&quot;]='&quot;&amp;[.B149]&amp;&quot;';&quot;" office:value-type="string" office:string-value="locations[&quot;450&quot;]='Quebec';">
            <text:p>locations["450"]='Quebec';</text:p>
          </table:table-cell>
        </table:table-row>
        <table:table-row table:style-name="ro3">
          <table:table-cell office:value-type="float" office:value="456">
            <text:p>456</text:p>
          </table:table-cell>
          <table:table-cell office:value-type="string">
            <text:p>Carrier Services</text:p>
          </table:table-cell>
          <table:table-cell table:number-columns-repeated="2" office:value-type="string">
            <text:p>-</text:p>
          </table:table-cell>
          <table:table-cell table:formula="of:=&quot;locations[&quot;&quot;&quot;&amp;[.A150]&amp;&quot;&quot;&quot;]='&quot;&amp;[.B150]&amp;&quot;';&quot;" office:value-type="string" office:string-value="locations[&quot;456&quot;]='Carrier Services';">
            <text:p>locations["456"]='Carrier Services';</text:p>
          </table:table-cell>
        </table:table-row>
        <table:table-row table:style-name="ro2">
          <table:table-cell office:value-type="string">
            <text:p><text:a xlink:href="https://www.areacodelocations.info/4/458.html">458</text:a></text:p>
          </table:table-cell>
          <table:table-cell office:value-type="string">
            <text:p>Oregon</text:p>
          </table:table-cell>
          <table:table-cell office:value-type="string">
            <text:p>541/458</text:p>
          </table:table-cell>
          <table:table-cell office:value-type="string">
            <text:p>M/P</text:p>
          </table:table-cell>
          <table:table-cell table:formula="of:=&quot;locations[&quot;&quot;&quot;&amp;[.A151]&amp;&quot;&quot;&quot;]='&quot;&amp;[.B151]&amp;&quot;';&quot;" office:value-type="string" office:string-value="locations[&quot;458&quot;]='Oregon';">
            <text:p>locations["458"]='Oregon';</text:p>
          </table:table-cell>
        </table:table-row>
        <table:table-row table:style-name="ro2">
          <table:table-cell office:value-type="string">
            <text:p><text:a xlink:href="https://www.areacodelocations.info/4/463.html">463</text:a></text:p>
          </table:table-cell>
          <table:table-cell office:value-type="string">
            <text:p>Indiana</text:p>
          </table:table-cell>
          <table:table-cell office:value-type="string">
            <text:p>317/463</text:p>
          </table:table-cell>
          <table:table-cell office:value-type="string">
            <text:p>E</text:p>
          </table:table-cell>
          <table:table-cell table:formula="of:=&quot;locations[&quot;&quot;&quot;&amp;[.A152]&amp;&quot;&quot;&quot;]='&quot;&amp;[.B152]&amp;&quot;';&quot;" office:value-type="string" office:string-value="locations[&quot;463&quot;]='Indiana';">
            <text:p>locations["463"]='Indiana';</text:p>
          </table:table-cell>
        </table:table-row>
        <table:table-row table:style-name="ro2">
          <table:table-cell office:value-type="string">
            <text:p><text:a xlink:href="https://www.areacodelocations.info/4/464.html">464</text:a></text:p>
          </table:table-cell>
          <table:table-cell office:value-type="string">
            <text:p>Illinois</text:p>
          </table:table-cell>
          <table:table-cell office:value-type="string">
            <text:p>708/464</text:p>
          </table:table-cell>
          <table:table-cell office:value-type="string">
            <text:p>C</text:p>
          </table:table-cell>
          <table:table-cell table:formula="of:=&quot;locations[&quot;&quot;&quot;&amp;[.A153]&amp;&quot;&quot;&quot;]='&quot;&amp;[.B153]&amp;&quot;';&quot;" office:value-type="string" office:string-value="locations[&quot;464&quot;]='Illinois';">
            <text:p>locations["464"]='Illinois';</text:p>
          </table:table-cell>
        </table:table-row>
        <table:table-row table:style-name="ro2">
          <table:table-cell office:value-type="string">
            <text:p><text:a xlink:href="https://www.areacodelocations.info/4/468.html">468</text:a></text:p>
          </table:table-cell>
          <table:table-cell office:value-type="string">
            <text:p>Quebec</text:p>
          </table:table-cell>
          <table:table-cell office:value-type="string">
            <text:p>819/873/468</text:p>
          </table:table-cell>
          <table:table-cell office:value-type="string">
            <text:p>E</text:p>
          </table:table-cell>
          <table:table-cell table:formula="of:=&quot;locations[&quot;&quot;&quot;&amp;[.A154]&amp;&quot;&quot;&quot;]='&quot;&amp;[.B154]&amp;&quot;';&quot;" office:value-type="string" office:string-value="locations[&quot;468&quot;]='Quebec';">
            <text:p>locations["468"]='Quebec';</text:p>
          </table:table-cell>
        </table:table-row>
        <table:table-row table:style-name="ro3">
          <table:table-cell office:value-type="string">
            <text:p><text:a xlink:href="https://www.areacodelocations.info/4/469.html">469</text:a></text:p>
          </table:table-cell>
          <table:table-cell office:value-type="string">
            <text:p>Texas</text:p>
          </table:table-cell>
          <table:table-cell office:value-type="string">
            <text:p>214/972/469/945</text:p>
          </table:table-cell>
          <table:table-cell office:value-type="string">
            <text:p>C</text:p>
          </table:table-cell>
          <table:table-cell table:formula="of:=&quot;locations[&quot;&quot;&quot;&amp;[.A155]&amp;&quot;&quot;&quot;]='&quot;&amp;[.B155]&amp;&quot;';&quot;" office:value-type="string" office:string-value="locations[&quot;469&quot;]='Texas';">
            <text:p>locations["469"]='Texas';</text:p>
          </table:table-cell>
        </table:table-row>
        <table:table-row table:style-name="ro4">
          <table:table-cell office:value-type="string">
            <text:p><text:a xlink:href="https://www.areacodelocations.info/4/470.html">470</text:a></text:p>
          </table:table-cell>
          <table:table-cell office:value-type="string">
            <text:p>Georgia</text:p>
          </table:table-cell>
          <table:table-cell office:value-type="string">
            <text:p>404/678/470/943 &amp; 770/678/470/943</text:p>
          </table:table-cell>
          <table:table-cell office:value-type="string">
            <text:p>E</text:p>
          </table:table-cell>
          <table:table-cell table:formula="of:=&quot;locations[&quot;&quot;&quot;&amp;[.A156]&amp;&quot;&quot;&quot;]='&quot;&amp;[.B156]&amp;&quot;';&quot;" office:value-type="string" office:string-value="locations[&quot;470&quot;]='Georgia';">
            <text:p>locations["470"]='Georgia';</text:p>
          </table:table-cell>
        </table:table-row>
        <table:table-row table:style-name="ro2">
          <table:table-cell office:value-type="string">
            <text:p><text:a xlink:href="https://www.areacodelocations.info/4/472.html">472</text:a></text:p>
          </table:table-cell>
          <table:table-cell office:value-type="string">
            <text:p>North Carolina</text:p>
          </table:table-cell>
          <table:table-cell office:value-type="string">
            <text:p>910/472</text:p>
          </table:table-cell>
          <table:table-cell office:value-type="string">
            <text:p>E</text:p>
          </table:table-cell>
          <table:table-cell table:formula="of:=&quot;locations[&quot;&quot;&quot;&amp;[.A157]&amp;&quot;&quot;&quot;]='&quot;&amp;[.B157]&amp;&quot;';&quot;" office:value-type="string" office:string-value="locations[&quot;472&quot;]='North Carolina';">
            <text:p>locations["472"]='North Carolina';</text:p>
          </table:table-cell>
        </table:table-row>
        <table:table-row table:style-name="ro2">
          <table:table-cell office:value-type="string">
            <text:p><text:a xlink:href="https://www.areacodelocations.info/4/473.html">473</text:a></text:p>
          </table:table-cell>
          <table:table-cell office:value-type="string">
            <text:p>Grenada</text:p>
          </table:table-cell>
          <table:table-cell office:value-type="string">
            <text:p>-</text:p>
          </table:table-cell>
          <table:table-cell office:value-type="string">
            <text:p>AST</text:p>
          </table:table-cell>
          <table:table-cell table:formula="of:=&quot;locations[&quot;&quot;&quot;&amp;[.A158]&amp;&quot;&quot;&quot;]='&quot;&amp;[.B158]&amp;&quot;';&quot;" office:value-type="string" office:string-value="locations[&quot;473&quot;]='Grenada';">
            <text:p>locations["473"]='Grenada';</text:p>
          </table:table-cell>
        </table:table-row>
        <table:table-row table:style-name="ro2">
          <table:table-cell office:value-type="string">
            <text:p><text:a xlink:href="https://www.areacodelocations.info/4/474.html">474</text:a></text:p>
          </table:table-cell>
          <table:table-cell office:value-type="string">
            <text:p>Saskatchewan</text:p>
          </table:table-cell>
          <table:table-cell office:value-type="string">
            <text:p>306/639/474</text:p>
          </table:table-cell>
          <table:table-cell office:value-type="string">
            <text:p>CST</text:p>
          </table:table-cell>
          <table:table-cell table:formula="of:=&quot;locations[&quot;&quot;&quot;&amp;[.A159]&amp;&quot;&quot;&quot;]='&quot;&amp;[.B159]&amp;&quot;';&quot;" office:value-type="string" office:string-value="locations[&quot;474&quot;]='Saskatchewan';">
            <text:p>locations["474"]='Saskatchewan';</text:p>
          </table:table-cell>
        </table:table-row>
        <table:table-row table:style-name="ro2">
          <table:table-cell office:value-type="string">
            <text:p><text:a xlink:href="https://www.areacodelocations.info/4/475.html">475</text:a></text:p>
          </table:table-cell>
          <table:table-cell office:value-type="string">
            <text:p>Connecticut</text:p>
          </table:table-cell>
          <table:table-cell office:value-type="string">
            <text:p>203/475</text:p>
          </table:table-cell>
          <table:table-cell office:value-type="string">
            <text:p>E</text:p>
          </table:table-cell>
          <table:table-cell table:formula="of:=&quot;locations[&quot;&quot;&quot;&amp;[.A160]&amp;&quot;&quot;&quot;]='&quot;&amp;[.B160]&amp;&quot;';&quot;" office:value-type="string" office:string-value="locations[&quot;475&quot;]='Connecticut';">
            <text:p>locations["475"]='Connecticut';</text:p>
          </table:table-cell>
        </table:table-row>
        <table:table-row table:style-name="ro2">
          <table:table-cell office:value-type="string">
            <text:p><text:a xlink:href="https://www.areacodelocations.info/4/478.html">478</text:a></text:p>
          </table:table-cell>
          <table:table-cell office:value-type="string">
            <text:p>Georgia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table:formula="of:=&quot;locations[&quot;&quot;&quot;&amp;[.A161]&amp;&quot;&quot;&quot;]='&quot;&amp;[.B161]&amp;&quot;';&quot;" office:value-type="string" office:string-value="locations[&quot;478&quot;]='Georgia';">
            <text:p>locations["478"]='Georgia';</text:p>
          </table:table-cell>
        </table:table-row>
        <table:table-row table:style-name="ro2">
          <table:table-cell office:value-type="string">
            <text:p><text:a xlink:href="https://www.areacodelocations.info/4/479.html">479</text:a></text:p>
          </table:table-cell>
          <table:table-cell office:value-type="string">
            <text:p>Arkansas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table:formula="of:=&quot;locations[&quot;&quot;&quot;&amp;[.A162]&amp;&quot;&quot;&quot;]='&quot;&amp;[.B162]&amp;&quot;';&quot;" office:value-type="string" office:string-value="locations[&quot;479&quot;]='Arkansas';">
            <text:p>locations["479"]='Arkansas';</text:p>
          </table:table-cell>
        </table:table-row>
        <table:table-row table:style-name="ro2">
          <table:table-cell office:value-type="string">
            <text:p><text:a xlink:href="https://www.areacodelocations.info/4/480.html">480</text:a></text:p>
          </table:table-cell>
          <table:table-cell office:value-type="string">
            <text:p>Arizona</text:p>
          </table:table-cell>
          <table:table-cell office:value-type="string">
            <text:p>480/602/623</text:p>
          </table:table-cell>
          <table:table-cell office:value-type="string">
            <text:p>MST</text:p>
          </table:table-cell>
          <table:table-cell table:formula="of:=&quot;locations[&quot;&quot;&quot;&amp;[.A163]&amp;&quot;&quot;&quot;]='&quot;&amp;[.B163]&amp;&quot;';&quot;" office:value-type="string" office:string-value="locations[&quot;480&quot;]='Arizona';">
            <text:p>locations["480"]='Arizona';</text:p>
          </table:table-cell>
        </table:table-row>
        <table:table-row table:style-name="ro2">
          <table:table-cell office:value-type="string">
            <text:p><text:a xlink:href="https://www.areacodelocations.info/4/484.html">484</text:a></text:p>
          </table:table-cell>
          <table:table-cell office:value-type="string">
            <text:p>Pennsylvania</text:p>
          </table:table-cell>
          <table:table-cell office:value-type="string">
            <text:p>610/484/835</text:p>
          </table:table-cell>
          <table:table-cell office:value-type="string">
            <text:p>E</text:p>
          </table:table-cell>
          <table:table-cell table:formula="of:=&quot;locations[&quot;&quot;&quot;&amp;[.A164]&amp;&quot;&quot;&quot;]='&quot;&amp;[.B164]&amp;&quot;';&quot;" office:value-type="string" office:string-value="locations[&quot;484&quot;]='Pennsylvania';">
            <text:p>locations["484"]='Pennsylvania';</text:p>
          </table:table-cell>
        </table:table-row>
        <table:table-row table:style-name="ro5">
          <table:table-cell office:value-type="float" office:value="500">
            <text:p>500</text:p>
          </table:table-cell>
          <table:table-cell office:value-type="string">
            <text:p>Personal Communications Services</text:p>
          </table:table-cell>
          <table:table-cell table:number-columns-repeated="2" office:value-type="string">
            <text:p>-</text:p>
          </table:table-cell>
          <table:table-cell table:formula="of:=&quot;locations[&quot;&quot;&quot;&amp;[.A165]&amp;&quot;&quot;&quot;]='&quot;&amp;[.B165]&amp;&quot;';&quot;" office:value-type="string" office:string-value="locations[&quot;500&quot;]='Personal Communications Services';">
            <text:p>locations["500"]='Personal Communications Services';</text:p>
          </table:table-cell>
        </table:table-row>
        <table:table-row table:style-name="ro2">
          <table:table-cell office:value-type="string">
            <text:p><text:a xlink:href="https://www.areacodelocations.info/5/501.html">501</text:a></text:p>
          </table:table-cell>
          <table:table-cell office:value-type="string">
            <text:p>Arkansas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table:formula="of:=&quot;locations[&quot;&quot;&quot;&amp;[.A166]&amp;&quot;&quot;&quot;]='&quot;&amp;[.B166]&amp;&quot;';&quot;" office:value-type="string" office:string-value="locations[&quot;501&quot;]='Arkansas';">
            <text:p>locations["501"]='Arkansas';</text:p>
          </table:table-cell>
        </table:table-row>
        <table:table-row table:style-name="ro2">
          <table:table-cell office:value-type="string">
            <text:p><text:a xlink:href="https://www.areacodelocations.info/5/502.html">502</text:a></text:p>
          </table:table-cell>
          <table:table-cell office:value-type="string">
            <text:p>Kentucky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table:formula="of:=&quot;locations[&quot;&quot;&quot;&amp;[.A167]&amp;&quot;&quot;&quot;]='&quot;&amp;[.B167]&amp;&quot;';&quot;" office:value-type="string" office:string-value="locations[&quot;502&quot;]='Kentucky';">
            <text:p>locations["502"]='Kentucky';</text:p>
          </table:table-cell>
        </table:table-row>
        <table:table-row table:style-name="ro2">
          <table:table-cell office:value-type="string">
            <text:p><text:a xlink:href="https://www.areacodelocations.info/5/503.html">503</text:a></text:p>
          </table:table-cell>
          <table:table-cell office:value-type="string">
            <text:p>Oregon</text:p>
          </table:table-cell>
          <table:table-cell office:value-type="string">
            <text:p>503/971</text:p>
          </table:table-cell>
          <table:table-cell office:value-type="string">
            <text:p>P</text:p>
          </table:table-cell>
          <table:table-cell table:formula="of:=&quot;locations[&quot;&quot;&quot;&amp;[.A168]&amp;&quot;&quot;&quot;]='&quot;&amp;[.B168]&amp;&quot;';&quot;" office:value-type="string" office:string-value="locations[&quot;503&quot;]='Oregon';">
            <text:p>locations["503"]='Oregon';</text:p>
          </table:table-cell>
        </table:table-row>
        <table:table-row table:style-name="ro2">
          <table:table-cell office:value-type="string">
            <text:p><text:a xlink:href="https://www.areacodelocations.info/5/504.html">504</text:a></text:p>
          </table:table-cell>
          <table:table-cell office:value-type="string">
            <text:p>Louisiana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table:formula="of:=&quot;locations[&quot;&quot;&quot;&amp;[.A169]&amp;&quot;&quot;&quot;]='&quot;&amp;[.B169]&amp;&quot;';&quot;" office:value-type="string" office:string-value="locations[&quot;504&quot;]='Louisiana';">
            <text:p>locations["504"]='Louisiana';</text:p>
          </table:table-cell>
        </table:table-row>
        <table:table-row table:style-name="ro2">
          <table:table-cell office:value-type="string">
            <text:p><text:a xlink:href="https://www.areacodelocations.info/5/505.html">505</text:a></text:p>
          </table:table-cell>
          <table:table-cell office:value-type="string">
            <text:p>New Mexico</text:p>
          </table:table-cell>
          <table:table-cell office:value-type="string">
            <text:p>-</text:p>
          </table:table-cell>
          <table:table-cell office:value-type="string">
            <text:p>M</text:p>
          </table:table-cell>
          <table:table-cell table:formula="of:=&quot;locations[&quot;&quot;&quot;&amp;[.A170]&amp;&quot;&quot;&quot;]='&quot;&amp;[.B170]&amp;&quot;';&quot;" office:value-type="string" office:string-value="locations[&quot;505&quot;]='New Mexico';">
            <text:p>locations["505"]='New Mexico';</text:p>
          </table:table-cell>
        </table:table-row>
        <table:table-row table:style-name="ro3">
          <table:table-cell office:value-type="string">
            <text:p><text:a xlink:href="https://www.areacodelocations.info/5/506.html">506</text:a></text:p>
          </table:table-cell>
          <table:table-cell office:value-type="string">
            <text:p>New Brunswick</text:p>
          </table:table-cell>
          <table:table-cell office:value-type="string">
            <text:p>506/428</text:p>
          </table:table-cell>
          <table:table-cell office:value-type="string">
            <text:p>A</text:p>
          </table:table-cell>
          <table:table-cell table:formula="of:=&quot;locations[&quot;&quot;&quot;&amp;[.A171]&amp;&quot;&quot;&quot;]='&quot;&amp;[.B171]&amp;&quot;';&quot;" office:value-type="string" office:string-value="locations[&quot;506&quot;]='New Brunswick';">
            <text:p>locations["506"]='New Brunswick';</text:p>
          </table:table-cell>
        </table:table-row>
        <table:table-row table:style-name="ro2">
          <table:table-cell office:value-type="string">
            <text:p><text:a xlink:href="https://www.areacodelocations.info/5/507.html">507</text:a></text:p>
          </table:table-cell>
          <table:table-cell office:value-type="string">
            <text:p>Minnesota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table:formula="of:=&quot;locations[&quot;&quot;&quot;&amp;[.A172]&amp;&quot;&quot;&quot;]='&quot;&amp;[.B172]&amp;&quot;';&quot;" office:value-type="string" office:string-value="locations[&quot;507&quot;]='Minnesota';">
            <text:p>locations["507"]='Minnesota';</text:p>
          </table:table-cell>
        </table:table-row>
        <table:table-row table:style-name="ro2">
          <table:table-cell office:value-type="string">
            <text:p><text:a xlink:href="https://www.areacodelocations.info/5/508.html">508</text:a></text:p>
          </table:table-cell>
          <table:table-cell office:value-type="string">
            <text:p>Massachusetts</text:p>
          </table:table-cell>
          <table:table-cell office:value-type="string">
            <text:p>508/774</text:p>
          </table:table-cell>
          <table:table-cell office:value-type="string">
            <text:p>E</text:p>
          </table:table-cell>
          <table:table-cell table:formula="of:=&quot;locations[&quot;&quot;&quot;&amp;[.A173]&amp;&quot;&quot;&quot;]='&quot;&amp;[.B173]&amp;&quot;';&quot;" office:value-type="string" office:string-value="locations[&quot;508&quot;]='Massachusetts';">
            <text:p>locations["508"]='Massachusetts';</text:p>
          </table:table-cell>
        </table:table-row>
        <table:table-row table:style-name="ro2">
          <table:table-cell office:value-type="string">
            <text:p><text:a xlink:href="https://www.areacodelocations.info/5/509.html">509</text:a></text:p>
          </table:table-cell>
          <table:table-cell office:value-type="string">
            <text:p>Washington</text:p>
          </table:table-cell>
          <table:table-cell office:value-type="string">
            <text:p>-</text:p>
          </table:table-cell>
          <table:table-cell office:value-type="string">
            <text:p>P</text:p>
          </table:table-cell>
          <table:table-cell table:formula="of:=&quot;locations[&quot;&quot;&quot;&amp;[.A174]&amp;&quot;&quot;&quot;]='&quot;&amp;[.B174]&amp;&quot;';&quot;" office:value-type="string" office:string-value="locations[&quot;509&quot;]='Washington';">
            <text:p>locations["509"]='Washington';</text:p>
          </table:table-cell>
        </table:table-row>
        <table:table-row table:style-name="ro2">
          <table:table-cell office:value-type="string">
            <text:p><text:a xlink:href="https://www.areacodelocations.info/5/510.html">510</text:a></text:p>
          </table:table-cell>
          <table:table-cell office:value-type="string">
            <text:p>California</text:p>
          </table:table-cell>
          <table:table-cell office:value-type="string">
            <text:p>510/341</text:p>
          </table:table-cell>
          <table:table-cell office:value-type="string">
            <text:p>P</text:p>
          </table:table-cell>
          <table:table-cell table:formula="of:=&quot;locations[&quot;&quot;&quot;&amp;[.A175]&amp;&quot;&quot;&quot;]='&quot;&amp;[.B175]&amp;&quot;';&quot;" office:value-type="string" office:string-value="locations[&quot;510&quot;]='California';">
            <text:p>locations["510"]='California';</text:p>
          </table:table-cell>
        </table:table-row>
        <table:table-row table:style-name="ro2">
          <table:table-cell office:value-type="string">
            <text:p><text:a xlink:href="https://www.areacodelocations.info/5/512.html">512</text:a></text:p>
          </table:table-cell>
          <table:table-cell office:value-type="string">
            <text:p>Texas</text:p>
          </table:table-cell>
          <table:table-cell office:value-type="string">
            <text:p>512/737</text:p>
          </table:table-cell>
          <table:table-cell office:value-type="string">
            <text:p>C</text:p>
          </table:table-cell>
          <table:table-cell table:formula="of:=&quot;locations[&quot;&quot;&quot;&amp;[.A176]&amp;&quot;&quot;&quot;]='&quot;&amp;[.B176]&amp;&quot;';&quot;" office:value-type="string" office:string-value="locations[&quot;512&quot;]='Texas';">
            <text:p>locations["512"]='Texas';</text:p>
          </table:table-cell>
        </table:table-row>
        <table:table-row table:style-name="ro2">
          <table:table-cell office:value-type="string">
            <text:p><text:a xlink:href="https://www.areacodelocations.info/5/513.html">513</text:a></text:p>
          </table:table-cell>
          <table:table-cell office:value-type="string">
            <text:p>Ohio</text:p>
          </table:table-cell>
          <table:table-cell office:value-type="string">
            <text:p>513/283</text:p>
          </table:table-cell>
          <table:table-cell office:value-type="string">
            <text:p>E</text:p>
          </table:table-cell>
          <table:table-cell table:formula="of:=&quot;locations[&quot;&quot;&quot;&amp;[.A177]&amp;&quot;&quot;&quot;]='&quot;&amp;[.B177]&amp;&quot;';&quot;" office:value-type="string" office:string-value="locations[&quot;513&quot;]='Ohio';">
            <text:p>locations["513"]='Ohio';</text:p>
          </table:table-cell>
        </table:table-row>
        <table:table-row table:style-name="ro2">
          <table:table-cell office:value-type="string">
            <text:p><text:a xlink:href="https://www.areacodelocations.info/5/514.html">514</text:a></text:p>
          </table:table-cell>
          <table:table-cell office:value-type="string">
            <text:p>Quebec</text:p>
          </table:table-cell>
          <table:table-cell office:value-type="string">
            <text:p>514/438/263</text:p>
          </table:table-cell>
          <table:table-cell office:value-type="string">
            <text:p>E</text:p>
          </table:table-cell>
          <table:table-cell table:formula="of:=&quot;locations[&quot;&quot;&quot;&amp;[.A178]&amp;&quot;&quot;&quot;]='&quot;&amp;[.B178]&amp;&quot;';&quot;" office:value-type="string" office:string-value="locations[&quot;514&quot;]='Quebec';">
            <text:p>locations["514"]='Quebec';</text:p>
          </table:table-cell>
        </table:table-row>
        <table:table-row table:style-name="ro2">
          <table:table-cell office:value-type="string">
            <text:p><text:a xlink:href="https://www.areacodelocations.info/5/515.html">515</text:a></text:p>
          </table:table-cell>
          <table:table-cell office:value-type="string">
            <text:p>Iowa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table:formula="of:=&quot;locations[&quot;&quot;&quot;&amp;[.A179]&amp;&quot;&quot;&quot;]='&quot;&amp;[.B179]&amp;&quot;';&quot;" office:value-type="string" office:string-value="locations[&quot;515&quot;]='Iowa';">
            <text:p>locations["515"]='Iowa';</text:p>
          </table:table-cell>
        </table:table-row>
        <table:table-row table:style-name="ro2">
          <table:table-cell office:value-type="string">
            <text:p><text:a xlink:href="https://www.areacodelocations.info/5/516.html">516</text:a></text:p>
          </table:table-cell>
          <table:table-cell office:value-type="string">
            <text:p>New York</text:p>
          </table:table-cell>
          <table:table-cell office:value-type="string">
            <text:p>516/363</text:p>
          </table:table-cell>
          <table:table-cell office:value-type="string">
            <text:p>E</text:p>
          </table:table-cell>
          <table:table-cell table:formula="of:=&quot;locations[&quot;&quot;&quot;&amp;[.A180]&amp;&quot;&quot;&quot;]='&quot;&amp;[.B180]&amp;&quot;';&quot;" office:value-type="string" office:string-value="locations[&quot;516&quot;]='New York';">
            <text:p>locations["516"]='New York';</text:p>
          </table:table-cell>
        </table:table-row>
        <table:table-row table:style-name="ro2">
          <table:table-cell office:value-type="string">
            <text:p><text:a xlink:href="https://www.areacodelocations.info/5/517.html">517</text:a></text:p>
          </table:table-cell>
          <table:table-cell office:value-type="string">
            <text:p>Michigan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table:formula="of:=&quot;locations[&quot;&quot;&quot;&amp;[.A181]&amp;&quot;&quot;&quot;]='&quot;&amp;[.B181]&amp;&quot;';&quot;" office:value-type="string" office:string-value="locations[&quot;517&quot;]='Michigan';">
            <text:p>locations["517"]='Michigan';</text:p>
          </table:table-cell>
        </table:table-row>
        <table:table-row table:style-name="ro2">
          <table:table-cell office:value-type="string">
            <text:p><text:a xlink:href="https://www.areacodelocations.info/5/518.html">518</text:a></text:p>
          </table:table-cell>
          <table:table-cell office:value-type="string">
            <text:p>New York</text:p>
          </table:table-cell>
          <table:table-cell office:value-type="string">
            <text:p>518/838</text:p>
          </table:table-cell>
          <table:table-cell office:value-type="string">
            <text:p>E</text:p>
          </table:table-cell>
          <table:table-cell table:formula="of:=&quot;locations[&quot;&quot;&quot;&amp;[.A182]&amp;&quot;&quot;&quot;]='&quot;&amp;[.B182]&amp;&quot;';&quot;" office:value-type="string" office:string-value="locations[&quot;518&quot;]='New York';">
            <text:p>locations["518"]='New York';</text:p>
          </table:table-cell>
        </table:table-row>
        <table:table-row table:style-name="ro3">
          <table:table-cell office:value-type="string">
            <text:p><text:a xlink:href="https://www.areacodelocations.info/5/519.html">519</text:a></text:p>
          </table:table-cell>
          <table:table-cell office:value-type="string">
            <text:p>Ontario</text:p>
          </table:table-cell>
          <table:table-cell office:value-type="string">
            <text:p>519/226/548/382</text:p>
          </table:table-cell>
          <table:table-cell office:value-type="string">
            <text:p>E</text:p>
          </table:table-cell>
          <table:table-cell table:formula="of:=&quot;locations[&quot;&quot;&quot;&amp;[.A183]&amp;&quot;&quot;&quot;]='&quot;&amp;[.B183]&amp;&quot;';&quot;" office:value-type="string" office:string-value="locations[&quot;519&quot;]='Ontario';">
            <text:p>locations["519"]='Ontario';</text:p>
          </table:table-cell>
        </table:table-row>
        <table:table-row table:style-name="ro2">
          <table:table-cell office:value-type="string">
            <text:p><text:a xlink:href="https://www.areacodelocations.info/5/520.html">520</text:a></text:p>
          </table:table-cell>
          <table:table-cell office:value-type="string">
            <text:p>Arizona</text:p>
          </table:table-cell>
          <table:table-cell office:value-type="string">
            <text:p>-</text:p>
          </table:table-cell>
          <table:table-cell office:value-type="string">
            <text:p>MST</text:p>
          </table:table-cell>
          <table:table-cell table:formula="of:=&quot;locations[&quot;&quot;&quot;&amp;[.A184]&amp;&quot;&quot;&quot;]='&quot;&amp;[.B184]&amp;&quot;';&quot;" office:value-type="string" office:string-value="locations[&quot;520&quot;]='Arizona';">
            <text:p>locations["520"]='Arizona';</text:p>
          </table:table-cell>
        </table:table-row>
        <table:table-row table:style-name="ro2">
          <table:table-cell office:value-type="string">
            <text:p><text:a xlink:href="https://www.areacodelocations.info/5/530.html">530</text:a></text:p>
          </table:table-cell>
          <table:table-cell office:value-type="string">
            <text:p>California</text:p>
          </table:table-cell>
          <table:table-cell office:value-type="string">
            <text:p>-</text:p>
          </table:table-cell>
          <table:table-cell office:value-type="string">
            <text:p>P</text:p>
          </table:table-cell>
          <table:table-cell table:formula="of:=&quot;locations[&quot;&quot;&quot;&amp;[.A185]&amp;&quot;&quot;&quot;]='&quot;&amp;[.B185]&amp;&quot;';&quot;" office:value-type="string" office:string-value="locations[&quot;530&quot;]='California';">
            <text:p>locations["530"]='California';</text:p>
          </table:table-cell>
        </table:table-row>
        <table:table-row table:style-name="ro2">
          <table:table-cell office:value-type="string">
            <text:p><text:a xlink:href="https://www.areacodelocations.info/5/531.html">531</text:a></text:p>
          </table:table-cell>
          <table:table-cell office:value-type="string">
            <text:p>Nebraska</text:p>
          </table:table-cell>
          <table:table-cell office:value-type="string">
            <text:p>402/531</text:p>
          </table:table-cell>
          <table:table-cell office:value-type="string">
            <text:p>C</text:p>
          </table:table-cell>
          <table:table-cell table:formula="of:=&quot;locations[&quot;&quot;&quot;&amp;[.A186]&amp;&quot;&quot;&quot;]='&quot;&amp;[.B186]&amp;&quot;';&quot;" office:value-type="string" office:string-value="locations[&quot;531&quot;]='Nebraska';">
            <text:p>locations["531"]='Nebraska';</text:p>
          </table:table-cell>
        </table:table-row>
        <table:table-row table:style-name="ro5">
          <table:table-cell office:value-type="float" office:value="533">
            <text:p>533</text:p>
          </table:table-cell>
          <table:table-cell office:value-type="string">
            <text:p>Personal Communications Services</text:p>
          </table:table-cell>
          <table:table-cell table:number-columns-repeated="2" office:value-type="string">
            <text:p>-</text:p>
          </table:table-cell>
          <table:table-cell table:formula="of:=&quot;locations[&quot;&quot;&quot;&amp;[.A187]&amp;&quot;&quot;&quot;]='&quot;&amp;[.B187]&amp;&quot;';&quot;" office:value-type="string" office:string-value="locations[&quot;533&quot;]='Personal Communications Services';">
            <text:p>locations["533"]='Personal Communications Services';</text:p>
          </table:table-cell>
        </table:table-row>
        <table:table-row table:style-name="ro2">
          <table:table-cell office:value-type="string">
            <text:p><text:a xlink:href="https://www.areacodelocations.info/5/534.html">534</text:a></text:p>
          </table:table-cell>
          <table:table-cell office:value-type="string">
            <text:p>Wisconsin</text:p>
          </table:table-cell>
          <table:table-cell office:value-type="string">
            <text:p>715/534</text:p>
          </table:table-cell>
          <table:table-cell office:value-type="string">
            <text:p>C</text:p>
          </table:table-cell>
          <table:table-cell table:formula="of:=&quot;locations[&quot;&quot;&quot;&amp;[.A188]&amp;&quot;&quot;&quot;]='&quot;&amp;[.B188]&amp;&quot;';&quot;" office:value-type="string" office:string-value="locations[&quot;534&quot;]='Wisconsin';">
            <text:p>locations["534"]='Wisconsin';</text:p>
          </table:table-cell>
        </table:table-row>
        <table:table-row table:style-name="ro2">
          <table:table-cell office:value-type="string">
            <text:p><text:a xlink:href="https://www.areacodelocations.info/5/539.html">539</text:a></text:p>
          </table:table-cell>
          <table:table-cell office:value-type="string">
            <text:p>Oklahoma</text:p>
          </table:table-cell>
          <table:table-cell office:value-type="string">
            <text:p>918/539</text:p>
          </table:table-cell>
          <table:table-cell office:value-type="string">
            <text:p>C</text:p>
          </table:table-cell>
          <table:table-cell table:formula="of:=&quot;locations[&quot;&quot;&quot;&amp;[.A189]&amp;&quot;&quot;&quot;]='&quot;&amp;[.B189]&amp;&quot;';&quot;" office:value-type="string" office:string-value="locations[&quot;539&quot;]='Oklahoma';">
            <text:p>locations["539"]='Oklahoma';</text:p>
          </table:table-cell>
        </table:table-row>
        <table:table-row table:style-name="ro2">
          <table:table-cell office:value-type="string">
            <text:p><text:a xlink:href="https://www.areacodelocations.info/5/540.html">540</text:a></text:p>
          </table:table-cell>
          <table:table-cell office:value-type="string">
            <text:p>Virginia</text:p>
          </table:table-cell>
          <table:table-cell office:value-type="string">
            <text:p>540/826</text:p>
          </table:table-cell>
          <table:table-cell office:value-type="string">
            <text:p>E</text:p>
          </table:table-cell>
          <table:table-cell table:formula="of:=&quot;locations[&quot;&quot;&quot;&amp;[.A190]&amp;&quot;&quot;&quot;]='&quot;&amp;[.B190]&amp;&quot;';&quot;" office:value-type="string" office:string-value="locations[&quot;540&quot;]='Virginia';">
            <text:p>locations["540"]='Virginia';</text:p>
          </table:table-cell>
        </table:table-row>
        <table:table-row table:style-name="ro2">
          <table:table-cell office:value-type="string">
            <text:p><text:a xlink:href="https://www.areacodelocations.info/5/541.html">541</text:a></text:p>
          </table:table-cell>
          <table:table-cell office:value-type="string">
            <text:p>Oregon</text:p>
          </table:table-cell>
          <table:table-cell office:value-type="string">
            <text:p>541/458</text:p>
          </table:table-cell>
          <table:table-cell office:value-type="string">
            <text:p>M/P</text:p>
          </table:table-cell>
          <table:table-cell table:formula="of:=&quot;locations[&quot;&quot;&quot;&amp;[.A191]&amp;&quot;&quot;&quot;]='&quot;&amp;[.B191]&amp;&quot;';&quot;" office:value-type="string" office:string-value="locations[&quot;541&quot;]='Oregon';">
            <text:p>locations["541"]='Oregon';</text:p>
          </table:table-cell>
        </table:table-row>
        <table:table-row table:style-name="ro5">
          <table:table-cell office:value-type="float" office:value="544">
            <text:p>544</text:p>
          </table:table-cell>
          <table:table-cell office:value-type="string">
            <text:p>Personal Communications Services</text:p>
          </table:table-cell>
          <table:table-cell table:number-columns-repeated="2" office:value-type="string">
            <text:p>-</text:p>
          </table:table-cell>
          <table:table-cell table:formula="of:=&quot;locations[&quot;&quot;&quot;&amp;[.A192]&amp;&quot;&quot;&quot;]='&quot;&amp;[.B192]&amp;&quot;';&quot;" office:value-type="string" office:string-value="locations[&quot;544&quot;]='Personal Communications Services';">
            <text:p>locations["544"]='Personal Communications Services';</text:p>
          </table:table-cell>
        </table:table-row>
        <table:table-row table:style-name="ro3">
          <table:table-cell office:value-type="string">
            <text:p><text:a xlink:href="https://www.areacodelocations.info/5/548.html">548</text:a></text:p>
          </table:table-cell>
          <table:table-cell office:value-type="string">
            <text:p>Ontario</text:p>
          </table:table-cell>
          <table:table-cell office:value-type="string">
            <text:p>519/226/548/382</text:p>
          </table:table-cell>
          <table:table-cell office:value-type="string">
            <text:p>E</text:p>
          </table:table-cell>
          <table:table-cell table:formula="of:=&quot;locations[&quot;&quot;&quot;&amp;[.A193]&amp;&quot;&quot;&quot;]='&quot;&amp;[.B193]&amp;&quot;';&quot;" office:value-type="string" office:string-value="locations[&quot;548&quot;]='Ontario';">
            <text:p>locations["548"]='Ontario';</text:p>
          </table:table-cell>
        </table:table-row>
        <table:table-row table:style-name="ro2">
          <table:table-cell office:value-type="string">
            <text:p><text:a xlink:href="https://www.areacodelocations.info/5/551.html">551</text:a></text:p>
          </table:table-cell>
          <table:table-cell office:value-type="string">
            <text:p>New Jersey</text:p>
          </table:table-cell>
          <table:table-cell office:value-type="string">
            <text:p>201/551</text:p>
          </table:table-cell>
          <table:table-cell office:value-type="string">
            <text:p>E</text:p>
          </table:table-cell>
          <table:table-cell table:formula="of:=&quot;locations[&quot;&quot;&quot;&amp;[.A194]&amp;&quot;&quot;&quot;]='&quot;&amp;[.B194]&amp;&quot;';&quot;" office:value-type="string" office:string-value="locations[&quot;551&quot;]='New Jersey';">
            <text:p>locations["551"]='New Jersey';</text:p>
          </table:table-cell>
        </table:table-row>
        <table:table-row table:style-name="ro2">
          <table:table-cell office:value-type="string">
            <text:p><text:a xlink:href="https://www.areacodelocations.info/5/557.html">557</text:a></text:p>
          </table:table-cell>
          <table:table-cell office:value-type="string">
            <text:p>Missouri</text:p>
          </table:table-cell>
          <table:table-cell office:value-type="string">
            <text:p>314/557</text:p>
          </table:table-cell>
          <table:table-cell office:value-type="string">
            <text:p>C</text:p>
          </table:table-cell>
          <table:table-cell table:formula="of:=&quot;locations[&quot;&quot;&quot;&amp;[.A195]&amp;&quot;&quot;&quot;]='&quot;&amp;[.B195]&amp;&quot;';&quot;" office:value-type="string" office:string-value="locations[&quot;557&quot;]='Missouri';">
            <text:p>locations["557"]='Missouri';</text:p>
          </table:table-cell>
        </table:table-row>
        <table:table-row table:style-name="ro2">
          <table:table-cell office:value-type="string">
            <text:p><text:a xlink:href="https://www.areacodelocations.info/5/559.html">559</text:a></text:p>
          </table:table-cell>
          <table:table-cell office:value-type="string">
            <text:p>California</text:p>
          </table:table-cell>
          <table:table-cell office:value-type="string">
            <text:p>-</text:p>
          </table:table-cell>
          <table:table-cell office:value-type="string">
            <text:p>P</text:p>
          </table:table-cell>
          <table:table-cell table:formula="of:=&quot;locations[&quot;&quot;&quot;&amp;[.A196]&amp;&quot;&quot;&quot;]='&quot;&amp;[.B196]&amp;&quot;';&quot;" office:value-type="string" office:string-value="locations[&quot;559&quot;]='California';">
            <text:p>locations["559"]='California';</text:p>
          </table:table-cell>
        </table:table-row>
        <table:table-row table:style-name="ro2">
          <table:table-cell office:value-type="string">
            <text:p><text:a xlink:href="https://www.areacodelocations.info/5/561.html">561</text:a></text:p>
          </table:table-cell>
          <table:table-cell office:value-type="string">
            <text:p>Florida</text:p>
          </table:table-cell>
          <table:table-cell office:value-type="string">
            <text:p>561/728</text:p>
          </table:table-cell>
          <table:table-cell office:value-type="string">
            <text:p>E</text:p>
          </table:table-cell>
          <table:table-cell table:formula="of:=&quot;locations[&quot;&quot;&quot;&amp;[.A197]&amp;&quot;&quot;&quot;]='&quot;&amp;[.B197]&amp;&quot;';&quot;" office:value-type="string" office:string-value="locations[&quot;561&quot;]='Florida';">
            <text:p>locations["561"]='Florida';</text:p>
          </table:table-cell>
        </table:table-row>
        <table:table-row table:style-name="ro2">
          <table:table-cell office:value-type="string">
            <text:p><text:a xlink:href="https://www.areacodelocations.info/5/562.html">562</text:a></text:p>
          </table:table-cell>
          <table:table-cell office:value-type="string">
            <text:p>California</text:p>
          </table:table-cell>
          <table:table-cell office:value-type="string">
            <text:p>-</text:p>
          </table:table-cell>
          <table:table-cell office:value-type="string">
            <text:p>P</text:p>
          </table:table-cell>
          <table:table-cell table:formula="of:=&quot;locations[&quot;&quot;&quot;&amp;[.A198]&amp;&quot;&quot;&quot;]='&quot;&amp;[.B198]&amp;&quot;';&quot;" office:value-type="string" office:string-value="locations[&quot;562&quot;]='California';">
            <text:p>locations["562"]='California';</text:p>
          </table:table-cell>
        </table:table-row>
        <table:table-row table:style-name="ro2">
          <table:table-cell office:value-type="string">
            <text:p><text:a xlink:href="https://www.areacodelocations.info/5/563.html">563</text:a></text:p>
          </table:table-cell>
          <table:table-cell office:value-type="string">
            <text:p>Iowa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table:formula="of:=&quot;locations[&quot;&quot;&quot;&amp;[.A199]&amp;&quot;&quot;&quot;]='&quot;&amp;[.B199]&amp;&quot;';&quot;" office:value-type="string" office:string-value="locations[&quot;563&quot;]='Iowa';">
            <text:p>locations["563"]='Iowa';</text:p>
          </table:table-cell>
        </table:table-row>
        <table:table-row table:style-name="ro2">
          <table:table-cell office:value-type="string">
            <text:p><text:a xlink:href="https://www.areacodelocations.info/5/564.html">564</text:a></text:p>
          </table:table-cell>
          <table:table-cell office:value-type="string">
            <text:p>Washington</text:p>
          </table:table-cell>
          <table:table-cell office:value-type="string">
            <text:p>360/564</text:p>
          </table:table-cell>
          <table:table-cell office:value-type="string">
            <text:p>P</text:p>
          </table:table-cell>
          <table:table-cell table:formula="of:=&quot;locations[&quot;&quot;&quot;&amp;[.A200]&amp;&quot;&quot;&quot;]='&quot;&amp;[.B200]&amp;&quot;';&quot;" office:value-type="string" office:string-value="locations[&quot;564&quot;]='Washington';">
            <text:p>locations["564"]='Washington';</text:p>
          </table:table-cell>
        </table:table-row>
        <table:table-row table:style-name="ro5">
          <table:table-cell office:value-type="float" office:value="566">
            <text:p>566</text:p>
          </table:table-cell>
          <table:table-cell office:value-type="string">
            <text:p>Personal Communications Services</text:p>
          </table:table-cell>
          <table:table-cell table:number-columns-repeated="2" office:value-type="string">
            <text:p>-</text:p>
          </table:table-cell>
          <table:table-cell table:formula="of:=&quot;locations[&quot;&quot;&quot;&amp;[.A201]&amp;&quot;&quot;&quot;]='&quot;&amp;[.B201]&amp;&quot;';&quot;" office:value-type="string" office:string-value="locations[&quot;566&quot;]='Personal Communications Services';">
            <text:p>locations["566"]='Personal Communications Services';</text:p>
          </table:table-cell>
        </table:table-row>
        <table:table-row table:style-name="ro2">
          <table:table-cell office:value-type="string">
            <text:p><text:a xlink:href="https://www.areacodelocations.info/5/567.html">567</text:a></text:p>
          </table:table-cell>
          <table:table-cell office:value-type="string">
            <text:p>Ohio</text:p>
          </table:table-cell>
          <table:table-cell office:value-type="string">
            <text:p>419/567</text:p>
          </table:table-cell>
          <table:table-cell office:value-type="string">
            <text:p>E</text:p>
          </table:table-cell>
          <table:table-cell table:formula="of:=&quot;locations[&quot;&quot;&quot;&amp;[.A202]&amp;&quot;&quot;&quot;]='&quot;&amp;[.B202]&amp;&quot;';&quot;" office:value-type="string" office:string-value="locations[&quot;567&quot;]='Ohio';">
            <text:p>locations["567"]='Ohio';</text:p>
          </table:table-cell>
        </table:table-row>
        <table:table-row table:style-name="ro2">
          <table:table-cell office:value-type="string">
            <text:p><text:a xlink:href="https://www.areacodelocations.info/5/570.html">570</text:a></text:p>
          </table:table-cell>
          <table:table-cell office:value-type="string">
            <text:p>Pennsylvania</text:p>
          </table:table-cell>
          <table:table-cell office:value-type="string">
            <text:p>570/272</text:p>
          </table:table-cell>
          <table:table-cell office:value-type="string">
            <text:p>E</text:p>
          </table:table-cell>
          <table:table-cell table:formula="of:=&quot;locations[&quot;&quot;&quot;&amp;[.A203]&amp;&quot;&quot;&quot;]='&quot;&amp;[.B203]&amp;&quot;';&quot;" office:value-type="string" office:string-value="locations[&quot;570&quot;]='Pennsylvania';">
            <text:p>locations["570"]='Pennsylvania';</text:p>
          </table:table-cell>
        </table:table-row>
        <table:table-row table:style-name="ro2">
          <table:table-cell office:value-type="string">
            <text:p><text:a xlink:href="https://www.areacodelocations.info/5/571.html">571</text:a></text:p>
          </table:table-cell>
          <table:table-cell office:value-type="string">
            <text:p>Virginia</text:p>
          </table:table-cell>
          <table:table-cell office:value-type="string">
            <text:p>703/571</text:p>
          </table:table-cell>
          <table:table-cell office:value-type="string">
            <text:p>E</text:p>
          </table:table-cell>
          <table:table-cell table:formula="of:=&quot;locations[&quot;&quot;&quot;&amp;[.A204]&amp;&quot;&quot;&quot;]='&quot;&amp;[.B204]&amp;&quot;';&quot;" office:value-type="string" office:string-value="locations[&quot;571&quot;]='Virginia';">
            <text:p>locations["571"]='Virginia';</text:p>
          </table:table-cell>
        </table:table-row>
        <table:table-row table:style-name="ro2">
          <table:table-cell office:value-type="string">
            <text:p><text:a xlink:href="https://www.areacodelocations.info/5/572.html">572</text:a></text:p>
          </table:table-cell>
          <table:table-cell office:value-type="string">
            <text:p>Oklahoma</text:p>
          </table:table-cell>
          <table:table-cell office:value-type="string">
            <text:p>405/572</text:p>
          </table:table-cell>
          <table:table-cell office:value-type="string">
            <text:p>C</text:p>
          </table:table-cell>
          <table:table-cell table:formula="of:=&quot;locations[&quot;&quot;&quot;&amp;[.A205]&amp;&quot;&quot;&quot;]='&quot;&amp;[.B205]&amp;&quot;';&quot;" office:value-type="string" office:string-value="locations[&quot;572&quot;]='Oklahoma';">
            <text:p>locations["572"]='Oklahoma';</text:p>
          </table:table-cell>
        </table:table-row>
        <table:table-row table:style-name="ro2">
          <table:table-cell office:value-type="string">
            <text:p><text:a xlink:href="https://www.areacodelocations.info/5/573.html">573</text:a></text:p>
          </table:table-cell>
          <table:table-cell office:value-type="string">
            <text:p>Missouri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table:formula="of:=&quot;locations[&quot;&quot;&quot;&amp;[.A206]&amp;&quot;&quot;&quot;]='&quot;&amp;[.B206]&amp;&quot;';&quot;" office:value-type="string" office:string-value="locations[&quot;573&quot;]='Missouri';">
            <text:p>locations["573"]='Missouri';</text:p>
          </table:table-cell>
        </table:table-row>
        <table:table-row table:style-name="ro2">
          <table:table-cell office:value-type="string">
            <text:p><text:a xlink:href="https://www.areacodelocations.info/5/574.html">574</text:a></text:p>
          </table:table-cell>
          <table:table-cell office:value-type="string">
            <text:p>Indiana</text:p>
          </table:table-cell>
          <table:table-cell office:value-type="string">
            <text:p>-</text:p>
          </table:table-cell>
          <table:table-cell office:value-type="string">
            <text:p>E/C</text:p>
          </table:table-cell>
          <table:table-cell table:formula="of:=&quot;locations[&quot;&quot;&quot;&amp;[.A207]&amp;&quot;&quot;&quot;]='&quot;&amp;[.B207]&amp;&quot;';&quot;" office:value-type="string" office:string-value="locations[&quot;574&quot;]='Indiana';">
            <text:p>locations["574"]='Indiana';</text:p>
          </table:table-cell>
        </table:table-row>
        <table:table-row table:style-name="ro2">
          <table:table-cell office:value-type="string">
            <text:p><text:a xlink:href="https://www.areacodelocations.info/5/575.html">575</text:a></text:p>
          </table:table-cell>
          <table:table-cell office:value-type="string">
            <text:p>New Mexico</text:p>
          </table:table-cell>
          <table:table-cell office:value-type="string">
            <text:p>-</text:p>
          </table:table-cell>
          <table:table-cell office:value-type="string">
            <text:p>M</text:p>
          </table:table-cell>
          <table:table-cell table:formula="of:=&quot;locations[&quot;&quot;&quot;&amp;[.A208]&amp;&quot;&quot;&quot;]='&quot;&amp;[.B208]&amp;&quot;';&quot;" office:value-type="string" office:string-value="locations[&quot;575&quot;]='New Mexico';">
            <text:p>locations["575"]='New Mexico';</text:p>
          </table:table-cell>
        </table:table-row>
        <table:table-row table:style-name="ro5">
          <table:table-cell office:value-type="float" office:value="577">
            <text:p>577</text:p>
          </table:table-cell>
          <table:table-cell office:value-type="string">
            <text:p>Personal Communications Services</text:p>
          </table:table-cell>
          <table:table-cell table:number-columns-repeated="2" office:value-type="string">
            <text:p>-</text:p>
          </table:table-cell>
          <table:table-cell table:formula="of:=&quot;locations[&quot;&quot;&quot;&amp;[.A209]&amp;&quot;&quot;&quot;]='&quot;&amp;[.B209]&amp;&quot;';&quot;" office:value-type="string" office:string-value="locations[&quot;577&quot;]='Personal Communications Services';">
            <text:p>locations["577"]='Personal Communications Services';</text:p>
          </table:table-cell>
        </table:table-row>
        <table:table-row table:style-name="ro2">
          <table:table-cell office:value-type="string">
            <text:p><text:a xlink:href="https://www.areacodelocations.info/5/579.html">579</text:a></text:p>
          </table:table-cell>
          <table:table-cell office:value-type="string">
            <text:p>Quebec</text:p>
          </table:table-cell>
          <table:table-cell office:value-type="string">
            <text:p>450/579/354</text:p>
          </table:table-cell>
          <table:table-cell office:value-type="string">
            <text:p>E</text:p>
          </table:table-cell>
          <table:table-cell table:formula="of:=&quot;locations[&quot;&quot;&quot;&amp;[.A210]&amp;&quot;&quot;&quot;]='&quot;&amp;[.B210]&amp;&quot;';&quot;" office:value-type="string" office:string-value="locations[&quot;579&quot;]='Quebec';">
            <text:p>locations["579"]='Quebec';</text:p>
          </table:table-cell>
        </table:table-row>
        <table:table-row table:style-name="ro2">
          <table:table-cell office:value-type="string">
            <text:p><text:a xlink:href="https://www.areacodelocations.info/5/580.html">580</text:a></text:p>
          </table:table-cell>
          <table:table-cell office:value-type="string">
            <text:p>Oklahoma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table:formula="of:=&quot;locations[&quot;&quot;&quot;&amp;[.A211]&amp;&quot;&quot;&quot;]='&quot;&amp;[.B211]&amp;&quot;';&quot;" office:value-type="string" office:string-value="locations[&quot;580&quot;]='Oklahoma';">
            <text:p>locations["580"]='Oklahoma';</text:p>
          </table:table-cell>
        </table:table-row>
        <table:table-row table:style-name="ro2">
          <table:table-cell office:value-type="string">
            <text:p><text:a xlink:href="https://www.areacodelocations.info/5/581.html">581</text:a></text:p>
          </table:table-cell>
          <table:table-cell office:value-type="string">
            <text:p>Quebec</text:p>
          </table:table-cell>
          <table:table-cell office:value-type="string">
            <text:p>418/581/367</text:p>
          </table:table-cell>
          <table:table-cell office:value-type="string">
            <text:p>E</text:p>
          </table:table-cell>
          <table:table-cell table:formula="of:=&quot;locations[&quot;&quot;&quot;&amp;[.A212]&amp;&quot;&quot;&quot;]='&quot;&amp;[.B212]&amp;&quot;';&quot;" office:value-type="string" office:string-value="locations[&quot;581&quot;]='Quebec';">
            <text:p>locations["581"]='Quebec';</text:p>
          </table:table-cell>
        </table:table-row>
        <table:table-row table:style-name="ro2">
          <table:table-cell office:value-type="string">
            <text:p><text:a xlink:href="https://www.areacodelocations.info/5/582.html">582</text:a></text:p>
          </table:table-cell>
          <table:table-cell office:value-type="string">
            <text:p>Pennsylvania</text:p>
          </table:table-cell>
          <table:table-cell office:value-type="string">
            <text:p>814/582</text:p>
          </table:table-cell>
          <table:table-cell office:value-type="string">
            <text:p>E</text:p>
          </table:table-cell>
          <table:table-cell table:formula="of:=&quot;locations[&quot;&quot;&quot;&amp;[.A213]&amp;&quot;&quot;&quot;]='&quot;&amp;[.B213]&amp;&quot;';&quot;" office:value-type="string" office:string-value="locations[&quot;582&quot;]='Pennsylvania';">
            <text:p>locations["582"]='Pennsylvania';</text:p>
          </table:table-cell>
        </table:table-row>
        <table:table-row table:style-name="ro2">
          <table:table-cell office:value-type="string">
            <text:p><text:a xlink:href="https://www.areacodelocations.info/5/584.html">584</text:a></text:p>
          </table:table-cell>
          <table:table-cell office:value-type="string">
            <text:p>Manitoba</text:p>
          </table:table-cell>
          <table:table-cell office:value-type="string">
            <text:p>204/431/584</text:p>
          </table:table-cell>
          <table:table-cell office:value-type="string">
            <text:p>C</text:p>
          </table:table-cell>
          <table:table-cell table:formula="of:=&quot;locations[&quot;&quot;&quot;&amp;[.A214]&amp;&quot;&quot;&quot;]='&quot;&amp;[.B214]&amp;&quot;';&quot;" office:value-type="string" office:string-value="locations[&quot;584&quot;]='Manitoba';">
            <text:p>locations["584"]='Manitoba';</text:p>
          </table:table-cell>
        </table:table-row>
        <table:table-row table:style-name="ro2">
          <table:table-cell office:value-type="string">
            <text:p><text:a xlink:href="https://www.areacodelocations.info/5/585.html">585</text:a></text:p>
          </table:table-cell>
          <table:table-cell office:value-type="string">
            <text:p>New York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table:formula="of:=&quot;locations[&quot;&quot;&quot;&amp;[.A215]&amp;&quot;&quot;&quot;]='&quot;&amp;[.B215]&amp;&quot;';&quot;" office:value-type="string" office:string-value="locations[&quot;585&quot;]='New York';">
            <text:p>locations["585"]='New York';</text:p>
          </table:table-cell>
        </table:table-row>
        <table:table-row table:style-name="ro2">
          <table:table-cell office:value-type="string">
            <text:p><text:a xlink:href="https://www.areacodelocations.info/5/586.html">586</text:a></text:p>
          </table:table-cell>
          <table:table-cell office:value-type="string">
            <text:p>Michigan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table:formula="of:=&quot;locations[&quot;&quot;&quot;&amp;[.A216]&amp;&quot;&quot;&quot;]='&quot;&amp;[.B216]&amp;&quot;';&quot;" office:value-type="string" office:string-value="locations[&quot;586&quot;]='Michigan';">
            <text:p>locations["586"]='Michigan';</text:p>
          </table:table-cell>
        </table:table-row>
        <table:table-row table:style-name="ro4">
          <table:table-cell office:value-type="string">
            <text:p><text:a xlink:href="https://www.areacodelocations.info/5/587.html">587</text:a></text:p>
          </table:table-cell>
          <table:table-cell office:value-type="string">
            <text:p>Alberta</text:p>
          </table:table-cell>
          <table:table-cell office:value-type="string">
            <text:p>403/587/825/368 &amp; 780/587/825/368</text:p>
          </table:table-cell>
          <table:table-cell office:value-type="string">
            <text:p>M</text:p>
          </table:table-cell>
          <table:table-cell table:formula="of:=&quot;locations[&quot;&quot;&quot;&amp;[.A217]&amp;&quot;&quot;&quot;]='&quot;&amp;[.B217]&amp;&quot;';&quot;" office:value-type="string" office:string-value="locations[&quot;587&quot;]='Alberta';">
            <text:p>locations["587"]='Alberta';</text:p>
          </table:table-cell>
        </table:table-row>
        <table:table-row table:style-name="ro5">
          <table:table-cell office:value-type="float" office:value="600">
            <text:p>600</text:p>
          </table:table-cell>
          <table:table-cell office:value-type="string">
            <text:p>Canada only, Non Geographic</text:p>
          </table:table-cell>
          <table:table-cell table:number-columns-repeated="2" office:value-type="string">
            <text:p>-</text:p>
          </table:table-cell>
          <table:table-cell table:formula="of:=&quot;locations[&quot;&quot;&quot;&amp;[.A218]&amp;&quot;&quot;&quot;]='&quot;&amp;[.B218]&amp;&quot;';&quot;" office:value-type="string" office:string-value="locations[&quot;600&quot;]='Canada only, Non Geographic';">
            <text:p>locations["600"]='Canada only, Non Geographic';</text:p>
          </table:table-cell>
        </table:table-row>
        <table:table-row table:style-name="ro2">
          <table:table-cell office:value-type="string">
            <text:p><text:a xlink:href="https://www.areacodelocations.info/6/601.html">601</text:a></text:p>
          </table:table-cell>
          <table:table-cell office:value-type="string">
            <text:p>Mississippi</text:p>
          </table:table-cell>
          <table:table-cell office:value-type="string">
            <text:p>601/769</text:p>
          </table:table-cell>
          <table:table-cell office:value-type="string">
            <text:p>C</text:p>
          </table:table-cell>
          <table:table-cell table:formula="of:=&quot;locations[&quot;&quot;&quot;&amp;[.A219]&amp;&quot;&quot;&quot;]='&quot;&amp;[.B219]&amp;&quot;';&quot;" office:value-type="string" office:string-value="locations[&quot;601&quot;]='Mississippi';">
            <text:p>locations["601"]='Mississippi';</text:p>
          </table:table-cell>
        </table:table-row>
        <table:table-row table:style-name="ro2">
          <table:table-cell office:value-type="string">
            <text:p><text:a xlink:href="https://www.areacodelocations.info/6/602.html">602</text:a></text:p>
          </table:table-cell>
          <table:table-cell office:value-type="string">
            <text:p>Arizona</text:p>
          </table:table-cell>
          <table:table-cell office:value-type="string">
            <text:p>480/602/623</text:p>
          </table:table-cell>
          <table:table-cell office:value-type="string">
            <text:p>MST</text:p>
          </table:table-cell>
          <table:table-cell table:formula="of:=&quot;locations[&quot;&quot;&quot;&amp;[.A220]&amp;&quot;&quot;&quot;]='&quot;&amp;[.B220]&amp;&quot;';&quot;" office:value-type="string" office:string-value="locations[&quot;602&quot;]='Arizona';">
            <text:p>locations["602"]='Arizona';</text:p>
          </table:table-cell>
        </table:table-row>
        <table:table-row table:style-name="ro3">
          <table:table-cell office:value-type="string">
            <text:p><text:a xlink:href="https://www.areacodelocations.info/6/603.html">603</text:a></text:p>
          </table:table-cell>
          <table:table-cell office:value-type="string">
            <text:p>New Hampshire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table:formula="of:=&quot;locations[&quot;&quot;&quot;&amp;[.A221]&amp;&quot;&quot;&quot;]='&quot;&amp;[.B221]&amp;&quot;';&quot;" office:value-type="string" office:string-value="locations[&quot;603&quot;]='New Hampshire';">
            <text:p>locations["603"]='New Hampshire';</text:p>
          </table:table-cell>
        </table:table-row>
        <table:table-row table:style-name="ro3">
          <table:table-cell office:value-type="string">
            <text:p><text:a xlink:href="https://www.areacodelocations.info/6/604.html">604</text:a></text:p>
          </table:table-cell>
          <table:table-cell office:value-type="string">
            <text:p>British Columbia</text:p>
          </table:table-cell>
          <table:table-cell office:value-type="string">
            <text:p>604/778/236/672</text:p>
          </table:table-cell>
          <table:table-cell office:value-type="string">
            <text:p>P</text:p>
          </table:table-cell>
          <table:table-cell table:formula="of:=&quot;locations[&quot;&quot;&quot;&amp;[.A222]&amp;&quot;&quot;&quot;]='&quot;&amp;[.B222]&amp;&quot;';&quot;" office:value-type="string" office:string-value="locations[&quot;604&quot;]='British Columbia';">
            <text:p>locations["604"]='British Columbia';</text:p>
          </table:table-cell>
        </table:table-row>
        <table:table-row table:style-name="ro2">
          <table:table-cell office:value-type="string">
            <text:p><text:a xlink:href="https://www.areacodelocations.info/6/605.html">605</text:a></text:p>
          </table:table-cell>
          <table:table-cell office:value-type="string">
            <text:p>South Dakota</text:p>
          </table:table-cell>
          <table:table-cell office:value-type="string">
            <text:p>-</text:p>
          </table:table-cell>
          <table:table-cell office:value-type="string">
            <text:p>C/M</text:p>
          </table:table-cell>
          <table:table-cell table:formula="of:=&quot;locations[&quot;&quot;&quot;&amp;[.A223]&amp;&quot;&quot;&quot;]='&quot;&amp;[.B223]&amp;&quot;';&quot;" office:value-type="string" office:string-value="locations[&quot;605&quot;]='South Dakota';">
            <text:p>locations["605"]='South Dakota';</text:p>
          </table:table-cell>
        </table:table-row>
        <table:table-row table:style-name="ro2">
          <table:table-cell office:value-type="string">
            <text:p><text:a xlink:href="https://www.areacodelocations.info/6/606.html">606</text:a></text:p>
          </table:table-cell>
          <table:table-cell office:value-type="string">
            <text:p>Kentucky</text:p>
          </table:table-cell>
          <table:table-cell office:value-type="string">
            <text:p>-</text:p>
          </table:table-cell>
          <table:table-cell office:value-type="string">
            <text:p>E/C</text:p>
          </table:table-cell>
          <table:table-cell table:formula="of:=&quot;locations[&quot;&quot;&quot;&amp;[.A224]&amp;&quot;&quot;&quot;]='&quot;&amp;[.B224]&amp;&quot;';&quot;" office:value-type="string" office:string-value="locations[&quot;606&quot;]='Kentucky';">
            <text:p>locations["606"]='Kentucky';</text:p>
          </table:table-cell>
        </table:table-row>
        <table:table-row table:style-name="ro2">
          <table:table-cell office:value-type="string">
            <text:p><text:a xlink:href="https://www.areacodelocations.info/6/607.html">607</text:a></text:p>
          </table:table-cell>
          <table:table-cell office:value-type="string">
            <text:p>New York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table:formula="of:=&quot;locations[&quot;&quot;&quot;&amp;[.A225]&amp;&quot;&quot;&quot;]='&quot;&amp;[.B225]&amp;&quot;';&quot;" office:value-type="string" office:string-value="locations[&quot;607&quot;]='New York';">
            <text:p>locations["607"]='New York';</text:p>
          </table:table-cell>
        </table:table-row>
        <table:table-row table:style-name="ro2">
          <table:table-cell office:value-type="string">
            <text:p><text:a xlink:href="https://www.areacodelocations.info/6/608.html">608</text:a></text:p>
          </table:table-cell>
          <table:table-cell office:value-type="string">
            <text:p>Wisconsin</text:p>
          </table:table-cell>
          <table:table-cell office:value-type="string">
            <text:p>608/353</text:p>
          </table:table-cell>
          <table:table-cell office:value-type="string">
            <text:p>C</text:p>
          </table:table-cell>
          <table:table-cell table:formula="of:=&quot;locations[&quot;&quot;&quot;&amp;[.A226]&amp;&quot;&quot;&quot;]='&quot;&amp;[.B226]&amp;&quot;';&quot;" office:value-type="string" office:string-value="locations[&quot;608&quot;]='Wisconsin';">
            <text:p>locations["608"]='Wisconsin';</text:p>
          </table:table-cell>
        </table:table-row>
        <table:table-row table:style-name="ro2">
          <table:table-cell office:value-type="string">
            <text:p><text:a xlink:href="https://www.areacodelocations.info/6/609.html">609</text:a></text:p>
          </table:table-cell>
          <table:table-cell office:value-type="string">
            <text:p>New Jersey</text:p>
          </table:table-cell>
          <table:table-cell office:value-type="string">
            <text:p>609/640</text:p>
          </table:table-cell>
          <table:table-cell office:value-type="string">
            <text:p>E</text:p>
          </table:table-cell>
          <table:table-cell table:formula="of:=&quot;locations[&quot;&quot;&quot;&amp;[.A227]&amp;&quot;&quot;&quot;]='&quot;&amp;[.B227]&amp;&quot;';&quot;" office:value-type="string" office:string-value="locations[&quot;609&quot;]='New Jersey';">
            <text:p>locations["609"]='New Jersey';</text:p>
          </table:table-cell>
        </table:table-row>
        <table:table-row table:style-name="ro2">
          <table:table-cell office:value-type="string">
            <text:p><text:a xlink:href="https://www.areacodelocations.info/6/610.html">610</text:a></text:p>
          </table:table-cell>
          <table:table-cell office:value-type="string">
            <text:p>Pennsylvania</text:p>
          </table:table-cell>
          <table:table-cell office:value-type="string">
            <text:p>610/484/835</text:p>
          </table:table-cell>
          <table:table-cell office:value-type="string">
            <text:p>E</text:p>
          </table:table-cell>
          <table:table-cell table:formula="of:=&quot;locations[&quot;&quot;&quot;&amp;[.A228]&amp;&quot;&quot;&quot;]='&quot;&amp;[.B228]&amp;&quot;';&quot;" office:value-type="string" office:string-value="locations[&quot;610&quot;]='Pennsylvania';">
            <text:p>locations["610"]='Pennsylvania';</text:p>
          </table:table-cell>
        </table:table-row>
        <table:table-row table:style-name="ro2">
          <table:table-cell office:value-type="string">
            <text:p><text:a xlink:href="https://www.areacodelocations.info/6/612.html">612</text:a></text:p>
          </table:table-cell>
          <table:table-cell office:value-type="string">
            <text:p>Minnesota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table:formula="of:=&quot;locations[&quot;&quot;&quot;&amp;[.A229]&amp;&quot;&quot;&quot;]='&quot;&amp;[.B229]&amp;&quot;';&quot;" office:value-type="string" office:string-value="locations[&quot;612&quot;]='Minnesota';">
            <text:p>locations["612"]='Minnesota';</text:p>
          </table:table-cell>
        </table:table-row>
        <table:table-row table:style-name="ro2">
          <table:table-cell office:value-type="string">
            <text:p><text:a xlink:href="https://www.areacodelocations.info/6/613.html">613</text:a></text:p>
          </table:table-cell>
          <table:table-cell office:value-type="string">
            <text:p>Ontario</text:p>
          </table:table-cell>
          <table:table-cell office:value-type="string">
            <text:p>613/343/753</text:p>
          </table:table-cell>
          <table:table-cell office:value-type="string">
            <text:p>E</text:p>
          </table:table-cell>
          <table:table-cell table:formula="of:=&quot;locations[&quot;&quot;&quot;&amp;[.A230]&amp;&quot;&quot;&quot;]='&quot;&amp;[.B230]&amp;&quot;';&quot;" office:value-type="string" office:string-value="locations[&quot;613&quot;]='Ontario';">
            <text:p>locations["613"]='Ontario';</text:p>
          </table:table-cell>
        </table:table-row>
        <table:table-row table:style-name="ro2">
          <table:table-cell office:value-type="string">
            <text:p><text:a xlink:href="https://www.areacodelocations.info/6/614.html">614</text:a></text:p>
          </table:table-cell>
          <table:table-cell office:value-type="string">
            <text:p>Ohio</text:p>
          </table:table-cell>
          <table:table-cell office:value-type="string">
            <text:p>614/380</text:p>
          </table:table-cell>
          <table:table-cell office:value-type="string">
            <text:p>E</text:p>
          </table:table-cell>
          <table:table-cell table:formula="of:=&quot;locations[&quot;&quot;&quot;&amp;[.A231]&amp;&quot;&quot;&quot;]='&quot;&amp;[.B231]&amp;&quot;';&quot;" office:value-type="string" office:string-value="locations[&quot;614&quot;]='Ohio';">
            <text:p>locations["614"]='Ohio';</text:p>
          </table:table-cell>
        </table:table-row>
        <table:table-row table:style-name="ro2">
          <table:table-cell office:value-type="string">
            <text:p><text:a xlink:href="https://www.areacodelocations.info/6/615.html">615</text:a></text:p>
          </table:table-cell>
          <table:table-cell office:value-type="string">
            <text:p>Tennessee</text:p>
          </table:table-cell>
          <table:table-cell office:value-type="string">
            <text:p>615/629</text:p>
          </table:table-cell>
          <table:table-cell office:value-type="string">
            <text:p>C</text:p>
          </table:table-cell>
          <table:table-cell table:formula="of:=&quot;locations[&quot;&quot;&quot;&amp;[.A232]&amp;&quot;&quot;&quot;]='&quot;&amp;[.B232]&amp;&quot;';&quot;" office:value-type="string" office:string-value="locations[&quot;615&quot;]='Tennessee';">
            <text:p>locations["615"]='Tennessee';</text:p>
          </table:table-cell>
        </table:table-row>
        <table:table-row table:style-name="ro2">
          <table:table-cell office:value-type="string">
            <text:p><text:a xlink:href="https://www.areacodelocations.info/6/616.html">616</text:a></text:p>
          </table:table-cell>
          <table:table-cell office:value-type="string">
            <text:p>Michigan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table:formula="of:=&quot;locations[&quot;&quot;&quot;&amp;[.A233]&amp;&quot;&quot;&quot;]='&quot;&amp;[.B233]&amp;&quot;';&quot;" office:value-type="string" office:string-value="locations[&quot;616&quot;]='Michigan';">
            <text:p>locations["616"]='Michigan';</text:p>
          </table:table-cell>
        </table:table-row>
        <table:table-row table:style-name="ro2">
          <table:table-cell office:value-type="string">
            <text:p><text:a xlink:href="https://www.areacodelocations.info/6/617.html">617</text:a></text:p>
          </table:table-cell>
          <table:table-cell office:value-type="string">
            <text:p>Massachusetts</text:p>
          </table:table-cell>
          <table:table-cell office:value-type="string">
            <text:p>617/857</text:p>
          </table:table-cell>
          <table:table-cell office:value-type="string">
            <text:p>E</text:p>
          </table:table-cell>
          <table:table-cell table:formula="of:=&quot;locations[&quot;&quot;&quot;&amp;[.A234]&amp;&quot;&quot;&quot;]='&quot;&amp;[.B234]&amp;&quot;';&quot;" office:value-type="string" office:string-value="locations[&quot;617&quot;]='Massachusetts';">
            <text:p>locations["617"]='Massachusetts';</text:p>
          </table:table-cell>
        </table:table-row>
        <table:table-row table:style-name="ro2">
          <table:table-cell office:value-type="string">
            <text:p><text:a xlink:href="https://www.areacodelocations.info/6/618.html">618</text:a></text:p>
          </table:table-cell>
          <table:table-cell office:value-type="string">
            <text:p>Illinois</text:p>
          </table:table-cell>
          <table:table-cell office:value-type="string">
            <text:p>618/730</text:p>
          </table:table-cell>
          <table:table-cell office:value-type="string">
            <text:p>C</text:p>
          </table:table-cell>
          <table:table-cell table:formula="of:=&quot;locations[&quot;&quot;&quot;&amp;[.A235]&amp;&quot;&quot;&quot;]='&quot;&amp;[.B235]&amp;&quot;';&quot;" office:value-type="string" office:string-value="locations[&quot;618&quot;]='Illinois';">
            <text:p>locations["618"]='Illinois';</text:p>
          </table:table-cell>
        </table:table-row>
        <table:table-row table:style-name="ro2">
          <table:table-cell office:value-type="string">
            <text:p><text:a xlink:href="https://www.areacodelocations.info/6/619.html">619</text:a></text:p>
          </table:table-cell>
          <table:table-cell office:value-type="string">
            <text:p>California</text:p>
          </table:table-cell>
          <table:table-cell office:value-type="string">
            <text:p>619/858</text:p>
          </table:table-cell>
          <table:table-cell office:value-type="string">
            <text:p>P</text:p>
          </table:table-cell>
          <table:table-cell table:formula="of:=&quot;locations[&quot;&quot;&quot;&amp;[.A236]&amp;&quot;&quot;&quot;]='&quot;&amp;[.B236]&amp;&quot;';&quot;" office:value-type="string" office:string-value="locations[&quot;619&quot;]='California';">
            <text:p>locations["619"]='California';</text:p>
          </table:table-cell>
        </table:table-row>
        <table:table-row table:style-name="ro2">
          <table:table-cell office:value-type="string">
            <text:p><text:a xlink:href="https://www.areacodelocations.info/6/620.html">620</text:a></text:p>
          </table:table-cell>
          <table:table-cell office:value-type="string">
            <text:p>Kansas</text:p>
          </table:table-cell>
          <table:table-cell office:value-type="string">
            <text:p>-</text:p>
          </table:table-cell>
          <table:table-cell office:value-type="string">
            <text:p>C/M</text:p>
          </table:table-cell>
          <table:table-cell table:formula="of:=&quot;locations[&quot;&quot;&quot;&amp;[.A237]&amp;&quot;&quot;&quot;]='&quot;&amp;[.B237]&amp;&quot;';&quot;" office:value-type="string" office:string-value="locations[&quot;620&quot;]='Kansas';">
            <text:p>locations["620"]='Kansas';</text:p>
          </table:table-cell>
        </table:table-row>
        <table:table-row table:style-name="ro2">
          <table:table-cell office:value-type="string">
            <text:p><text:a xlink:href="https://www.areacodelocations.info/6/623.html">623</text:a></text:p>
          </table:table-cell>
          <table:table-cell office:value-type="string">
            <text:p>Arizona</text:p>
          </table:table-cell>
          <table:table-cell office:value-type="string">
            <text:p>480/602/623</text:p>
          </table:table-cell>
          <table:table-cell office:value-type="string">
            <text:p>MST</text:p>
          </table:table-cell>
          <table:table-cell table:formula="of:=&quot;locations[&quot;&quot;&quot;&amp;[.A238]&amp;&quot;&quot;&quot;]='&quot;&amp;[.B238]&amp;&quot;';&quot;" office:value-type="string" office:string-value="locations[&quot;623&quot;]='Arizona';">
            <text:p>locations["623"]='Arizona';</text:p>
          </table:table-cell>
        </table:table-row>
        <table:table-row table:style-name="ro2">
          <table:table-cell office:value-type="string">
            <text:p><text:a xlink:href="https://www.areacodelocations.info/6/626.html">626</text:a></text:p>
          </table:table-cell>
          <table:table-cell office:value-type="string">
            <text:p>California</text:p>
          </table:table-cell>
          <table:table-cell office:value-type="string">
            <text:p>-</text:p>
          </table:table-cell>
          <table:table-cell office:value-type="string">
            <text:p>P</text:p>
          </table:table-cell>
          <table:table-cell table:formula="of:=&quot;locations[&quot;&quot;&quot;&amp;[.A239]&amp;&quot;&quot;&quot;]='&quot;&amp;[.B239]&amp;&quot;';&quot;" office:value-type="string" office:string-value="locations[&quot;626&quot;]='California';">
            <text:p>locations["626"]='California';</text:p>
          </table:table-cell>
        </table:table-row>
        <table:table-row table:style-name="ro2">
          <table:table-cell office:value-type="string">
            <text:p><text:a xlink:href="https://www.areacodelocations.info/6/628.html">628</text:a></text:p>
          </table:table-cell>
          <table:table-cell office:value-type="string">
            <text:p>California</text:p>
          </table:table-cell>
          <table:table-cell office:value-type="string">
            <text:p>415/628</text:p>
          </table:table-cell>
          <table:table-cell office:value-type="string">
            <text:p>P</text:p>
          </table:table-cell>
          <table:table-cell table:formula="of:=&quot;locations[&quot;&quot;&quot;&amp;[.A240]&amp;&quot;&quot;&quot;]='&quot;&amp;[.B240]&amp;&quot;';&quot;" office:value-type="string" office:string-value="locations[&quot;628&quot;]='California';">
            <text:p>locations["628"]='California';</text:p>
          </table:table-cell>
        </table:table-row>
        <table:table-row table:style-name="ro2">
          <table:table-cell office:value-type="string">
            <text:p><text:a xlink:href="https://www.areacodelocations.info/6/629.html">629</text:a></text:p>
          </table:table-cell>
          <table:table-cell office:value-type="string">
            <text:p>Tennessee</text:p>
          </table:table-cell>
          <table:table-cell office:value-type="string">
            <text:p>615/629</text:p>
          </table:table-cell>
          <table:table-cell office:value-type="string">
            <text:p>C</text:p>
          </table:table-cell>
          <table:table-cell table:formula="of:=&quot;locations[&quot;&quot;&quot;&amp;[.A241]&amp;&quot;&quot;&quot;]='&quot;&amp;[.B241]&amp;&quot;';&quot;" office:value-type="string" office:string-value="locations[&quot;629&quot;]='Tennessee';">
            <text:p>locations["629"]='Tennessee';</text:p>
          </table:table-cell>
        </table:table-row>
        <table:table-row table:style-name="ro2">
          <table:table-cell office:value-type="string">
            <text:p><text:a xlink:href="https://www.areacodelocations.info/6/630.html">630</text:a></text:p>
          </table:table-cell>
          <table:table-cell office:value-type="string">
            <text:p>Illinois</text:p>
          </table:table-cell>
          <table:table-cell office:value-type="string">
            <text:p>630/331</text:p>
          </table:table-cell>
          <table:table-cell office:value-type="string">
            <text:p>C</text:p>
          </table:table-cell>
          <table:table-cell table:formula="of:=&quot;locations[&quot;&quot;&quot;&amp;[.A242]&amp;&quot;&quot;&quot;]='&quot;&amp;[.B242]&amp;&quot;';&quot;" office:value-type="string" office:string-value="locations[&quot;630&quot;]='Illinois';">
            <text:p>locations["630"]='Illinois';</text:p>
          </table:table-cell>
        </table:table-row>
        <table:table-row table:style-name="ro2">
          <table:table-cell office:value-type="string">
            <text:p><text:a xlink:href="https://www.areacodelocations.info/6/631.html">631</text:a></text:p>
          </table:table-cell>
          <table:table-cell office:value-type="string">
            <text:p>New York</text:p>
          </table:table-cell>
          <table:table-cell office:value-type="string">
            <text:p>631/934</text:p>
          </table:table-cell>
          <table:table-cell office:value-type="string">
            <text:p>E</text:p>
          </table:table-cell>
          <table:table-cell table:formula="of:=&quot;locations[&quot;&quot;&quot;&amp;[.A243]&amp;&quot;&quot;&quot;]='&quot;&amp;[.B243]&amp;&quot;';&quot;" office:value-type="string" office:string-value="locations[&quot;631&quot;]='New York';">
            <text:p>locations["631"]='New York';</text:p>
          </table:table-cell>
        </table:table-row>
        <table:table-row table:style-name="ro2">
          <table:table-cell office:value-type="string">
            <text:p><text:a xlink:href="https://www.areacodelocations.info/6/636.html">636</text:a></text:p>
          </table:table-cell>
          <table:table-cell office:value-type="string">
            <text:p>Missouri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table:formula="of:=&quot;locations[&quot;&quot;&quot;&amp;[.A244]&amp;&quot;&quot;&quot;]='&quot;&amp;[.B244]&amp;&quot;';&quot;" office:value-type="string" office:string-value="locations[&quot;636&quot;]='Missouri';">
            <text:p>locations["636"]='Missouri';</text:p>
          </table:table-cell>
        </table:table-row>
        <table:table-row table:style-name="ro2">
          <table:table-cell office:value-type="string">
            <text:p><text:a xlink:href="https://www.areacodelocations.info/6/639.html">639</text:a></text:p>
          </table:table-cell>
          <table:table-cell office:value-type="string">
            <text:p>Saskatchewan</text:p>
          </table:table-cell>
          <table:table-cell office:value-type="string">
            <text:p>306/639/474</text:p>
          </table:table-cell>
          <table:table-cell office:value-type="string">
            <text:p>CST</text:p>
          </table:table-cell>
          <table:table-cell table:formula="of:=&quot;locations[&quot;&quot;&quot;&amp;[.A245]&amp;&quot;&quot;&quot;]='&quot;&amp;[.B245]&amp;&quot;';&quot;" office:value-type="string" office:string-value="locations[&quot;639&quot;]='Saskatchewan';">
            <text:p>locations["639"]='Saskatchewan';</text:p>
          </table:table-cell>
        </table:table-row>
        <table:table-row table:style-name="ro2">
          <table:table-cell office:value-type="string">
            <text:p><text:a xlink:href="https://www.areacodelocations.info/6/640.html">640</text:a></text:p>
          </table:table-cell>
          <table:table-cell office:value-type="string">
            <text:p>New Jersey</text:p>
          </table:table-cell>
          <table:table-cell office:value-type="string">
            <text:p>609/640</text:p>
          </table:table-cell>
          <table:table-cell office:value-type="string">
            <text:p>E</text:p>
          </table:table-cell>
          <table:table-cell table:formula="of:=&quot;locations[&quot;&quot;&quot;&amp;[.A246]&amp;&quot;&quot;&quot;]='&quot;&amp;[.B246]&amp;&quot;';&quot;" office:value-type="string" office:string-value="locations[&quot;640&quot;]='New Jersey';">
            <text:p>locations["640"]='New Jersey';</text:p>
          </table:table-cell>
        </table:table-row>
        <table:table-row table:style-name="ro2">
          <table:table-cell office:value-type="string">
            <text:p><text:a xlink:href="https://www.areacodelocations.info/6/641.html">641</text:a></text:p>
          </table:table-cell>
          <table:table-cell office:value-type="string">
            <text:p>Iowa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table:formula="of:=&quot;locations[&quot;&quot;&quot;&amp;[.A247]&amp;&quot;&quot;&quot;]='&quot;&amp;[.B247]&amp;&quot;';&quot;" office:value-type="string" office:string-value="locations[&quot;641&quot;]='Iowa';">
            <text:p>locations["641"]='Iowa';</text:p>
          </table:table-cell>
        </table:table-row>
        <table:table-row table:style-name="ro2">
          <table:table-cell office:value-type="string">
            <text:p><text:a xlink:href="https://www.areacodelocations.info/6/645.html">645</text:a></text:p>
          </table:table-cell>
          <table:table-cell office:value-type="string">
            <text:p>Florida</text:p>
          </table:table-cell>
          <table:table-cell office:value-type="string">
            <text:p>305/786/645</text:p>
          </table:table-cell>
          <table:table-cell office:value-type="string">
            <text:p>E</text:p>
          </table:table-cell>
          <table:table-cell table:formula="of:=&quot;locations[&quot;&quot;&quot;&amp;[.A248]&amp;&quot;&quot;&quot;]='&quot;&amp;[.B248]&amp;&quot;';&quot;" office:value-type="string" office:string-value="locations[&quot;645&quot;]='Florida';">
            <text:p>locations["645"]='Florida';</text:p>
          </table:table-cell>
        </table:table-row>
        <table:table-row table:style-name="ro3">
          <table:table-cell office:value-type="string">
            <text:p><text:a xlink:href="https://www.areacodelocations.info/6/646.html">646</text:a></text:p>
          </table:table-cell>
          <table:table-cell office:value-type="string">
            <text:p>New York</text:p>
          </table:table-cell>
          <table:table-cell office:value-type="string">
            <text:p>212/646/917/332</text:p>
          </table:table-cell>
          <table:table-cell office:value-type="string">
            <text:p>E</text:p>
          </table:table-cell>
          <table:table-cell table:formula="of:=&quot;locations[&quot;&quot;&quot;&amp;[.A249]&amp;&quot;&quot;&quot;]='&quot;&amp;[.B249]&amp;&quot;';&quot;" office:value-type="string" office:string-value="locations[&quot;646&quot;]='New York';">
            <text:p>locations["646"]='New York';</text:p>
          </table:table-cell>
        </table:table-row>
        <table:table-row table:style-name="ro2">
          <table:table-cell office:value-type="string">
            <text:p><text:a xlink:href="https://www.areacodelocations.info/6/647.html">647</text:a></text:p>
          </table:table-cell>
          <table:table-cell office:value-type="string">
            <text:p>Ontario</text:p>
          </table:table-cell>
          <table:table-cell office:value-type="string">
            <text:p>416/647/437</text:p>
          </table:table-cell>
          <table:table-cell office:value-type="string">
            <text:p>E</text:p>
          </table:table-cell>
          <table:table-cell table:formula="of:=&quot;locations[&quot;&quot;&quot;&amp;[.A250]&amp;&quot;&quot;&quot;]='&quot;&amp;[.B250]&amp;&quot;';&quot;" office:value-type="string" office:string-value="locations[&quot;647&quot;]='Ontario';">
            <text:p>locations["647"]='Ontario';</text:p>
          </table:table-cell>
        </table:table-row>
        <table:table-row table:style-name="ro3">
          <table:table-cell office:value-type="string">
            <text:p><text:a xlink:href="https://www.areacodelocations.info/6/649.html">649</text:a></text:p>
          </table:table-cell>
          <table:table-cell office:value-type="string">
            <text:p>Turks &amp; Caicos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table:formula="of:=&quot;locations[&quot;&quot;&quot;&amp;[.A251]&amp;&quot;&quot;&quot;]='&quot;&amp;[.B251]&amp;&quot;';&quot;" office:value-type="string" office:string-value="locations[&quot;649&quot;]='Turks &amp; Caicos';">
            <text:p>locations["649"]='Turks &amp; Caicos';</text:p>
          </table:table-cell>
        </table:table-row>
        <table:table-row table:style-name="ro2">
          <table:table-cell office:value-type="string">
            <text:p><text:a xlink:href="https://www.areacodelocations.info/6/650.html">650</text:a></text:p>
          </table:table-cell>
          <table:table-cell office:value-type="string">
            <text:p>California</text:p>
          </table:table-cell>
          <table:table-cell office:value-type="string">
            <text:p>-</text:p>
          </table:table-cell>
          <table:table-cell office:value-type="string">
            <text:p>P</text:p>
          </table:table-cell>
          <table:table-cell table:formula="of:=&quot;locations[&quot;&quot;&quot;&amp;[.A252]&amp;&quot;&quot;&quot;]='&quot;&amp;[.B252]&amp;&quot;';&quot;" office:value-type="string" office:string-value="locations[&quot;650&quot;]='California';">
            <text:p>locations["650"]='California';</text:p>
          </table:table-cell>
        </table:table-row>
        <table:table-row table:style-name="ro2">
          <table:table-cell office:value-type="string">
            <text:p><text:a xlink:href="https://www.areacodelocations.info/6/651.html">651</text:a></text:p>
          </table:table-cell>
          <table:table-cell office:value-type="string">
            <text:p>Minnesota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table:formula="of:=&quot;locations[&quot;&quot;&quot;&amp;[.A253]&amp;&quot;&quot;&quot;]='&quot;&amp;[.B253]&amp;&quot;';&quot;" office:value-type="string" office:string-value="locations[&quot;651&quot;]='Minnesota';">
            <text:p>locations["651"]='Minnesota';</text:p>
          </table:table-cell>
        </table:table-row>
        <table:table-row table:style-name="ro2">
          <table:table-cell office:value-type="string">
            <text:p><text:a xlink:href="https://www.areacodelocations.info/6/656.html">656</text:a></text:p>
          </table:table-cell>
          <table:table-cell office:value-type="string">
            <text:p>Florida</text:p>
          </table:table-cell>
          <table:table-cell office:value-type="string">
            <text:p>813/656</text:p>
          </table:table-cell>
          <table:table-cell office:value-type="string">
            <text:p>E</text:p>
          </table:table-cell>
          <table:table-cell table:formula="of:=&quot;locations[&quot;&quot;&quot;&amp;[.A254]&amp;&quot;&quot;&quot;]='&quot;&amp;[.B254]&amp;&quot;';&quot;" office:value-type="string" office:string-value="locations[&quot;656&quot;]='Florida';">
            <text:p>locations["656"]='Florida';</text:p>
          </table:table-cell>
        </table:table-row>
        <table:table-row table:style-name="ro2">
          <table:table-cell office:value-type="string">
            <text:p><text:a xlink:href="https://www.areacodelocations.info/6/657.html">657</text:a></text:p>
          </table:table-cell>
          <table:table-cell office:value-type="string">
            <text:p>California</text:p>
          </table:table-cell>
          <table:table-cell office:value-type="string">
            <text:p>714/657</text:p>
          </table:table-cell>
          <table:table-cell office:value-type="string">
            <text:p>P</text:p>
          </table:table-cell>
          <table:table-cell table:formula="of:=&quot;locations[&quot;&quot;&quot;&amp;[.A255]&amp;&quot;&quot;&quot;]='&quot;&amp;[.B255]&amp;&quot;';&quot;" office:value-type="string" office:string-value="locations[&quot;657&quot;]='California';">
            <text:p>locations["657"]='California';</text:p>
          </table:table-cell>
        </table:table-row>
        <table:table-row table:style-name="ro2">
          <table:table-cell office:value-type="string">
            <text:p><text:a xlink:href="https://www.areacodelocations.info/6/658.html">658</text:a></text:p>
          </table:table-cell>
          <table:table-cell office:value-type="string">
            <text:p>Jamaica</text:p>
          </table:table-cell>
          <table:table-cell office:value-type="string">
            <text:p>876/658</text:p>
          </table:table-cell>
          <table:table-cell office:value-type="string">
            <text:p>EST</text:p>
          </table:table-cell>
          <table:table-cell table:formula="of:=&quot;locations[&quot;&quot;&quot;&amp;[.A256]&amp;&quot;&quot;&quot;]='&quot;&amp;[.B256]&amp;&quot;';&quot;" office:value-type="string" office:string-value="locations[&quot;658&quot;]='Jamaica';">
            <text:p>locations["658"]='Jamaica';</text:p>
          </table:table-cell>
        </table:table-row>
        <table:table-row table:style-name="ro2">
          <table:table-cell office:value-type="string">
            <text:p><text:a xlink:href="https://www.areacodelocations.info/6/659.html">659</text:a></text:p>
          </table:table-cell>
          <table:table-cell office:value-type="string">
            <text:p>Alabama</text:p>
          </table:table-cell>
          <table:table-cell office:value-type="string">
            <text:p>205/659</text:p>
          </table:table-cell>
          <table:table-cell office:value-type="string">
            <text:p>C</text:p>
          </table:table-cell>
          <table:table-cell table:formula="of:=&quot;locations[&quot;&quot;&quot;&amp;[.A257]&amp;&quot;&quot;&quot;]='&quot;&amp;[.B257]&amp;&quot;';&quot;" office:value-type="string" office:string-value="locations[&quot;659&quot;]='Alabama';">
            <text:p>locations["659"]='Alabama';</text:p>
          </table:table-cell>
        </table:table-row>
        <table:table-row table:style-name="ro2">
          <table:table-cell office:value-type="string">
            <text:p><text:a xlink:href="https://www.areacodelocations.info/6/660.html">660</text:a></text:p>
          </table:table-cell>
          <table:table-cell office:value-type="string">
            <text:p>Missouri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table:formula="of:=&quot;locations[&quot;&quot;&quot;&amp;[.A258]&amp;&quot;&quot;&quot;]='&quot;&amp;[.B258]&amp;&quot;';&quot;" office:value-type="string" office:string-value="locations[&quot;660&quot;]='Missouri';">
            <text:p>locations["660"]='Missouri';</text:p>
          </table:table-cell>
        </table:table-row>
        <table:table-row table:style-name="ro2">
          <table:table-cell office:value-type="string">
            <text:p><text:a xlink:href="https://www.areacodelocations.info/6/661.html">661</text:a></text:p>
          </table:table-cell>
          <table:table-cell office:value-type="string">
            <text:p>California</text:p>
          </table:table-cell>
          <table:table-cell office:value-type="string">
            <text:p>-</text:p>
          </table:table-cell>
          <table:table-cell office:value-type="string">
            <text:p>P</text:p>
          </table:table-cell>
          <table:table-cell table:formula="of:=&quot;locations[&quot;&quot;&quot;&amp;[.A259]&amp;&quot;&quot;&quot;]='&quot;&amp;[.B259]&amp;&quot;';&quot;" office:value-type="string" office:string-value="locations[&quot;661&quot;]='California';">
            <text:p>locations["661"]='California';</text:p>
          </table:table-cell>
        </table:table-row>
        <table:table-row table:style-name="ro2">
          <table:table-cell office:value-type="string">
            <text:p><text:a xlink:href="https://www.areacodelocations.info/6/662.html">662</text:a></text:p>
          </table:table-cell>
          <table:table-cell office:value-type="string">
            <text:p>Mississippi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table:formula="of:=&quot;locations[&quot;&quot;&quot;&amp;[.A260]&amp;&quot;&quot;&quot;]='&quot;&amp;[.B260]&amp;&quot;';&quot;" office:value-type="string" office:string-value="locations[&quot;662&quot;]='Mississippi';">
            <text:p>locations["662"]='Mississippi';</text:p>
          </table:table-cell>
        </table:table-row>
        <table:table-row table:style-name="ro2">
          <table:table-cell office:value-type="string">
            <text:p><text:a xlink:href="https://www.areacodelocations.info/6/664.html">664</text:a></text:p>
          </table:table-cell>
          <table:table-cell office:value-type="string">
            <text:p>Montserrat</text:p>
          </table:table-cell>
          <table:table-cell office:value-type="string">
            <text:p>-</text:p>
          </table:table-cell>
          <table:table-cell office:value-type="string">
            <text:p>AST</text:p>
          </table:table-cell>
          <table:table-cell table:formula="of:=&quot;locations[&quot;&quot;&quot;&amp;[.A261]&amp;&quot;&quot;&quot;]='&quot;&amp;[.B261]&amp;&quot;';&quot;" office:value-type="string" office:string-value="locations[&quot;664&quot;]='Montserrat';">
            <text:p>locations["664"]='Montserrat';</text:p>
          </table:table-cell>
        </table:table-row>
        <table:table-row table:style-name="ro2">
          <table:table-cell office:value-type="string">
            <text:p><text:a xlink:href="https://www.areacodelocations.info/6/667.html">667</text:a></text:p>
          </table:table-cell>
          <table:table-cell office:value-type="string">
            <text:p>Maryland</text:p>
          </table:table-cell>
          <table:table-cell office:value-type="string">
            <text:p>410/443/667</text:p>
          </table:table-cell>
          <table:table-cell office:value-type="string">
            <text:p>E</text:p>
          </table:table-cell>
          <table:table-cell table:formula="of:=&quot;locations[&quot;&quot;&quot;&amp;[.A262]&amp;&quot;&quot;&quot;]='&quot;&amp;[.B262]&amp;&quot;';&quot;" office:value-type="string" office:string-value="locations[&quot;667&quot;]='Maryland';">
            <text:p>locations["667"]='Maryland';</text:p>
          </table:table-cell>
        </table:table-row>
        <table:table-row table:style-name="ro2">
          <table:table-cell office:value-type="string">
            <text:p><text:a xlink:href="https://www.areacodelocations.info/6/669.html">669</text:a></text:p>
          </table:table-cell>
          <table:table-cell office:value-type="string">
            <text:p>California</text:p>
          </table:table-cell>
          <table:table-cell office:value-type="string">
            <text:p>408/669</text:p>
          </table:table-cell>
          <table:table-cell office:value-type="string">
            <text:p>P</text:p>
          </table:table-cell>
          <table:table-cell table:formula="of:=&quot;locations[&quot;&quot;&quot;&amp;[.A263]&amp;&quot;&quot;&quot;]='&quot;&amp;[.B263]&amp;&quot;';&quot;" office:value-type="string" office:string-value="locations[&quot;669&quot;]='California';">
            <text:p>locations["669"]='California';</text:p>
          </table:table-cell>
        </table:table-row>
        <table:table-row table:style-name="ro3">
          <table:table-cell office:value-type="string">
            <text:p><text:a xlink:href="https://www.areacodelocations.info/6/670.html">670</text:a></text:p>
          </table:table-cell>
          <table:table-cell office:value-type="string">
            <text:p>Northern Mariana Isl.</text:p>
          </table:table-cell>
          <table:table-cell office:value-type="string">
            <text:p>-</text:p>
          </table:table-cell>
          <table:table-cell office:value-type="string">
            <text:p>ChST</text:p>
          </table:table-cell>
          <table:table-cell table:formula="of:=&quot;locations[&quot;&quot;&quot;&amp;[.A264]&amp;&quot;&quot;&quot;]='&quot;&amp;[.B264]&amp;&quot;';&quot;" office:value-type="string" office:string-value="locations[&quot;670&quot;]='Northern Mariana Isl.';">
            <text:p>locations["670"]='Northern Mariana Isl.';</text:p>
          </table:table-cell>
        </table:table-row>
        <table:table-row table:style-name="ro2">
          <table:table-cell office:value-type="string">
            <text:p><text:a xlink:href="https://www.areacodelocations.info/6/671.html">671</text:a></text:p>
          </table:table-cell>
          <table:table-cell office:value-type="string">
            <text:p>Guam</text:p>
          </table:table-cell>
          <table:table-cell office:value-type="string">
            <text:p>-</text:p>
          </table:table-cell>
          <table:table-cell office:value-type="string">
            <text:p>ChST</text:p>
          </table:table-cell>
          <table:table-cell table:formula="of:=&quot;locations[&quot;&quot;&quot;&amp;[.A265]&amp;&quot;&quot;&quot;]='&quot;&amp;[.B265]&amp;&quot;';&quot;" office:value-type="string" office:string-value="locations[&quot;671&quot;]='Guam';">
            <text:p>locations["671"]='Guam';</text:p>
          </table:table-cell>
        </table:table-row>
        <table:table-row table:style-name="ro4">
          <table:table-cell office:value-type="string">
            <text:p><text:a xlink:href="https://www.areacodelocations.info/6/672.html">672</text:a></text:p>
          </table:table-cell>
          <table:table-cell office:value-type="string">
            <text:p>British Columbia</text:p>
          </table:table-cell>
          <table:table-cell office:value-type="string">
            <text:p>250/778/236/672 &amp; 604/778/236/672</text:p>
          </table:table-cell>
          <table:table-cell office:value-type="string">
            <text:p>P</text:p>
          </table:table-cell>
          <table:table-cell table:formula="of:=&quot;locations[&quot;&quot;&quot;&amp;[.A266]&amp;&quot;&quot;&quot;]='&quot;&amp;[.B266]&amp;&quot;';&quot;" office:value-type="string" office:string-value="locations[&quot;672&quot;]='British Columbia';">
            <text:p>locations["672"]='British Columbia';</text:p>
          </table:table-cell>
        </table:table-row>
        <table:table-row table:style-name="ro4">
          <table:table-cell office:value-type="string">
            <text:p><text:a xlink:href="https://www.areacodelocations.info/6/678.html">678</text:a></text:p>
          </table:table-cell>
          <table:table-cell office:value-type="string">
            <text:p>Georgia</text:p>
          </table:table-cell>
          <table:table-cell office:value-type="string">
            <text:p>404/678/470/943 &amp; 770/678/470/943</text:p>
          </table:table-cell>
          <table:table-cell office:value-type="string">
            <text:p>E</text:p>
          </table:table-cell>
          <table:table-cell table:formula="of:=&quot;locations[&quot;&quot;&quot;&amp;[.A267]&amp;&quot;&quot;&quot;]='&quot;&amp;[.B267]&amp;&quot;';&quot;" office:value-type="string" office:string-value="locations[&quot;678&quot;]='Georgia';">
            <text:p>locations["678"]='Georgia';</text:p>
          </table:table-cell>
        </table:table-row>
        <table:table-row table:style-name="ro2">
          <table:table-cell office:value-type="string">
            <text:p><text:a xlink:href="https://www.areacodelocations.info/6/680.html">680</text:a></text:p>
          </table:table-cell>
          <table:table-cell office:value-type="string">
            <text:p>New York</text:p>
          </table:table-cell>
          <table:table-cell office:value-type="string">
            <text:p>315/680</text:p>
          </table:table-cell>
          <table:table-cell office:value-type="string">
            <text:p>E</text:p>
          </table:table-cell>
          <table:table-cell table:formula="of:=&quot;locations[&quot;&quot;&quot;&amp;[.A268]&amp;&quot;&quot;&quot;]='&quot;&amp;[.B268]&amp;&quot;';&quot;" office:value-type="string" office:string-value="locations[&quot;680&quot;]='New York';">
            <text:p>locations["680"]='New York';</text:p>
          </table:table-cell>
        </table:table-row>
        <table:table-row table:style-name="ro2">
          <table:table-cell office:value-type="string">
            <text:p><text:a xlink:href="https://www.areacodelocations.info/6/681.html">681</text:a></text:p>
          </table:table-cell>
          <table:table-cell office:value-type="string">
            <text:p>West Virginia</text:p>
          </table:table-cell>
          <table:table-cell office:value-type="string">
            <text:p>304/681</text:p>
          </table:table-cell>
          <table:table-cell office:value-type="string">
            <text:p>E</text:p>
          </table:table-cell>
          <table:table-cell table:formula="of:=&quot;locations[&quot;&quot;&quot;&amp;[.A269]&amp;&quot;&quot;&quot;]='&quot;&amp;[.B269]&amp;&quot;';&quot;" office:value-type="string" office:string-value="locations[&quot;681&quot;]='West Virginia';">
            <text:p>locations["681"]='West Virginia';</text:p>
          </table:table-cell>
        </table:table-row>
        <table:table-row table:style-name="ro2">
          <table:table-cell office:value-type="string">
            <text:p><text:a xlink:href="https://www.areacodelocations.info/6/682.html">682</text:a></text:p>
          </table:table-cell>
          <table:table-cell office:value-type="string">
            <text:p>Texas</text:p>
          </table:table-cell>
          <table:table-cell office:value-type="string">
            <text:p>817/682</text:p>
          </table:table-cell>
          <table:table-cell office:value-type="string">
            <text:p>C</text:p>
          </table:table-cell>
          <table:table-cell table:formula="of:=&quot;locations[&quot;&quot;&quot;&amp;[.A270]&amp;&quot;&quot;&quot;]='&quot;&amp;[.B270]&amp;&quot;';&quot;" office:value-type="string" office:string-value="locations[&quot;682&quot;]='Texas';">
            <text:p>locations["682"]='Texas';</text:p>
          </table:table-cell>
        </table:table-row>
        <table:table-row table:style-name="ro2">
          <table:table-cell office:value-type="string">
            <text:p><text:a xlink:href="https://www.areacodelocations.info/6/683.html">683</text:a></text:p>
          </table:table-cell>
          <table:table-cell office:value-type="string">
            <text:p>Ontario</text:p>
          </table:table-cell>
          <table:table-cell office:value-type="string">
            <text:p>705/249/683</text:p>
          </table:table-cell>
          <table:table-cell office:value-type="string">
            <text:p>E</text:p>
          </table:table-cell>
          <table:table-cell table:formula="of:=&quot;locations[&quot;&quot;&quot;&amp;[.A271]&amp;&quot;&quot;&quot;]='&quot;&amp;[.B271]&amp;&quot;';&quot;" office:value-type="string" office:string-value="locations[&quot;683&quot;]='Ontario';">
            <text:p>locations["683"]='Ontario';</text:p>
          </table:table-cell>
        </table:table-row>
        <table:table-row table:style-name="ro3">
          <table:table-cell office:value-type="string">
            <text:p><text:a xlink:href="https://www.areacodelocations.info/6/684.html">684</text:a></text:p>
          </table:table-cell>
          <table:table-cell office:value-type="string">
            <text:p>American Samoa</text:p>
          </table:table-cell>
          <table:table-cell office:value-type="string">
            <text:p>-</text:p>
          </table:table-cell>
          <table:table-cell office:value-type="string">
            <text:p>SST</text:p>
          </table:table-cell>
          <table:table-cell table:formula="of:=&quot;locations[&quot;&quot;&quot;&amp;[.A272]&amp;&quot;&quot;&quot;]='&quot;&amp;[.B272]&amp;&quot;';&quot;" office:value-type="string" office:string-value="locations[&quot;684&quot;]='American Samoa';">
            <text:p>locations["684"]='American Samoa';</text:p>
          </table:table-cell>
        </table:table-row>
        <table:table-row table:style-name="ro2">
          <table:table-cell office:value-type="string">
            <text:p><text:a xlink:href="https://www.areacodelocations.info/6/689.html">689</text:a></text:p>
          </table:table-cell>
          <table:table-cell office:value-type="string">
            <text:p>Florida</text:p>
          </table:table-cell>
          <table:table-cell office:value-type="string">
            <text:p>407/321/689</text:p>
          </table:table-cell>
          <table:table-cell office:value-type="string">
            <text:p>E</text:p>
          </table:table-cell>
          <table:table-cell table:formula="of:=&quot;locations[&quot;&quot;&quot;&amp;[.A273]&amp;&quot;&quot;&quot;]='&quot;&amp;[.B273]&amp;&quot;';&quot;" office:value-type="string" office:string-value="locations[&quot;689&quot;]='Florida';">
            <text:p>locations["689"]='Florida';</text:p>
          </table:table-cell>
        </table:table-row>
        <table:table-row table:style-name="ro3">
          <table:table-cell office:value-type="float" office:value="700">
            <text:p>700</text:p>
          </table:table-cell>
          <table:table-cell office:value-type="string">
            <text:p>Carrier Services</text:p>
          </table:table-cell>
          <table:table-cell table:number-columns-repeated="2" office:value-type="string">
            <text:p>-</text:p>
          </table:table-cell>
          <table:table-cell table:formula="of:=&quot;locations[&quot;&quot;&quot;&amp;[.A274]&amp;&quot;&quot;&quot;]='&quot;&amp;[.B274]&amp;&quot;';&quot;" office:value-type="string" office:string-value="locations[&quot;700&quot;]='Carrier Services';">
            <text:p>locations["700"]='Carrier Services';</text:p>
          </table:table-cell>
        </table:table-row>
        <table:table-row table:style-name="ro2">
          <table:table-cell office:value-type="string">
            <text:p><text:a xlink:href="https://www.areacodelocations.info/7/701.html">701</text:a></text:p>
          </table:table-cell>
          <table:table-cell office:value-type="string">
            <text:p>North Dakota</text:p>
          </table:table-cell>
          <table:table-cell office:value-type="string">
            <text:p>-</text:p>
          </table:table-cell>
          <table:table-cell office:value-type="string">
            <text:p>C/M</text:p>
          </table:table-cell>
          <table:table-cell table:formula="of:=&quot;locations[&quot;&quot;&quot;&amp;[.A275]&amp;&quot;&quot;&quot;]='&quot;&amp;[.B275]&amp;&quot;';&quot;" office:value-type="string" office:string-value="locations[&quot;701&quot;]='North Dakota';">
            <text:p>locations["701"]='North Dakota';</text:p>
          </table:table-cell>
        </table:table-row>
        <table:table-row table:style-name="ro2">
          <table:table-cell office:value-type="string">
            <text:p><text:a xlink:href="https://www.areacodelocations.info/7/702.html">702</text:a></text:p>
          </table:table-cell>
          <table:table-cell office:value-type="string">
            <text:p>Nevada</text:p>
          </table:table-cell>
          <table:table-cell office:value-type="string">
            <text:p>702/725</text:p>
          </table:table-cell>
          <table:table-cell office:value-type="string">
            <text:p>P</text:p>
          </table:table-cell>
          <table:table-cell table:formula="of:=&quot;locations[&quot;&quot;&quot;&amp;[.A276]&amp;&quot;&quot;&quot;]='&quot;&amp;[.B276]&amp;&quot;';&quot;" office:value-type="string" office:string-value="locations[&quot;702&quot;]='Nevada';">
            <text:p>locations["702"]='Nevada';</text:p>
          </table:table-cell>
        </table:table-row>
        <table:table-row table:style-name="ro2">
          <table:table-cell office:value-type="string">
            <text:p><text:a xlink:href="https://www.areacodelocations.info/7/703.html">703</text:a></text:p>
          </table:table-cell>
          <table:table-cell office:value-type="string">
            <text:p>Virginia</text:p>
          </table:table-cell>
          <table:table-cell office:value-type="string">
            <text:p>703/571</text:p>
          </table:table-cell>
          <table:table-cell office:value-type="string">
            <text:p>E</text:p>
          </table:table-cell>
          <table:table-cell table:formula="of:=&quot;locations[&quot;&quot;&quot;&amp;[.A277]&amp;&quot;&quot;&quot;]='&quot;&amp;[.B277]&amp;&quot;';&quot;" office:value-type="string" office:string-value="locations[&quot;703&quot;]='Virginia';">
            <text:p>locations["703"]='Virginia';</text:p>
          </table:table-cell>
        </table:table-row>
        <table:table-row table:style-name="ro2">
          <table:table-cell office:value-type="string">
            <text:p><text:a xlink:href="https://www.areacodelocations.info/7/704.html">704</text:a></text:p>
          </table:table-cell>
          <table:table-cell office:value-type="string">
            <text:p>North Carolina</text:p>
          </table:table-cell>
          <table:table-cell office:value-type="string">
            <text:p>704/980</text:p>
          </table:table-cell>
          <table:table-cell office:value-type="string">
            <text:p>E</text:p>
          </table:table-cell>
          <table:table-cell table:formula="of:=&quot;locations[&quot;&quot;&quot;&amp;[.A278]&amp;&quot;&quot;&quot;]='&quot;&amp;[.B278]&amp;&quot;';&quot;" office:value-type="string" office:string-value="locations[&quot;704&quot;]='North Carolina';">
            <text:p>locations["704"]='North Carolina';</text:p>
          </table:table-cell>
        </table:table-row>
        <table:table-row table:style-name="ro2">
          <table:table-cell office:value-type="string">
            <text:p><text:a xlink:href="https://www.areacodelocations.info/7/705.html">705</text:a></text:p>
          </table:table-cell>
          <table:table-cell office:value-type="string">
            <text:p>Ontario</text:p>
          </table:table-cell>
          <table:table-cell office:value-type="string">
            <text:p>705/249/683</text:p>
          </table:table-cell>
          <table:table-cell office:value-type="string">
            <text:p>E</text:p>
          </table:table-cell>
          <table:table-cell table:formula="of:=&quot;locations[&quot;&quot;&quot;&amp;[.A279]&amp;&quot;&quot;&quot;]='&quot;&amp;[.B279]&amp;&quot;';&quot;" office:value-type="string" office:string-value="locations[&quot;705&quot;]='Ontario';">
            <text:p>locations["705"]='Ontario';</text:p>
          </table:table-cell>
        </table:table-row>
        <table:table-row table:style-name="ro2">
          <table:table-cell office:value-type="string">
            <text:p><text:a xlink:href="https://www.areacodelocations.info/7/706.html">706</text:a></text:p>
          </table:table-cell>
          <table:table-cell office:value-type="string">
            <text:p>Georgia</text:p>
          </table:table-cell>
          <table:table-cell office:value-type="string">
            <text:p>706/762</text:p>
          </table:table-cell>
          <table:table-cell office:value-type="string">
            <text:p>E</text:p>
          </table:table-cell>
          <table:table-cell table:formula="of:=&quot;locations[&quot;&quot;&quot;&amp;[.A280]&amp;&quot;&quot;&quot;]='&quot;&amp;[.B280]&amp;&quot;';&quot;" office:value-type="string" office:string-value="locations[&quot;706&quot;]='Georgia';">
            <text:p>locations["706"]='Georgia';</text:p>
          </table:table-cell>
        </table:table-row>
        <table:table-row table:style-name="ro2">
          <table:table-cell office:value-type="string">
            <text:p><text:a xlink:href="https://www.areacodelocations.info/7/707.html">707</text:a></text:p>
          </table:table-cell>
          <table:table-cell office:value-type="string">
            <text:p>California</text:p>
          </table:table-cell>
          <table:table-cell office:value-type="string">
            <text:p>707/369</text:p>
          </table:table-cell>
          <table:table-cell office:value-type="string">
            <text:p>P</text:p>
          </table:table-cell>
          <table:table-cell table:formula="of:=&quot;locations[&quot;&quot;&quot;&amp;[.A281]&amp;&quot;&quot;&quot;]='&quot;&amp;[.B281]&amp;&quot;';&quot;" office:value-type="string" office:string-value="locations[&quot;707&quot;]='California';">
            <text:p>locations["707"]='California';</text:p>
          </table:table-cell>
        </table:table-row>
        <table:table-row table:style-name="ro2">
          <table:table-cell office:value-type="string">
            <text:p><text:a xlink:href="https://www.areacodelocations.info/7/708.html">708</text:a></text:p>
          </table:table-cell>
          <table:table-cell office:value-type="string">
            <text:p>Illinois</text:p>
          </table:table-cell>
          <table:table-cell office:value-type="string">
            <text:p>708/464</text:p>
          </table:table-cell>
          <table:table-cell office:value-type="string">
            <text:p>C</text:p>
          </table:table-cell>
          <table:table-cell table:formula="of:=&quot;locations[&quot;&quot;&quot;&amp;[.A282]&amp;&quot;&quot;&quot;]='&quot;&amp;[.B282]&amp;&quot;';&quot;" office:value-type="string" office:string-value="locations[&quot;708&quot;]='Illinois';">
            <text:p>locations["708"]='Illinois';</text:p>
          </table:table-cell>
        </table:table-row>
        <table:table-row table:style-name="ro2">
          <table:table-cell office:value-type="string">
            <text:p><text:a xlink:href="https://www.areacodelocations.info/7/709.html">709</text:a></text:p>
          </table:table-cell>
          <table:table-cell office:value-type="string">
            <text:p>Newfoundland</text:p>
          </table:table-cell>
          <table:table-cell office:value-type="string">
            <text:p>-</text:p>
          </table:table-cell>
          <table:table-cell office:value-type="string">
            <text:p>N</text:p>
          </table:table-cell>
          <table:table-cell table:formula="of:=&quot;locations[&quot;&quot;&quot;&amp;[.A283]&amp;&quot;&quot;&quot;]='&quot;&amp;[.B283]&amp;&quot;';&quot;" office:value-type="string" office:string-value="locations[&quot;709&quot;]='Newfoundland';">
            <text:p>locations["709"]='Newfoundland';</text:p>
          </table:table-cell>
        </table:table-row>
        <table:table-row table:style-name="ro3">
          <table:table-cell office:value-type="float" office:value="710">
            <text:p>710</text:p>
          </table:table-cell>
          <table:table-cell office:value-type="string">
            <text:p>US Government</text:p>
          </table:table-cell>
          <table:table-cell table:number-columns-repeated="2" office:value-type="string">
            <text:p>-</text:p>
          </table:table-cell>
          <table:table-cell table:formula="of:=&quot;locations[&quot;&quot;&quot;&amp;[.A284]&amp;&quot;&quot;&quot;]='&quot;&amp;[.B284]&amp;&quot;';&quot;" office:value-type="string" office:string-value="locations[&quot;710&quot;]='US Government';">
            <text:p>locations["710"]='US Government';</text:p>
          </table:table-cell>
        </table:table-row>
        <table:table-row table:style-name="ro2">
          <table:table-cell office:value-type="string">
            <text:p><text:a xlink:href="https://www.areacodelocations.info/7/712.html">712</text:a></text:p>
          </table:table-cell>
          <table:table-cell office:value-type="string">
            <text:p>Iowa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table:formula="of:=&quot;locations[&quot;&quot;&quot;&amp;[.A285]&amp;&quot;&quot;&quot;]='&quot;&amp;[.B285]&amp;&quot;';&quot;" office:value-type="string" office:string-value="locations[&quot;712&quot;]='Iowa';">
            <text:p>locations["712"]='Iowa';</text:p>
          </table:table-cell>
        </table:table-row>
        <table:table-row table:style-name="ro3">
          <table:table-cell office:value-type="string">
            <text:p><text:a xlink:href="https://www.areacodelocations.info/7/713.html">713</text:a></text:p>
          </table:table-cell>
          <table:table-cell office:value-type="string">
            <text:p>Texas</text:p>
          </table:table-cell>
          <table:table-cell office:value-type="string">
            <text:p>713/281/832/346</text:p>
          </table:table-cell>
          <table:table-cell office:value-type="string">
            <text:p>C</text:p>
          </table:table-cell>
          <table:table-cell table:formula="of:=&quot;locations[&quot;&quot;&quot;&amp;[.A286]&amp;&quot;&quot;&quot;]='&quot;&amp;[.B286]&amp;&quot;';&quot;" office:value-type="string" office:string-value="locations[&quot;713&quot;]='Texas';">
            <text:p>locations["713"]='Texas';</text:p>
          </table:table-cell>
        </table:table-row>
        <table:table-row table:style-name="ro2">
          <table:table-cell office:value-type="string">
            <text:p><text:a xlink:href="https://www.areacodelocations.info/7/714.html">714</text:a></text:p>
          </table:table-cell>
          <table:table-cell office:value-type="string">
            <text:p>California</text:p>
          </table:table-cell>
          <table:table-cell office:value-type="string">
            <text:p>714/657</text:p>
          </table:table-cell>
          <table:table-cell office:value-type="string">
            <text:p>P</text:p>
          </table:table-cell>
          <table:table-cell table:formula="of:=&quot;locations[&quot;&quot;&quot;&amp;[.A287]&amp;&quot;&quot;&quot;]='&quot;&amp;[.B287]&amp;&quot;';&quot;" office:value-type="string" office:string-value="locations[&quot;714&quot;]='California';">
            <text:p>locations["714"]='California';</text:p>
          </table:table-cell>
        </table:table-row>
        <table:table-row table:style-name="ro2">
          <table:table-cell office:value-type="string">
            <text:p><text:a xlink:href="https://www.areacodelocations.info/7/715.html">715</text:a></text:p>
          </table:table-cell>
          <table:table-cell office:value-type="string">
            <text:p>Wisconsin</text:p>
          </table:table-cell>
          <table:table-cell office:value-type="string">
            <text:p>715/534</text:p>
          </table:table-cell>
          <table:table-cell office:value-type="string">
            <text:p>C</text:p>
          </table:table-cell>
          <table:table-cell table:formula="of:=&quot;locations[&quot;&quot;&quot;&amp;[.A288]&amp;&quot;&quot;&quot;]='&quot;&amp;[.B288]&amp;&quot;';&quot;" office:value-type="string" office:string-value="locations[&quot;715&quot;]='Wisconsin';">
            <text:p>locations["715"]='Wisconsin';</text:p>
          </table:table-cell>
        </table:table-row>
        <table:table-row table:style-name="ro2">
          <table:table-cell office:value-type="string">
            <text:p><text:a xlink:href="https://www.areacodelocations.info/7/716.html">716</text:a></text:p>
          </table:table-cell>
          <table:table-cell office:value-type="string">
            <text:p>New York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table:formula="of:=&quot;locations[&quot;&quot;&quot;&amp;[.A289]&amp;&quot;&quot;&quot;]='&quot;&amp;[.B289]&amp;&quot;';&quot;" office:value-type="string" office:string-value="locations[&quot;716&quot;]='New York';">
            <text:p>locations["716"]='New York';</text:p>
          </table:table-cell>
        </table:table-row>
        <table:table-row table:style-name="ro2">
          <table:table-cell office:value-type="string">
            <text:p><text:a xlink:href="https://www.areacodelocations.info/7/717.html">717</text:a></text:p>
          </table:table-cell>
          <table:table-cell office:value-type="string">
            <text:p>Pennsylvania</text:p>
          </table:table-cell>
          <table:table-cell office:value-type="string">
            <text:p>717/223</text:p>
          </table:table-cell>
          <table:table-cell office:value-type="string">
            <text:p>E</text:p>
          </table:table-cell>
          <table:table-cell table:formula="of:=&quot;locations[&quot;&quot;&quot;&amp;[.A290]&amp;&quot;&quot;&quot;]='&quot;&amp;[.B290]&amp;&quot;';&quot;" office:value-type="string" office:string-value="locations[&quot;717&quot;]='Pennsylvania';">
            <text:p>locations["717"]='Pennsylvania';</text:p>
          </table:table-cell>
        </table:table-row>
        <table:table-row table:style-name="ro3">
          <table:table-cell office:value-type="string">
            <text:p><text:a xlink:href="https://www.areacodelocations.info/7/718.html">718</text:a></text:p>
          </table:table-cell>
          <table:table-cell office:value-type="string">
            <text:p>New York</text:p>
          </table:table-cell>
          <table:table-cell office:value-type="string">
            <text:p>718/347/917/929</text:p>
          </table:table-cell>
          <table:table-cell office:value-type="string">
            <text:p>E</text:p>
          </table:table-cell>
          <table:table-cell table:formula="of:=&quot;locations[&quot;&quot;&quot;&amp;[.A291]&amp;&quot;&quot;&quot;]='&quot;&amp;[.B291]&amp;&quot;';&quot;" office:value-type="string" office:string-value="locations[&quot;718&quot;]='New York';">
            <text:p>locations["718"]='New York';</text:p>
          </table:table-cell>
        </table:table-row>
        <table:table-row table:style-name="ro2">
          <table:table-cell office:value-type="string">
            <text:p><text:a xlink:href="https://www.areacodelocations.info/7/719.html">719</text:a></text:p>
          </table:table-cell>
          <table:table-cell office:value-type="string">
            <text:p>Colorado</text:p>
          </table:table-cell>
          <table:table-cell office:value-type="string">
            <text:p>-</text:p>
          </table:table-cell>
          <table:table-cell office:value-type="string">
            <text:p>M</text:p>
          </table:table-cell>
          <table:table-cell table:formula="of:=&quot;locations[&quot;&quot;&quot;&amp;[.A292]&amp;&quot;&quot;&quot;]='&quot;&amp;[.B292]&amp;&quot;';&quot;" office:value-type="string" office:string-value="locations[&quot;719&quot;]='Colorado';">
            <text:p>locations["719"]='Colorado';</text:p>
          </table:table-cell>
        </table:table-row>
        <table:table-row table:style-name="ro2">
          <table:table-cell office:value-type="string">
            <text:p><text:a xlink:href="https://www.areacodelocations.info/7/720.html">720</text:a></text:p>
          </table:table-cell>
          <table:table-cell office:value-type="string">
            <text:p>Colorado</text:p>
          </table:table-cell>
          <table:table-cell office:value-type="string">
            <text:p>303/720/983</text:p>
          </table:table-cell>
          <table:table-cell office:value-type="string">
            <text:p>M</text:p>
          </table:table-cell>
          <table:table-cell table:formula="of:=&quot;locations[&quot;&quot;&quot;&amp;[.A293]&amp;&quot;&quot;&quot;]='&quot;&amp;[.B293]&amp;&quot;';&quot;" office:value-type="string" office:string-value="locations[&quot;720&quot;]='Colorado';">
            <text:p>locations["720"]='Colorado';</text:p>
          </table:table-cell>
        </table:table-row>
        <table:table-row table:style-name="ro2">
          <table:table-cell office:value-type="string">
            <text:p><text:a xlink:href="https://www.areacodelocations.info/7/721.html">721</text:a></text:p>
          </table:table-cell>
          <table:table-cell office:value-type="string">
            <text:p>Sint Maarten</text:p>
          </table:table-cell>
          <table:table-cell office:value-type="string">
            <text:p>-</text:p>
          </table:table-cell>
          <table:table-cell office:value-type="string">
            <text:p>AST</text:p>
          </table:table-cell>
          <table:table-cell table:formula="of:=&quot;locations[&quot;&quot;&quot;&amp;[.A294]&amp;&quot;&quot;&quot;]='&quot;&amp;[.B294]&amp;&quot;';&quot;" office:value-type="string" office:string-value="locations[&quot;721&quot;]='Sint Maarten';">
            <text:p>locations["721"]='Sint Maarten';</text:p>
          </table:table-cell>
        </table:table-row>
        <table:table-row table:style-name="ro2">
          <table:table-cell office:value-type="string">
            <text:p><text:a xlink:href="https://www.areacodelocations.info/7/724.html">724</text:a></text:p>
          </table:table-cell>
          <table:table-cell office:value-type="string">
            <text:p>Pennsylvania</text:p>
          </table:table-cell>
          <table:table-cell office:value-type="string">
            <text:p>724/878</text:p>
          </table:table-cell>
          <table:table-cell office:value-type="string">
            <text:p>E</text:p>
          </table:table-cell>
          <table:table-cell table:formula="of:=&quot;locations[&quot;&quot;&quot;&amp;[.A295]&amp;&quot;&quot;&quot;]='&quot;&amp;[.B295]&amp;&quot;';&quot;" office:value-type="string" office:string-value="locations[&quot;724&quot;]='Pennsylvania';">
            <text:p>locations["724"]='Pennsylvania';</text:p>
          </table:table-cell>
        </table:table-row>
        <table:table-row table:style-name="ro2">
          <table:table-cell office:value-type="string">
            <text:p><text:a xlink:href="https://www.areacodelocations.info/7/725.html">725</text:a></text:p>
          </table:table-cell>
          <table:table-cell office:value-type="string">
            <text:p>Nevada</text:p>
          </table:table-cell>
          <table:table-cell office:value-type="string">
            <text:p>702/725</text:p>
          </table:table-cell>
          <table:table-cell office:value-type="string">
            <text:p>P</text:p>
          </table:table-cell>
          <table:table-cell table:formula="of:=&quot;locations[&quot;&quot;&quot;&amp;[.A296]&amp;&quot;&quot;&quot;]='&quot;&amp;[.B296]&amp;&quot;';&quot;" office:value-type="string" office:string-value="locations[&quot;725&quot;]='Nevada';">
            <text:p>locations["725"]='Nevada';</text:p>
          </table:table-cell>
        </table:table-row>
        <table:table-row table:style-name="ro2">
          <table:table-cell office:value-type="string">
            <text:p><text:a xlink:href="https://www.areacodelocations.info/7/726.html">726</text:a></text:p>
          </table:table-cell>
          <table:table-cell office:value-type="string">
            <text:p>Texas</text:p>
          </table:table-cell>
          <table:table-cell office:value-type="string">
            <text:p>210/726</text:p>
          </table:table-cell>
          <table:table-cell office:value-type="string">
            <text:p>C</text:p>
          </table:table-cell>
          <table:table-cell table:formula="of:=&quot;locations[&quot;&quot;&quot;&amp;[.A297]&amp;&quot;&quot;&quot;]='&quot;&amp;[.B297]&amp;&quot;';&quot;" office:value-type="string" office:string-value="locations[&quot;726&quot;]='Texas';">
            <text:p>locations["726"]='Texas';</text:p>
          </table:table-cell>
        </table:table-row>
        <table:table-row table:style-name="ro2">
          <table:table-cell office:value-type="string">
            <text:p><text:a xlink:href="https://www.areacodelocations.info/7/727.html">727</text:a></text:p>
          </table:table-cell>
          <table:table-cell office:value-type="string">
            <text:p>Florida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table:formula="of:=&quot;locations[&quot;&quot;&quot;&amp;[.A298]&amp;&quot;&quot;&quot;]='&quot;&amp;[.B298]&amp;&quot;';&quot;" office:value-type="string" office:string-value="locations[&quot;727&quot;]='Florida';">
            <text:p>locations["727"]='Florida';</text:p>
          </table:table-cell>
        </table:table-row>
        <table:table-row table:style-name="ro2">
          <table:table-cell office:value-type="string">
            <text:p><text:a xlink:href="https://www.areacodelocations.info/7/728.html">728</text:a></text:p>
          </table:table-cell>
          <table:table-cell office:value-type="string">
            <text:p>Florida</text:p>
          </table:table-cell>
          <table:table-cell office:value-type="string">
            <text:p>561/728</text:p>
          </table:table-cell>
          <table:table-cell office:value-type="string">
            <text:p>E</text:p>
          </table:table-cell>
          <table:table-cell table:formula="of:=&quot;locations[&quot;&quot;&quot;&amp;[.A299]&amp;&quot;&quot;&quot;]='&quot;&amp;[.B299]&amp;&quot;';&quot;" office:value-type="string" office:string-value="locations[&quot;728&quot;]='Florida';">
            <text:p>locations["728"]='Florida';</text:p>
          </table:table-cell>
        </table:table-row>
        <table:table-row table:style-name="ro2">
          <table:table-cell office:value-type="string">
            <text:p><text:a xlink:href="https://www.areacodelocations.info/7/730.html">730</text:a></text:p>
          </table:table-cell>
          <table:table-cell office:value-type="string">
            <text:p>Illinois</text:p>
          </table:table-cell>
          <table:table-cell office:value-type="string">
            <text:p>618/730</text:p>
          </table:table-cell>
          <table:table-cell office:value-type="string">
            <text:p>C</text:p>
          </table:table-cell>
          <table:table-cell table:formula="of:=&quot;locations[&quot;&quot;&quot;&amp;[.A300]&amp;&quot;&quot;&quot;]='&quot;&amp;[.B300]&amp;&quot;';&quot;" office:value-type="string" office:string-value="locations[&quot;730&quot;]='Illinois';">
            <text:p>locations["730"]='Illinois';</text:p>
          </table:table-cell>
        </table:table-row>
        <table:table-row table:style-name="ro2">
          <table:table-cell office:value-type="string">
            <text:p><text:a xlink:href="https://www.areacodelocations.info/7/731.html">731</text:a></text:p>
          </table:table-cell>
          <table:table-cell office:value-type="string">
            <text:p>Tennessee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table:formula="of:=&quot;locations[&quot;&quot;&quot;&amp;[.A301]&amp;&quot;&quot;&quot;]='&quot;&amp;[.B301]&amp;&quot;';&quot;" office:value-type="string" office:string-value="locations[&quot;731&quot;]='Tennessee';">
            <text:p>locations["731"]='Tennessee';</text:p>
          </table:table-cell>
        </table:table-row>
        <table:table-row table:style-name="ro2">
          <table:table-cell office:value-type="string">
            <text:p><text:a xlink:href="https://www.areacodelocations.info/7/732.html">732</text:a></text:p>
          </table:table-cell>
          <table:table-cell office:value-type="string">
            <text:p>New Jersey</text:p>
          </table:table-cell>
          <table:table-cell office:value-type="string">
            <text:p>732/848</text:p>
          </table:table-cell>
          <table:table-cell office:value-type="string">
            <text:p>E</text:p>
          </table:table-cell>
          <table:table-cell table:formula="of:=&quot;locations[&quot;&quot;&quot;&amp;[.A302]&amp;&quot;&quot;&quot;]='&quot;&amp;[.B302]&amp;&quot;';&quot;" office:value-type="string" office:string-value="locations[&quot;732&quot;]='New Jersey';">
            <text:p>locations["732"]='New Jersey';</text:p>
          </table:table-cell>
        </table:table-row>
        <table:table-row table:style-name="ro2">
          <table:table-cell office:value-type="string">
            <text:p><text:a xlink:href="https://www.areacodelocations.info/7/734.html">734</text:a></text:p>
          </table:table-cell>
          <table:table-cell office:value-type="string">
            <text:p>Michigan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table:formula="of:=&quot;locations[&quot;&quot;&quot;&amp;[.A303]&amp;&quot;&quot;&quot;]='&quot;&amp;[.B303]&amp;&quot;';&quot;" office:value-type="string" office:string-value="locations[&quot;734&quot;]='Michigan';">
            <text:p>locations["734"]='Michigan';</text:p>
          </table:table-cell>
        </table:table-row>
        <table:table-row table:style-name="ro2">
          <table:table-cell office:value-type="string">
            <text:p><text:a xlink:href="https://www.areacodelocations.info/7/737.html">737</text:a></text:p>
          </table:table-cell>
          <table:table-cell office:value-type="string">
            <text:p>Texas</text:p>
          </table:table-cell>
          <table:table-cell office:value-type="string">
            <text:p>512/737</text:p>
          </table:table-cell>
          <table:table-cell office:value-type="string">
            <text:p>C</text:p>
          </table:table-cell>
          <table:table-cell table:formula="of:=&quot;locations[&quot;&quot;&quot;&amp;[.A304]&amp;&quot;&quot;&quot;]='&quot;&amp;[.B304]&amp;&quot;';&quot;" office:value-type="string" office:string-value="locations[&quot;737&quot;]='Texas';">
            <text:p>locations["737"]='Texas';</text:p>
          </table:table-cell>
        </table:table-row>
        <table:table-row table:style-name="ro2">
          <table:table-cell office:value-type="string">
            <text:p><text:a xlink:href="https://www.areacodelocations.info/7/740.html">740</text:a></text:p>
          </table:table-cell>
          <table:table-cell office:value-type="string">
            <text:p>Ohio</text:p>
          </table:table-cell>
          <table:table-cell office:value-type="string">
            <text:p>740/220</text:p>
          </table:table-cell>
          <table:table-cell office:value-type="string">
            <text:p>E</text:p>
          </table:table-cell>
          <table:table-cell table:formula="of:=&quot;locations[&quot;&quot;&quot;&amp;[.A305]&amp;&quot;&quot;&quot;]='&quot;&amp;[.B305]&amp;&quot;';&quot;" office:value-type="string" office:string-value="locations[&quot;740&quot;]='Ohio';">
            <text:p>locations["740"]='Ohio';</text:p>
          </table:table-cell>
        </table:table-row>
        <table:table-row table:style-name="ro3">
          <table:table-cell office:value-type="string">
            <text:p><text:a xlink:href="https://www.areacodelocations.info/7/742.html">742</text:a></text:p>
          </table:table-cell>
          <table:table-cell office:value-type="string">
            <text:p>Ontario</text:p>
          </table:table-cell>
          <table:table-cell office:value-type="string">
            <text:p>905/289/365/742</text:p>
          </table:table-cell>
          <table:table-cell office:value-type="string">
            <text:p>E</text:p>
          </table:table-cell>
          <table:table-cell table:formula="of:=&quot;locations[&quot;&quot;&quot;&amp;[.A306]&amp;&quot;&quot;&quot;]='&quot;&amp;[.B306]&amp;&quot;';&quot;" office:value-type="string" office:string-value="locations[&quot;742&quot;]='Ontario';">
            <text:p>locations["742"]='Ontario';</text:p>
          </table:table-cell>
        </table:table-row>
        <table:table-row table:style-name="ro2">
          <table:table-cell office:value-type="string">
            <text:p><text:a xlink:href="https://www.areacodelocations.info/7/743.html">743</text:a></text:p>
          </table:table-cell>
          <table:table-cell office:value-type="string">
            <text:p>North Carolina</text:p>
          </table:table-cell>
          <table:table-cell office:value-type="string">
            <text:p>336/743</text:p>
          </table:table-cell>
          <table:table-cell office:value-type="string">
            <text:p>E</text:p>
          </table:table-cell>
          <table:table-cell table:formula="of:=&quot;locations[&quot;&quot;&quot;&amp;[.A307]&amp;&quot;&quot;&quot;]='&quot;&amp;[.B307]&amp;&quot;';&quot;" office:value-type="string" office:string-value="locations[&quot;743&quot;]='North Carolina';">
            <text:p>locations["743"]='North Carolina';</text:p>
          </table:table-cell>
        </table:table-row>
        <table:table-row table:style-name="ro2">
          <table:table-cell office:value-type="string">
            <text:p><text:a xlink:href="https://www.areacodelocations.info/7/747.html">747</text:a></text:p>
          </table:table-cell>
          <table:table-cell office:value-type="string">
            <text:p>California</text:p>
          </table:table-cell>
          <table:table-cell office:value-type="string">
            <text:p>818/747</text:p>
          </table:table-cell>
          <table:table-cell office:value-type="string">
            <text:p>P</text:p>
          </table:table-cell>
          <table:table-cell table:formula="of:=&quot;locations[&quot;&quot;&quot;&amp;[.A308]&amp;&quot;&quot;&quot;]='&quot;&amp;[.B308]&amp;&quot;';&quot;" office:value-type="string" office:string-value="locations[&quot;747&quot;]='California';">
            <text:p>locations["747"]='California';</text:p>
          </table:table-cell>
        </table:table-row>
        <table:table-row table:style-name="ro2">
          <table:table-cell office:value-type="string">
            <text:p><text:a xlink:href="https://www.areacodelocations.info/7/753.html">753</text:a></text:p>
          </table:table-cell>
          <table:table-cell office:value-type="string">
            <text:p>Ontario</text:p>
          </table:table-cell>
          <table:table-cell office:value-type="string">
            <text:p>613/343/753</text:p>
          </table:table-cell>
          <table:table-cell office:value-type="string">
            <text:p>E</text:p>
          </table:table-cell>
          <table:table-cell table:formula="of:=&quot;locations[&quot;&quot;&quot;&amp;[.A309]&amp;&quot;&quot;&quot;]='&quot;&amp;[.B309]&amp;&quot;';&quot;" office:value-type="string" office:string-value="locations[&quot;753&quot;]='Ontario';">
            <text:p>locations["753"]='Ontario';</text:p>
          </table:table-cell>
        </table:table-row>
        <table:table-row table:style-name="ro2">
          <table:table-cell office:value-type="string">
            <text:p><text:a xlink:href="https://www.areacodelocations.info/7/754.html">754</text:a></text:p>
          </table:table-cell>
          <table:table-cell office:value-type="string">
            <text:p>Florida</text:p>
          </table:table-cell>
          <table:table-cell office:value-type="string">
            <text:p>954/754</text:p>
          </table:table-cell>
          <table:table-cell office:value-type="string">
            <text:p>E</text:p>
          </table:table-cell>
          <table:table-cell table:formula="of:=&quot;locations[&quot;&quot;&quot;&amp;[.A310]&amp;&quot;&quot;&quot;]='&quot;&amp;[.B310]&amp;&quot;';&quot;" office:value-type="string" office:string-value="locations[&quot;754&quot;]='Florida';">
            <text:p>locations["754"]='Florida';</text:p>
          </table:table-cell>
        </table:table-row>
        <table:table-row table:style-name="ro2">
          <table:table-cell office:value-type="string">
            <text:p><text:a xlink:href="https://www.areacodelocations.info/7/757.html">757</text:a></text:p>
          </table:table-cell>
          <table:table-cell office:value-type="string">
            <text:p>Virginia</text:p>
          </table:table-cell>
          <table:table-cell office:value-type="string">
            <text:p>757/948</text:p>
          </table:table-cell>
          <table:table-cell office:value-type="string">
            <text:p>E</text:p>
          </table:table-cell>
          <table:table-cell table:formula="of:=&quot;locations[&quot;&quot;&quot;&amp;[.A311]&amp;&quot;&quot;&quot;]='&quot;&amp;[.B311]&amp;&quot;';&quot;" office:value-type="string" office:string-value="locations[&quot;757&quot;]='Virginia';">
            <text:p>locations["757"]='Virginia';</text:p>
          </table:table-cell>
        </table:table-row>
        <table:table-row table:style-name="ro2">
          <table:table-cell office:value-type="string">
            <text:p><text:a xlink:href="https://www.areacodelocations.info/7/758.html">758</text:a></text:p>
          </table:table-cell>
          <table:table-cell office:value-type="string">
            <text:p>St. Lucia</text:p>
          </table:table-cell>
          <table:table-cell office:value-type="string">
            <text:p>-</text:p>
          </table:table-cell>
          <table:table-cell office:value-type="string">
            <text:p>AST</text:p>
          </table:table-cell>
          <table:table-cell table:formula="of:=&quot;locations[&quot;&quot;&quot;&amp;[.A312]&amp;&quot;&quot;&quot;]='&quot;&amp;[.B312]&amp;&quot;';&quot;" office:value-type="string" office:string-value="locations[&quot;758&quot;]='St. Lucia';">
            <text:p>locations["758"]='St. Lucia';</text:p>
          </table:table-cell>
        </table:table-row>
        <table:table-row table:style-name="ro2">
          <table:table-cell office:value-type="string">
            <text:p><text:a xlink:href="https://www.areacodelocations.info/7/760.html">760</text:a></text:p>
          </table:table-cell>
          <table:table-cell office:value-type="string">
            <text:p>California</text:p>
          </table:table-cell>
          <table:table-cell office:value-type="string">
            <text:p>760/442</text:p>
          </table:table-cell>
          <table:table-cell office:value-type="string">
            <text:p>P</text:p>
          </table:table-cell>
          <table:table-cell table:formula="of:=&quot;locations[&quot;&quot;&quot;&amp;[.A313]&amp;&quot;&quot;&quot;]='&quot;&amp;[.B313]&amp;&quot;';&quot;" office:value-type="string" office:string-value="locations[&quot;760&quot;]='California';">
            <text:p>locations["760"]='California';</text:p>
          </table:table-cell>
        </table:table-row>
        <table:table-row table:style-name="ro2">
          <table:table-cell office:value-type="string">
            <text:p><text:a xlink:href="https://www.areacodelocations.info/7/762.html">762</text:a></text:p>
          </table:table-cell>
          <table:table-cell office:value-type="string">
            <text:p>Georgia</text:p>
          </table:table-cell>
          <table:table-cell office:value-type="string">
            <text:p>706/762</text:p>
          </table:table-cell>
          <table:table-cell office:value-type="string">
            <text:p>E</text:p>
          </table:table-cell>
          <table:table-cell table:formula="of:=&quot;locations[&quot;&quot;&quot;&amp;[.A314]&amp;&quot;&quot;&quot;]='&quot;&amp;[.B314]&amp;&quot;';&quot;" office:value-type="string" office:string-value="locations[&quot;762&quot;]='Georgia';">
            <text:p>locations["762"]='Georgia';</text:p>
          </table:table-cell>
        </table:table-row>
        <table:table-row table:style-name="ro2">
          <table:table-cell office:value-type="string">
            <text:p><text:a xlink:href="https://www.areacodelocations.info/7/763.html">763</text:a></text:p>
          </table:table-cell>
          <table:table-cell office:value-type="string">
            <text:p>Minnesota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table:formula="of:=&quot;locations[&quot;&quot;&quot;&amp;[.A315]&amp;&quot;&quot;&quot;]='&quot;&amp;[.B315]&amp;&quot;';&quot;" office:value-type="string" office:string-value="locations[&quot;763&quot;]='Minnesota';">
            <text:p>locations["763"]='Minnesota';</text:p>
          </table:table-cell>
        </table:table-row>
        <table:table-row table:style-name="ro2">
          <table:table-cell office:value-type="string">
            <text:p><text:a xlink:href="https://www.areacodelocations.info/7/765.html">765</text:a></text:p>
          </table:table-cell>
          <table:table-cell office:value-type="string">
            <text:p>Indiana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table:formula="of:=&quot;locations[&quot;&quot;&quot;&amp;[.A316]&amp;&quot;&quot;&quot;]='&quot;&amp;[.B316]&amp;&quot;';&quot;" office:value-type="string" office:string-value="locations[&quot;765&quot;]='Indiana';">
            <text:p>locations["765"]='Indiana';</text:p>
          </table:table-cell>
        </table:table-row>
        <table:table-row table:style-name="ro2">
          <table:table-cell office:value-type="string">
            <text:p><text:a xlink:href="https://www.areacodelocations.info/7/767.html">767</text:a></text:p>
          </table:table-cell>
          <table:table-cell office:value-type="string">
            <text:p>Dominica</text:p>
          </table:table-cell>
          <table:table-cell office:value-type="string">
            <text:p>-</text:p>
          </table:table-cell>
          <table:table-cell office:value-type="string">
            <text:p>AST</text:p>
          </table:table-cell>
          <table:table-cell table:formula="of:=&quot;locations[&quot;&quot;&quot;&amp;[.A317]&amp;&quot;&quot;&quot;]='&quot;&amp;[.B317]&amp;&quot;';&quot;" office:value-type="string" office:string-value="locations[&quot;767&quot;]='Dominica';">
            <text:p>locations["767"]='Dominica';</text:p>
          </table:table-cell>
        </table:table-row>
        <table:table-row table:style-name="ro2">
          <table:table-cell office:value-type="string">
            <text:p><text:a xlink:href="https://www.areacodelocations.info/7/769.html">769</text:a></text:p>
          </table:table-cell>
          <table:table-cell office:value-type="string">
            <text:p>Mississippi</text:p>
          </table:table-cell>
          <table:table-cell office:value-type="string">
            <text:p>601/769</text:p>
          </table:table-cell>
          <table:table-cell office:value-type="string">
            <text:p>C</text:p>
          </table:table-cell>
          <table:table-cell table:formula="of:=&quot;locations[&quot;&quot;&quot;&amp;[.A318]&amp;&quot;&quot;&quot;]='&quot;&amp;[.B318]&amp;&quot;';&quot;" office:value-type="string" office:string-value="locations[&quot;769&quot;]='Mississippi';">
            <text:p>locations["769"]='Mississippi';</text:p>
          </table:table-cell>
        </table:table-row>
        <table:table-row table:style-name="ro3">
          <table:table-cell office:value-type="string">
            <text:p><text:a xlink:href="https://www.areacodelocations.info/7/770.html">770</text:a></text:p>
          </table:table-cell>
          <table:table-cell office:value-type="string">
            <text:p>Georgia</text:p>
          </table:table-cell>
          <table:table-cell office:value-type="string">
            <text:p>770/678/470/943</text:p>
          </table:table-cell>
          <table:table-cell office:value-type="string">
            <text:p>E</text:p>
          </table:table-cell>
          <table:table-cell table:formula="of:=&quot;locations[&quot;&quot;&quot;&amp;[.A319]&amp;&quot;&quot;&quot;]='&quot;&amp;[.B319]&amp;&quot;';&quot;" office:value-type="string" office:string-value="locations[&quot;770&quot;]='Georgia';">
            <text:p>locations["770"]='Georgia';</text:p>
          </table:table-cell>
        </table:table-row>
        <table:table-row table:style-name="ro3">
          <table:table-cell office:value-type="string">
            <text:p><text:a xlink:href="https://www.areacodelocations.info/7/771.html">771</text:a></text:p>
          </table:table-cell>
          <table:table-cell office:value-type="string">
            <text:p>Washington D.C.</text:p>
          </table:table-cell>
          <table:table-cell office:value-type="string">
            <text:p>202/771</text:p>
          </table:table-cell>
          <table:table-cell office:value-type="string">
            <text:p>E</text:p>
          </table:table-cell>
          <table:table-cell table:formula="of:=&quot;locations[&quot;&quot;&quot;&amp;[.A320]&amp;&quot;&quot;&quot;]='&quot;&amp;[.B320]&amp;&quot;';&quot;" office:value-type="string" office:string-value="locations[&quot;771&quot;]='Washington D.C.';">
            <text:p>locations["771"]='Washington D.C.';</text:p>
          </table:table-cell>
        </table:table-row>
        <table:table-row table:style-name="ro2">
          <table:table-cell office:value-type="string">
            <text:p><text:a xlink:href="https://www.areacodelocations.info/7/772.html">772</text:a></text:p>
          </table:table-cell>
          <table:table-cell office:value-type="string">
            <text:p>Florida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table:formula="of:=&quot;locations[&quot;&quot;&quot;&amp;[.A321]&amp;&quot;&quot;&quot;]='&quot;&amp;[.B321]&amp;&quot;';&quot;" office:value-type="string" office:string-value="locations[&quot;772&quot;]='Florida';">
            <text:p>locations["772"]='Florida';</text:p>
          </table:table-cell>
        </table:table-row>
        <table:table-row table:style-name="ro2">
          <table:table-cell office:value-type="string">
            <text:p><text:a xlink:href="https://www.areacodelocations.info/7/773.html">773</text:a></text:p>
          </table:table-cell>
          <table:table-cell office:value-type="string">
            <text:p>Illinois</text:p>
          </table:table-cell>
          <table:table-cell office:value-type="string">
            <text:p>773/872</text:p>
          </table:table-cell>
          <table:table-cell office:value-type="string">
            <text:p>C</text:p>
          </table:table-cell>
          <table:table-cell table:formula="of:=&quot;locations[&quot;&quot;&quot;&amp;[.A322]&amp;&quot;&quot;&quot;]='&quot;&amp;[.B322]&amp;&quot;';&quot;" office:value-type="string" office:string-value="locations[&quot;773&quot;]='Illinois';">
            <text:p>locations["773"]='Illinois';</text:p>
          </table:table-cell>
        </table:table-row>
        <table:table-row table:style-name="ro2">
          <table:table-cell office:value-type="string">
            <text:p><text:a xlink:href="https://www.areacodelocations.info/7/774.html">774</text:a></text:p>
          </table:table-cell>
          <table:table-cell office:value-type="string">
            <text:p>Massachusetts</text:p>
          </table:table-cell>
          <table:table-cell office:value-type="string">
            <text:p>508/774</text:p>
          </table:table-cell>
          <table:table-cell office:value-type="string">
            <text:p>E</text:p>
          </table:table-cell>
          <table:table-cell table:formula="of:=&quot;locations[&quot;&quot;&quot;&amp;[.A323]&amp;&quot;&quot;&quot;]='&quot;&amp;[.B323]&amp;&quot;';&quot;" office:value-type="string" office:string-value="locations[&quot;774&quot;]='Massachusetts';">
            <text:p>locations["774"]='Massachusetts';</text:p>
          </table:table-cell>
        </table:table-row>
        <table:table-row table:style-name="ro2">
          <table:table-cell office:value-type="string">
            <text:p><text:a xlink:href="https://www.areacodelocations.info/7/775.html">775</text:a></text:p>
          </table:table-cell>
          <table:table-cell office:value-type="string">
            <text:p>Nevada</text:p>
          </table:table-cell>
          <table:table-cell office:value-type="string">
            <text:p>-</text:p>
          </table:table-cell>
          <table:table-cell office:value-type="string">
            <text:p>P</text:p>
          </table:table-cell>
          <table:table-cell table:formula="of:=&quot;locations[&quot;&quot;&quot;&amp;[.A324]&amp;&quot;&quot;&quot;]='&quot;&amp;[.B324]&amp;&quot;';&quot;" office:value-type="string" office:string-value="locations[&quot;775&quot;]='Nevada';">
            <text:p>locations["775"]='Nevada';</text:p>
          </table:table-cell>
        </table:table-row>
        <table:table-row table:style-name="ro4">
          <table:table-cell office:value-type="string">
            <text:p><text:a xlink:href="https://www.areacodelocations.info/7/778.html">778</text:a></text:p>
          </table:table-cell>
          <table:table-cell office:value-type="string">
            <text:p>British Columbia</text:p>
          </table:table-cell>
          <table:table-cell office:value-type="string">
            <text:p>604/778/236/672 &amp; 250/778/236/672</text:p>
          </table:table-cell>
          <table:table-cell office:value-type="string">
            <text:p>P</text:p>
          </table:table-cell>
          <table:table-cell table:formula="of:=&quot;locations[&quot;&quot;&quot;&amp;[.A325]&amp;&quot;&quot;&quot;]='&quot;&amp;[.B325]&amp;&quot;';&quot;" office:value-type="string" office:string-value="locations[&quot;778&quot;]='British Columbia';">
            <text:p>locations["778"]='British Columbia';</text:p>
          </table:table-cell>
        </table:table-row>
        <table:table-row table:style-name="ro2">
          <table:table-cell office:value-type="string">
            <text:p><text:a xlink:href="https://www.areacodelocations.info/7/779.html">779</text:a></text:p>
          </table:table-cell>
          <table:table-cell office:value-type="string">
            <text:p>Illinois</text:p>
          </table:table-cell>
          <table:table-cell office:value-type="string">
            <text:p>815/779</text:p>
          </table:table-cell>
          <table:table-cell office:value-type="string">
            <text:p>C</text:p>
          </table:table-cell>
          <table:table-cell table:formula="of:=&quot;locations[&quot;&quot;&quot;&amp;[.A326]&amp;&quot;&quot;&quot;]='&quot;&amp;[.B326]&amp;&quot;';&quot;" office:value-type="string" office:string-value="locations[&quot;779&quot;]='Illinois';">
            <text:p>locations["779"]='Illinois';</text:p>
          </table:table-cell>
        </table:table-row>
        <table:table-row table:style-name="ro3">
          <table:table-cell office:value-type="string">
            <text:p><text:a xlink:href="https://www.areacodelocations.info/7/780.html">780</text:a></text:p>
          </table:table-cell>
          <table:table-cell office:value-type="string">
            <text:p>Alberta</text:p>
          </table:table-cell>
          <table:table-cell office:value-type="string">
            <text:p>780/587/825/368</text:p>
          </table:table-cell>
          <table:table-cell office:value-type="string">
            <text:p>M</text:p>
          </table:table-cell>
          <table:table-cell table:formula="of:=&quot;locations[&quot;&quot;&quot;&amp;[.A327]&amp;&quot;&quot;&quot;]='&quot;&amp;[.B327]&amp;&quot;';&quot;" office:value-type="string" office:string-value="locations[&quot;780&quot;]='Alberta';">
            <text:p>locations["780"]='Alberta';</text:p>
          </table:table-cell>
        </table:table-row>
        <table:table-row table:style-name="ro2">
          <table:table-cell office:value-type="string">
            <text:p><text:a xlink:href="https://www.areacodelocations.info/7/781.html">781</text:a></text:p>
          </table:table-cell>
          <table:table-cell office:value-type="string">
            <text:p>Massachusetts</text:p>
          </table:table-cell>
          <table:table-cell office:value-type="string">
            <text:p>781/339</text:p>
          </table:table-cell>
          <table:table-cell office:value-type="string">
            <text:p>E</text:p>
          </table:table-cell>
          <table:table-cell table:formula="of:=&quot;locations[&quot;&quot;&quot;&amp;[.A328]&amp;&quot;&quot;&quot;]='&quot;&amp;[.B328]&amp;&quot;';&quot;" office:value-type="string" office:string-value="locations[&quot;781&quot;]='Massachusetts';">
            <text:p>locations["781"]='Massachusetts';</text:p>
          </table:table-cell>
        </table:table-row>
        <table:table-row table:style-name="ro5">
          <table:table-cell office:value-type="string">
            <text:p><text:a xlink:href="https://www.areacodelocations.info/7/782.html">782</text:a></text:p>
          </table:table-cell>
          <table:table-cell office:value-type="string">
            <text:p>Nova Scotia/ Prince Edward Island</text:p>
          </table:table-cell>
          <table:table-cell office:value-type="string">
            <text:p>902/782</text:p>
          </table:table-cell>
          <table:table-cell office:value-type="string">
            <text:p>A</text:p>
          </table:table-cell>
          <table:table-cell table:formula="of:=&quot;locations[&quot;&quot;&quot;&amp;[.A329]&amp;&quot;&quot;&quot;]='&quot;&amp;[.B329]&amp;&quot;';&quot;" office:value-type="string" office:string-value="locations[&quot;782&quot;]='Nova Scotia/ Prince Edward Island';">
            <text:p>locations["782"]='Nova Scotia/ Prince Edward Island';</text:p>
          </table:table-cell>
        </table:table-row>
        <table:table-row table:style-name="ro3">
          <table:table-cell office:value-type="string">
            <text:p><text:a xlink:href="https://www.areacodelocations.info/7/784.html">784</text:a></text:p>
          </table:table-cell>
          <table:table-cell office:value-type="string">
            <text:p>St. Vincent and the Grenadines</text:p>
          </table:table-cell>
          <table:table-cell office:value-type="string">
            <text:p>-</text:p>
          </table:table-cell>
          <table:table-cell office:value-type="string">
            <text:p>AST</text:p>
          </table:table-cell>
          <table:table-cell table:formula="of:=&quot;locations[&quot;&quot;&quot;&amp;[.A330]&amp;&quot;&quot;&quot;]='&quot;&amp;[.B330]&amp;&quot;';&quot;" office:value-type="string" office:string-value="locations[&quot;784&quot;]='St. Vincent and the Grenadines';">
            <text:p>locations["784"]='St. Vincent and the Grenadines';</text:p>
          </table:table-cell>
        </table:table-row>
        <table:table-row table:style-name="ro2">
          <table:table-cell office:value-type="string">
            <text:p><text:a xlink:href="https://www.areacodelocations.info/7/785.html">785</text:a></text:p>
          </table:table-cell>
          <table:table-cell office:value-type="string">
            <text:p>Kansas</text:p>
          </table:table-cell>
          <table:table-cell office:value-type="string">
            <text:p>-</text:p>
          </table:table-cell>
          <table:table-cell office:value-type="string">
            <text:p>C/M</text:p>
          </table:table-cell>
          <table:table-cell table:formula="of:=&quot;locations[&quot;&quot;&quot;&amp;[.A331]&amp;&quot;&quot;&quot;]='&quot;&amp;[.B331]&amp;&quot;';&quot;" office:value-type="string" office:string-value="locations[&quot;785&quot;]='Kansas';">
            <text:p>locations["785"]='Kansas';</text:p>
          </table:table-cell>
        </table:table-row>
        <table:table-row table:style-name="ro2">
          <table:table-cell office:value-type="string">
            <text:p><text:a xlink:href="https://www.areacodelocations.info/7/786.html">786</text:a></text:p>
          </table:table-cell>
          <table:table-cell office:value-type="string">
            <text:p>Florida</text:p>
          </table:table-cell>
          <table:table-cell office:value-type="string">
            <text:p>305/786/645</text:p>
          </table:table-cell>
          <table:table-cell office:value-type="string">
            <text:p>E</text:p>
          </table:table-cell>
          <table:table-cell table:formula="of:=&quot;locations[&quot;&quot;&quot;&amp;[.A332]&amp;&quot;&quot;&quot;]='&quot;&amp;[.B332]&amp;&quot;';&quot;" office:value-type="string" office:string-value="locations[&quot;786&quot;]='Florida';">
            <text:p>locations["786"]='Florida';</text:p>
          </table:table-cell>
        </table:table-row>
        <table:table-row table:style-name="ro2">
          <table:table-cell office:value-type="string">
            <text:p><text:a xlink:href="https://www.areacodelocations.info/7/787.html">787</text:a></text:p>
          </table:table-cell>
          <table:table-cell office:value-type="string">
            <text:p>Puerto Rico</text:p>
          </table:table-cell>
          <table:table-cell office:value-type="string">
            <text:p>787/939</text:p>
          </table:table-cell>
          <table:table-cell office:value-type="string">
            <text:p>AST</text:p>
          </table:table-cell>
          <table:table-cell table:formula="of:=&quot;locations[&quot;&quot;&quot;&amp;[.A333]&amp;&quot;&quot;&quot;]='&quot;&amp;[.B333]&amp;&quot;';&quot;" office:value-type="string" office:string-value="locations[&quot;787&quot;]='Puerto Rico';">
            <text:p>locations["787"]='Puerto Rico';</text:p>
          </table:table-cell>
        </table:table-row>
        <table:table-row table:style-name="ro2">
          <table:table-cell office:value-type="string">
            <text:p><text:a xlink:href="https://www.areacodelocations.info/8/800.html">800</text:a></text:p>
          </table:table-cell>
          <table:table-cell office:value-type="string">
            <text:p>Toll free</text:p>
          </table:table-cell>
          <table:table-cell table:number-columns-repeated="2" office:value-type="string">
            <text:p>-</text:p>
          </table:table-cell>
          <table:table-cell table:formula="of:=&quot;locations[&quot;&quot;&quot;&amp;[.A334]&amp;&quot;&quot;&quot;]='&quot;&amp;[.B334]&amp;&quot;';&quot;" office:value-type="string" office:string-value="locations[&quot;800&quot;]='Toll free';">
            <text:p>locations["800"]='Toll free';</text:p>
          </table:table-cell>
        </table:table-row>
        <table:table-row table:style-name="ro2">
          <table:table-cell office:value-type="string">
            <text:p><text:a xlink:href="https://www.areacodelocations.info/8/801.html">801</text:a></text:p>
          </table:table-cell>
          <table:table-cell office:value-type="string">
            <text:p>Utah</text:p>
          </table:table-cell>
          <table:table-cell office:value-type="string">
            <text:p>801/385</text:p>
          </table:table-cell>
          <table:table-cell office:value-type="string">
            <text:p>M</text:p>
          </table:table-cell>
          <table:table-cell table:formula="of:=&quot;locations[&quot;&quot;&quot;&amp;[.A335]&amp;&quot;&quot;&quot;]='&quot;&amp;[.B335]&amp;&quot;';&quot;" office:value-type="string" office:string-value="locations[&quot;801&quot;]='Utah';">
            <text:p>locations["801"]='Utah';</text:p>
          </table:table-cell>
        </table:table-row>
        <table:table-row table:style-name="ro2">
          <table:table-cell office:value-type="string">
            <text:p><text:a xlink:href="https://www.areacodelocations.info/8/802.html">802</text:a></text:p>
          </table:table-cell>
          <table:table-cell office:value-type="string">
            <text:p>Vermont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table:formula="of:=&quot;locations[&quot;&quot;&quot;&amp;[.A336]&amp;&quot;&quot;&quot;]='&quot;&amp;[.B336]&amp;&quot;';&quot;" office:value-type="string" office:string-value="locations[&quot;802&quot;]='Vermont';">
            <text:p>locations["802"]='Vermont';</text:p>
          </table:table-cell>
        </table:table-row>
        <table:table-row table:style-name="ro2">
          <table:table-cell office:value-type="string">
            <text:p><text:a xlink:href="https://www.areacodelocations.info/8/803.html">803</text:a></text:p>
          </table:table-cell>
          <table:table-cell office:value-type="string">
            <text:p>South Carolina</text:p>
          </table:table-cell>
          <table:table-cell office:value-type="string">
            <text:p>803/839</text:p>
          </table:table-cell>
          <table:table-cell office:value-type="string">
            <text:p>E</text:p>
          </table:table-cell>
          <table:table-cell table:formula="of:=&quot;locations[&quot;&quot;&quot;&amp;[.A337]&amp;&quot;&quot;&quot;]='&quot;&amp;[.B337]&amp;&quot;';&quot;" office:value-type="string" office:string-value="locations[&quot;803&quot;]='South Carolina';">
            <text:p>locations["803"]='South Carolina';</text:p>
          </table:table-cell>
        </table:table-row>
        <table:table-row table:style-name="ro2">
          <table:table-cell office:value-type="string">
            <text:p><text:a xlink:href="https://www.areacodelocations.info/8/804.html">804</text:a></text:p>
          </table:table-cell>
          <table:table-cell office:value-type="string">
            <text:p>Virginia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table:formula="of:=&quot;locations[&quot;&quot;&quot;&amp;[.A338]&amp;&quot;&quot;&quot;]='&quot;&amp;[.B338]&amp;&quot;';&quot;" office:value-type="string" office:string-value="locations[&quot;804&quot;]='Virginia';">
            <text:p>locations["804"]='Virginia';</text:p>
          </table:table-cell>
        </table:table-row>
        <table:table-row table:style-name="ro2">
          <table:table-cell office:value-type="string">
            <text:p><text:a xlink:href="https://www.areacodelocations.info/8/805.html">805</text:a></text:p>
          </table:table-cell>
          <table:table-cell office:value-type="string">
            <text:p>California</text:p>
          </table:table-cell>
          <table:table-cell office:value-type="string">
            <text:p>805/820</text:p>
          </table:table-cell>
          <table:table-cell office:value-type="string">
            <text:p>P</text:p>
          </table:table-cell>
          <table:table-cell table:formula="of:=&quot;locations[&quot;&quot;&quot;&amp;[.A339]&amp;&quot;&quot;&quot;]='&quot;&amp;[.B339]&amp;&quot;';&quot;" office:value-type="string" office:string-value="locations[&quot;805&quot;]='California';">
            <text:p>locations["805"]='California';</text:p>
          </table:table-cell>
        </table:table-row>
        <table:table-row table:style-name="ro2">
          <table:table-cell office:value-type="string">
            <text:p><text:a xlink:href="https://www.areacodelocations.info/8/806.html">806</text:a></text:p>
          </table:table-cell>
          <table:table-cell office:value-type="string">
            <text:p>Texas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table:formula="of:=&quot;locations[&quot;&quot;&quot;&amp;[.A340]&amp;&quot;&quot;&quot;]='&quot;&amp;[.B340]&amp;&quot;';&quot;" office:value-type="string" office:string-value="locations[&quot;806&quot;]='Texas';">
            <text:p>locations["806"]='Texas';</text:p>
          </table:table-cell>
        </table:table-row>
        <table:table-row table:style-name="ro2">
          <table:table-cell office:value-type="string">
            <text:p><text:a xlink:href="https://www.areacodelocations.info/8/807.html">807</text:a></text:p>
          </table:table-cell>
          <table:table-cell office:value-type="string">
            <text:p>Ontario</text:p>
          </table:table-cell>
          <table:table-cell office:value-type="string">
            <text:p>-</text:p>
          </table:table-cell>
          <table:table-cell office:value-type="string">
            <text:p>E/C</text:p>
          </table:table-cell>
          <table:table-cell table:formula="of:=&quot;locations[&quot;&quot;&quot;&amp;[.A341]&amp;&quot;&quot;&quot;]='&quot;&amp;[.B341]&amp;&quot;';&quot;" office:value-type="string" office:string-value="locations[&quot;807&quot;]='Ontario';">
            <text:p>locations["807"]='Ontario';</text:p>
          </table:table-cell>
        </table:table-row>
        <table:table-row table:style-name="ro2">
          <table:table-cell office:value-type="string">
            <text:p><text:a xlink:href="https://www.areacodelocations.info/8/808.html">808</text:a></text:p>
          </table:table-cell>
          <table:table-cell office:value-type="string">
            <text:p>Hawaii</text:p>
          </table:table-cell>
          <table:table-cell office:value-type="string">
            <text:p>-</text:p>
          </table:table-cell>
          <table:table-cell office:value-type="string">
            <text:p>HST</text:p>
          </table:table-cell>
          <table:table-cell table:formula="of:=&quot;locations[&quot;&quot;&quot;&amp;[.A342]&amp;&quot;&quot;&quot;]='&quot;&amp;[.B342]&amp;&quot;';&quot;" office:value-type="string" office:string-value="locations[&quot;808&quot;]='Hawaii';">
            <text:p>locations["808"]='Hawaii';</text:p>
          </table:table-cell>
        </table:table-row>
        <table:table-row table:style-name="ro3">
          <table:table-cell office:value-type="string">
            <text:p><text:a xlink:href="https://www.areacodelocations.info/8/809.html">809</text:a></text:p>
          </table:table-cell>
          <table:table-cell office:value-type="string">
            <text:p>Dominican Republic</text:p>
          </table:table-cell>
          <table:table-cell office:value-type="string">
            <text:p>809/829/849</text:p>
          </table:table-cell>
          <table:table-cell office:value-type="string">
            <text:p>AST</text:p>
          </table:table-cell>
          <table:table-cell table:formula="of:=&quot;locations[&quot;&quot;&quot;&amp;[.A343]&amp;&quot;&quot;&quot;]='&quot;&amp;[.B343]&amp;&quot;';&quot;" office:value-type="string" office:string-value="locations[&quot;809&quot;]='Dominican Republic';">
            <text:p>locations["809"]='Dominican Republic';</text:p>
          </table:table-cell>
        </table:table-row>
        <table:table-row table:style-name="ro2">
          <table:table-cell office:value-type="string">
            <text:p><text:a xlink:href="https://www.areacodelocations.info/8/810.html">810</text:a></text:p>
          </table:table-cell>
          <table:table-cell office:value-type="string">
            <text:p>Michigan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table:formula="of:=&quot;locations[&quot;&quot;&quot;&amp;[.A344]&amp;&quot;&quot;&quot;]='&quot;&amp;[.B344]&amp;&quot;';&quot;" office:value-type="string" office:string-value="locations[&quot;810&quot;]='Michigan';">
            <text:p>locations["810"]='Michigan';</text:p>
          </table:table-cell>
        </table:table-row>
        <table:table-row table:style-name="ro2">
          <table:table-cell office:value-type="string">
            <text:p><text:a xlink:href="https://www.areacodelocations.info/8/812.html">812</text:a></text:p>
          </table:table-cell>
          <table:table-cell office:value-type="string">
            <text:p>Indiana</text:p>
          </table:table-cell>
          <table:table-cell office:value-type="string">
            <text:p>812/930</text:p>
          </table:table-cell>
          <table:table-cell office:value-type="string">
            <text:p>E/C</text:p>
          </table:table-cell>
          <table:table-cell table:formula="of:=&quot;locations[&quot;&quot;&quot;&amp;[.A345]&amp;&quot;&quot;&quot;]='&quot;&amp;[.B345]&amp;&quot;';&quot;" office:value-type="string" office:string-value="locations[&quot;812&quot;]='Indiana';">
            <text:p>locations["812"]='Indiana';</text:p>
          </table:table-cell>
        </table:table-row>
        <table:table-row table:style-name="ro2">
          <table:table-cell office:value-type="string">
            <text:p><text:a xlink:href="https://www.areacodelocations.info/8/813.html">813</text:a></text:p>
          </table:table-cell>
          <table:table-cell office:value-type="string">
            <text:p>Florida</text:p>
          </table:table-cell>
          <table:table-cell office:value-type="string">
            <text:p>813/656</text:p>
          </table:table-cell>
          <table:table-cell office:value-type="string">
            <text:p>E</text:p>
          </table:table-cell>
          <table:table-cell table:formula="of:=&quot;locations[&quot;&quot;&quot;&amp;[.A346]&amp;&quot;&quot;&quot;]='&quot;&amp;[.B346]&amp;&quot;';&quot;" office:value-type="string" office:string-value="locations[&quot;813&quot;]='Florida';">
            <text:p>locations["813"]='Florida';</text:p>
          </table:table-cell>
        </table:table-row>
        <table:table-row table:style-name="ro2">
          <table:table-cell office:value-type="string">
            <text:p><text:a xlink:href="https://www.areacodelocations.info/8/814.html">814</text:a></text:p>
          </table:table-cell>
          <table:table-cell office:value-type="string">
            <text:p>Pennsylvania</text:p>
          </table:table-cell>
          <table:table-cell office:value-type="string">
            <text:p>814/582</text:p>
          </table:table-cell>
          <table:table-cell office:value-type="string">
            <text:p>E</text:p>
          </table:table-cell>
          <table:table-cell table:formula="of:=&quot;locations[&quot;&quot;&quot;&amp;[.A347]&amp;&quot;&quot;&quot;]='&quot;&amp;[.B347]&amp;&quot;';&quot;" office:value-type="string" office:string-value="locations[&quot;814&quot;]='Pennsylvania';">
            <text:p>locations["814"]='Pennsylvania';</text:p>
          </table:table-cell>
        </table:table-row>
        <table:table-row table:style-name="ro2">
          <table:table-cell office:value-type="string">
            <text:p><text:a xlink:href="https://www.areacodelocations.info/8/815.html">815</text:a></text:p>
          </table:table-cell>
          <table:table-cell office:value-type="string">
            <text:p>Illinois</text:p>
          </table:table-cell>
          <table:table-cell office:value-type="string">
            <text:p>815/779</text:p>
          </table:table-cell>
          <table:table-cell office:value-type="string">
            <text:p>C</text:p>
          </table:table-cell>
          <table:table-cell table:formula="of:=&quot;locations[&quot;&quot;&quot;&amp;[.A348]&amp;&quot;&quot;&quot;]='&quot;&amp;[.B348]&amp;&quot;';&quot;" office:value-type="string" office:string-value="locations[&quot;815&quot;]='Illinois';">
            <text:p>locations["815"]='Illinois';</text:p>
          </table:table-cell>
        </table:table-row>
        <table:table-row table:style-name="ro2">
          <table:table-cell office:value-type="string">
            <text:p><text:a xlink:href="https://www.areacodelocations.info/8/816.html">816</text:a></text:p>
          </table:table-cell>
          <table:table-cell office:value-type="string">
            <text:p>Missouri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table:formula="of:=&quot;locations[&quot;&quot;&quot;&amp;[.A349]&amp;&quot;&quot;&quot;]='&quot;&amp;[.B349]&amp;&quot;';&quot;" office:value-type="string" office:string-value="locations[&quot;816&quot;]='Missouri';">
            <text:p>locations["816"]='Missouri';</text:p>
          </table:table-cell>
        </table:table-row>
        <table:table-row table:style-name="ro2">
          <table:table-cell office:value-type="string">
            <text:p><text:a xlink:href="https://www.areacodelocations.info/8/817.html">817</text:a></text:p>
          </table:table-cell>
          <table:table-cell office:value-type="string">
            <text:p>Texas</text:p>
          </table:table-cell>
          <table:table-cell office:value-type="string">
            <text:p>817/682</text:p>
          </table:table-cell>
          <table:table-cell office:value-type="string">
            <text:p>C</text:p>
          </table:table-cell>
          <table:table-cell table:formula="of:=&quot;locations[&quot;&quot;&quot;&amp;[.A350]&amp;&quot;&quot;&quot;]='&quot;&amp;[.B350]&amp;&quot;';&quot;" office:value-type="string" office:string-value="locations[&quot;817&quot;]='Texas';">
            <text:p>locations["817"]='Texas';</text:p>
          </table:table-cell>
        </table:table-row>
        <table:table-row table:style-name="ro2">
          <table:table-cell office:value-type="string">
            <text:p><text:a xlink:href="https://www.areacodelocations.info/8/818.html">818</text:a></text:p>
          </table:table-cell>
          <table:table-cell office:value-type="string">
            <text:p>California</text:p>
          </table:table-cell>
          <table:table-cell office:value-type="string">
            <text:p>818/747</text:p>
          </table:table-cell>
          <table:table-cell office:value-type="string">
            <text:p>P</text:p>
          </table:table-cell>
          <table:table-cell table:formula="of:=&quot;locations[&quot;&quot;&quot;&amp;[.A351]&amp;&quot;&quot;&quot;]='&quot;&amp;[.B351]&amp;&quot;';&quot;" office:value-type="string" office:string-value="locations[&quot;818&quot;]='California';">
            <text:p>locations["818"]='California';</text:p>
          </table:table-cell>
        </table:table-row>
        <table:table-row table:style-name="ro2">
          <table:table-cell office:value-type="string">
            <text:p><text:a xlink:href="https://www.areacodelocations.info/8/819.html">819</text:a></text:p>
          </table:table-cell>
          <table:table-cell office:value-type="string">
            <text:p>Quebec</text:p>
          </table:table-cell>
          <table:table-cell office:value-type="string">
            <text:p>819/873/468</text:p>
          </table:table-cell>
          <table:table-cell office:value-type="string">
            <text:p>E</text:p>
          </table:table-cell>
          <table:table-cell table:formula="of:=&quot;locations[&quot;&quot;&quot;&amp;[.A352]&amp;&quot;&quot;&quot;]='&quot;&amp;[.B352]&amp;&quot;';&quot;" office:value-type="string" office:string-value="locations[&quot;819&quot;]='Quebec';">
            <text:p>locations["819"]='Quebec';</text:p>
          </table:table-cell>
        </table:table-row>
        <table:table-row table:style-name="ro2">
          <table:table-cell office:value-type="string">
            <text:p><text:a xlink:href="https://www.areacodelocations.info/8/820.html">820</text:a></text:p>
          </table:table-cell>
          <table:table-cell office:value-type="string">
            <text:p>California</text:p>
          </table:table-cell>
          <table:table-cell office:value-type="string">
            <text:p>805/820</text:p>
          </table:table-cell>
          <table:table-cell office:value-type="string">
            <text:p>P</text:p>
          </table:table-cell>
          <table:table-cell table:formula="of:=&quot;locations[&quot;&quot;&quot;&amp;[.A353]&amp;&quot;&quot;&quot;]='&quot;&amp;[.B353]&amp;&quot;';&quot;" office:value-type="string" office:string-value="locations[&quot;820&quot;]='California';">
            <text:p>locations["820"]='California';</text:p>
          </table:table-cell>
        </table:table-row>
        <table:table-row table:style-name="ro4">
          <table:table-cell office:value-type="string">
            <text:p><text:a xlink:href="https://www.areacodelocations.info/8/825.html">825</text:a></text:p>
          </table:table-cell>
          <table:table-cell office:value-type="string">
            <text:p>Alberta</text:p>
          </table:table-cell>
          <table:table-cell office:value-type="string">
            <text:p>403/587/825/368 &amp; 780/587/825/368</text:p>
          </table:table-cell>
          <table:table-cell office:value-type="string">
            <text:p>M</text:p>
          </table:table-cell>
          <table:table-cell table:formula="of:=&quot;locations[&quot;&quot;&quot;&amp;[.A354]&amp;&quot;&quot;&quot;]='&quot;&amp;[.B354]&amp;&quot;';&quot;" office:value-type="string" office:string-value="locations[&quot;825&quot;]='Alberta';">
            <text:p>locations["825"]='Alberta';</text:p>
          </table:table-cell>
        </table:table-row>
        <table:table-row table:style-name="ro2">
          <table:table-cell office:value-type="string">
            <text:p><text:a xlink:href="https://www.areacodelocations.info/8/826.html">826</text:a></text:p>
          </table:table-cell>
          <table:table-cell office:value-type="string">
            <text:p>Virginia</text:p>
          </table:table-cell>
          <table:table-cell office:value-type="string">
            <text:p>540/826</text:p>
          </table:table-cell>
          <table:table-cell office:value-type="string">
            <text:p>E</text:p>
          </table:table-cell>
          <table:table-cell table:formula="of:=&quot;locations[&quot;&quot;&quot;&amp;[.A355]&amp;&quot;&quot;&quot;]='&quot;&amp;[.B355]&amp;&quot;';&quot;" office:value-type="string" office:string-value="locations[&quot;826&quot;]='Virginia';">
            <text:p>locations["826"]='Virginia';</text:p>
          </table:table-cell>
        </table:table-row>
        <table:table-row table:style-name="ro2">
          <table:table-cell office:value-type="string">
            <text:p><text:a xlink:href="https://www.areacodelocations.info/8/828.html">828</text:a></text:p>
          </table:table-cell>
          <table:table-cell office:value-type="string">
            <text:p>North Carolina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table:formula="of:=&quot;locations[&quot;&quot;&quot;&amp;[.A356]&amp;&quot;&quot;&quot;]='&quot;&amp;[.B356]&amp;&quot;';&quot;" office:value-type="string" office:string-value="locations[&quot;828&quot;]='North Carolina';">
            <text:p>locations["828"]='North Carolina';</text:p>
          </table:table-cell>
        </table:table-row>
        <table:table-row table:style-name="ro3">
          <table:table-cell office:value-type="string">
            <text:p><text:a xlink:href="https://www.areacodelocations.info/8/829.html">829</text:a></text:p>
          </table:table-cell>
          <table:table-cell office:value-type="string">
            <text:p>Dominican Republic</text:p>
          </table:table-cell>
          <table:table-cell office:value-type="string">
            <text:p>809/829/849</text:p>
          </table:table-cell>
          <table:table-cell office:value-type="string">
            <text:p>AST</text:p>
          </table:table-cell>
          <table:table-cell table:formula="of:=&quot;locations[&quot;&quot;&quot;&amp;[.A357]&amp;&quot;&quot;&quot;]='&quot;&amp;[.B357]&amp;&quot;';&quot;" office:value-type="string" office:string-value="locations[&quot;829&quot;]='Dominican Republic';">
            <text:p>locations["829"]='Dominican Republic';</text:p>
          </table:table-cell>
        </table:table-row>
        <table:table-row table:style-name="ro2">
          <table:table-cell office:value-type="string">
            <text:p><text:a xlink:href="https://www.areacodelocations.info/8/830.html">830</text:a></text:p>
          </table:table-cell>
          <table:table-cell office:value-type="string">
            <text:p>Texas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table:formula="of:=&quot;locations[&quot;&quot;&quot;&amp;[.A358]&amp;&quot;&quot;&quot;]='&quot;&amp;[.B358]&amp;&quot;';&quot;" office:value-type="string" office:string-value="locations[&quot;830&quot;]='Texas';">
            <text:p>locations["830"]='Texas';</text:p>
          </table:table-cell>
        </table:table-row>
        <table:table-row table:style-name="ro2">
          <table:table-cell office:value-type="string">
            <text:p><text:a xlink:href="https://www.areacodelocations.info/8/831.html">831</text:a></text:p>
          </table:table-cell>
          <table:table-cell office:value-type="string">
            <text:p>California</text:p>
          </table:table-cell>
          <table:table-cell office:value-type="string">
            <text:p>-</text:p>
          </table:table-cell>
          <table:table-cell office:value-type="string">
            <text:p>P</text:p>
          </table:table-cell>
          <table:table-cell table:formula="of:=&quot;locations[&quot;&quot;&quot;&amp;[.A359]&amp;&quot;&quot;&quot;]='&quot;&amp;[.B359]&amp;&quot;';&quot;" office:value-type="string" office:string-value="locations[&quot;831&quot;]='California';">
            <text:p>locations["831"]='California';</text:p>
          </table:table-cell>
        </table:table-row>
        <table:table-row table:style-name="ro3">
          <table:table-cell office:value-type="string">
            <text:p><text:a xlink:href="https://www.areacodelocations.info/8/832.html">832</text:a></text:p>
          </table:table-cell>
          <table:table-cell office:value-type="string">
            <text:p>Texas</text:p>
          </table:table-cell>
          <table:table-cell office:value-type="string">
            <text:p>713/281/832/346</text:p>
          </table:table-cell>
          <table:table-cell office:value-type="string">
            <text:p>C</text:p>
          </table:table-cell>
          <table:table-cell table:formula="of:=&quot;locations[&quot;&quot;&quot;&amp;[.A360]&amp;&quot;&quot;&quot;]='&quot;&amp;[.B360]&amp;&quot;';&quot;" office:value-type="string" office:string-value="locations[&quot;832&quot;]='Texas';">
            <text:p>locations["832"]='Texas';</text:p>
          </table:table-cell>
        </table:table-row>
        <table:table-row table:style-name="ro2">
          <table:table-cell office:value-type="string">
            <text:p><text:a xlink:href="https://www.areacodelocations.info/8/800.html">833</text:a></text:p>
          </table:table-cell>
          <table:table-cell office:value-type="string">
            <text:p>Toll free</text:p>
          </table:table-cell>
          <table:table-cell table:number-columns-repeated="2" office:value-type="string">
            <text:p>-</text:p>
          </table:table-cell>
          <table:table-cell table:formula="of:=&quot;locations[&quot;&quot;&quot;&amp;[.A361]&amp;&quot;&quot;&quot;]='&quot;&amp;[.B361]&amp;&quot;';&quot;" office:value-type="string" office:string-value="locations[&quot;833&quot;]='Toll free';">
            <text:p>locations["833"]='Toll free';</text:p>
          </table:table-cell>
        </table:table-row>
        <table:table-row table:style-name="ro2">
          <table:table-cell office:value-type="string">
            <text:p><text:a xlink:href="https://www.areacodelocations.info/8/835.html">835</text:a></text:p>
          </table:table-cell>
          <table:table-cell office:value-type="string">
            <text:p>Pennsylvania</text:p>
          </table:table-cell>
          <table:table-cell office:value-type="string">
            <text:p>610/484/835</text:p>
          </table:table-cell>
          <table:table-cell office:value-type="string">
            <text:p>E</text:p>
          </table:table-cell>
          <table:table-cell table:formula="of:=&quot;locations[&quot;&quot;&quot;&amp;[.A362]&amp;&quot;&quot;&quot;]='&quot;&amp;[.B362]&amp;&quot;';&quot;" office:value-type="string" office:string-value="locations[&quot;835&quot;]='Pennsylvania';">
            <text:p>locations["835"]='Pennsylvania';</text:p>
          </table:table-cell>
        </table:table-row>
        <table:table-row table:style-name="ro2">
          <table:table-cell office:value-type="string">
            <text:p><text:a xlink:href="https://www.areacodelocations.info/8/838.html">838</text:a></text:p>
          </table:table-cell>
          <table:table-cell office:value-type="string">
            <text:p>New York</text:p>
          </table:table-cell>
          <table:table-cell office:value-type="string">
            <text:p>518/838</text:p>
          </table:table-cell>
          <table:table-cell office:value-type="string">
            <text:p>E</text:p>
          </table:table-cell>
          <table:table-cell table:formula="of:=&quot;locations[&quot;&quot;&quot;&amp;[.A363]&amp;&quot;&quot;&quot;]='&quot;&amp;[.B363]&amp;&quot;';&quot;" office:value-type="string" office:string-value="locations[&quot;838&quot;]='New York';">
            <text:p>locations["838"]='New York';</text:p>
          </table:table-cell>
        </table:table-row>
        <table:table-row table:style-name="ro2">
          <table:table-cell office:value-type="string">
            <text:p><text:a xlink:href="https://www.areacodelocations.info/8/839.html">839</text:a></text:p>
          </table:table-cell>
          <table:table-cell office:value-type="string">
            <text:p>South Carolina</text:p>
          </table:table-cell>
          <table:table-cell office:value-type="string">
            <text:p>803/839</text:p>
          </table:table-cell>
          <table:table-cell office:value-type="string">
            <text:p>E</text:p>
          </table:table-cell>
          <table:table-cell table:formula="of:=&quot;locations[&quot;&quot;&quot;&amp;[.A364]&amp;&quot;&quot;&quot;]='&quot;&amp;[.B364]&amp;&quot;';&quot;" office:value-type="string" office:string-value="locations[&quot;839&quot;]='South Carolina';">
            <text:p>locations["839"]='South Carolina';</text:p>
          </table:table-cell>
        </table:table-row>
        <table:table-row table:style-name="ro2">
          <table:table-cell office:value-type="string">
            <text:p><text:a xlink:href="https://www.areacodelocations.info/8/840.html">840</text:a></text:p>
          </table:table-cell>
          <table:table-cell office:value-type="string">
            <text:p>California</text:p>
          </table:table-cell>
          <table:table-cell office:value-type="string">
            <text:p>909/840</text:p>
          </table:table-cell>
          <table:table-cell office:value-type="string">
            <text:p>P</text:p>
          </table:table-cell>
          <table:table-cell table:formula="of:=&quot;locations[&quot;&quot;&quot;&amp;[.A365]&amp;&quot;&quot;&quot;]='&quot;&amp;[.B365]&amp;&quot;';&quot;" office:value-type="string" office:string-value="locations[&quot;840&quot;]='California';">
            <text:p>locations["840"]='California';</text:p>
          </table:table-cell>
        </table:table-row>
        <table:table-row table:style-name="ro2">
          <table:table-cell office:value-type="string">
            <text:p><text:a xlink:href="https://www.areacodelocations.info/8/843.html">843</text:a></text:p>
          </table:table-cell>
          <table:table-cell office:value-type="string">
            <text:p>South Carolina</text:p>
          </table:table-cell>
          <table:table-cell office:value-type="string">
            <text:p>843/854</text:p>
          </table:table-cell>
          <table:table-cell office:value-type="string">
            <text:p>E</text:p>
          </table:table-cell>
          <table:table-cell table:formula="of:=&quot;locations[&quot;&quot;&quot;&amp;[.A366]&amp;&quot;&quot;&quot;]='&quot;&amp;[.B366]&amp;&quot;';&quot;" office:value-type="string" office:string-value="locations[&quot;843&quot;]='South Carolina';">
            <text:p>locations["843"]='South Carolina';</text:p>
          </table:table-cell>
        </table:table-row>
        <table:table-row table:style-name="ro2">
          <table:table-cell office:value-type="string">
            <text:p><text:a xlink:href="https://www.areacodelocations.info/8/800.html">844</text:a></text:p>
          </table:table-cell>
          <table:table-cell office:value-type="string">
            <text:p>Toll free</text:p>
          </table:table-cell>
          <table:table-cell table:number-columns-repeated="2" office:value-type="string">
            <text:p>-</text:p>
          </table:table-cell>
          <table:table-cell table:formula="of:=&quot;locations[&quot;&quot;&quot;&amp;[.A367]&amp;&quot;&quot;&quot;]='&quot;&amp;[.B367]&amp;&quot;';&quot;" office:value-type="string" office:string-value="locations[&quot;844&quot;]='Toll free';">
            <text:p>locations["844"]='Toll free';</text:p>
          </table:table-cell>
        </table:table-row>
        <table:table-row table:style-name="ro2">
          <table:table-cell office:value-type="string">
            <text:p><text:a xlink:href="https://www.areacodelocations.info/8/845.html">845</text:a></text:p>
          </table:table-cell>
          <table:table-cell office:value-type="string">
            <text:p>New York</text:p>
          </table:table-cell>
          <table:table-cell office:value-type="string">
            <text:p>845/329</text:p>
          </table:table-cell>
          <table:table-cell office:value-type="string">
            <text:p>E</text:p>
          </table:table-cell>
          <table:table-cell table:formula="of:=&quot;locations[&quot;&quot;&quot;&amp;[.A368]&amp;&quot;&quot;&quot;]='&quot;&amp;[.B368]&amp;&quot;';&quot;" office:value-type="string" office:string-value="locations[&quot;845&quot;]='New York';">
            <text:p>locations["845"]='New York';</text:p>
          </table:table-cell>
        </table:table-row>
        <table:table-row table:style-name="ro2">
          <table:table-cell office:value-type="string">
            <text:p><text:a xlink:href="https://www.areacodelocations.info/8/847.html">847</text:a></text:p>
          </table:table-cell>
          <table:table-cell office:value-type="string">
            <text:p>Illinois</text:p>
          </table:table-cell>
          <table:table-cell office:value-type="string">
            <text:p>847/224</text:p>
          </table:table-cell>
          <table:table-cell office:value-type="string">
            <text:p>C</text:p>
          </table:table-cell>
          <table:table-cell table:formula="of:=&quot;locations[&quot;&quot;&quot;&amp;[.A369]&amp;&quot;&quot;&quot;]='&quot;&amp;[.B369]&amp;&quot;';&quot;" office:value-type="string" office:string-value="locations[&quot;847&quot;]='Illinois';">
            <text:p>locations["847"]='Illinois';</text:p>
          </table:table-cell>
        </table:table-row>
        <table:table-row table:style-name="ro2">
          <table:table-cell office:value-type="string">
            <text:p><text:a xlink:href="https://www.areacodelocations.info/8/848.html">848</text:a></text:p>
          </table:table-cell>
          <table:table-cell office:value-type="string">
            <text:p>New Jersey</text:p>
          </table:table-cell>
          <table:table-cell office:value-type="string">
            <text:p>732/848</text:p>
          </table:table-cell>
          <table:table-cell office:value-type="string">
            <text:p>E</text:p>
          </table:table-cell>
          <table:table-cell table:formula="of:=&quot;locations[&quot;&quot;&quot;&amp;[.A370]&amp;&quot;&quot;&quot;]='&quot;&amp;[.B370]&amp;&quot;';&quot;" office:value-type="string" office:string-value="locations[&quot;848&quot;]='New Jersey';">
            <text:p>locations["848"]='New Jersey';</text:p>
          </table:table-cell>
        </table:table-row>
        <table:table-row table:style-name="ro3">
          <table:table-cell office:value-type="string">
            <text:p><text:a xlink:href="https://www.areacodelocations.info/8/849.html">849</text:a></text:p>
          </table:table-cell>
          <table:table-cell office:value-type="string">
            <text:p>Dominican Republic</text:p>
          </table:table-cell>
          <table:table-cell office:value-type="string">
            <text:p>809/829/849</text:p>
          </table:table-cell>
          <table:table-cell office:value-type="string">
            <text:p>AST</text:p>
          </table:table-cell>
          <table:table-cell table:formula="of:=&quot;locations[&quot;&quot;&quot;&amp;[.A371]&amp;&quot;&quot;&quot;]='&quot;&amp;[.B371]&amp;&quot;';&quot;" office:value-type="string" office:string-value="locations[&quot;849&quot;]='Dominican Republic';">
            <text:p>locations["849"]='Dominican Republic';</text:p>
          </table:table-cell>
        </table:table-row>
        <table:table-row table:style-name="ro2">
          <table:table-cell office:value-type="string">
            <text:p><text:a xlink:href="https://www.areacodelocations.info/8/850.html">850</text:a></text:p>
          </table:table-cell>
          <table:table-cell office:value-type="string">
            <text:p>Florida</text:p>
          </table:table-cell>
          <table:table-cell office:value-type="string">
            <text:p>850/448</text:p>
          </table:table-cell>
          <table:table-cell office:value-type="string">
            <text:p>E/C</text:p>
          </table:table-cell>
          <table:table-cell table:formula="of:=&quot;locations[&quot;&quot;&quot;&amp;[.A372]&amp;&quot;&quot;&quot;]='&quot;&amp;[.B372]&amp;&quot;';&quot;" office:value-type="string" office:string-value="locations[&quot;850&quot;]='Florida';">
            <text:p>locations["850"]='Florida';</text:p>
          </table:table-cell>
        </table:table-row>
        <table:table-row table:style-name="ro2">
          <table:table-cell office:value-type="string">
            <text:p><text:a xlink:href="https://www.areacodelocations.info/8/854.html">854</text:a></text:p>
          </table:table-cell>
          <table:table-cell office:value-type="string">
            <text:p>South Carolina</text:p>
          </table:table-cell>
          <table:table-cell office:value-type="string">
            <text:p>843/854</text:p>
          </table:table-cell>
          <table:table-cell office:value-type="string">
            <text:p>E</text:p>
          </table:table-cell>
          <table:table-cell table:formula="of:=&quot;locations[&quot;&quot;&quot;&amp;[.A373]&amp;&quot;&quot;&quot;]='&quot;&amp;[.B373]&amp;&quot;';&quot;" office:value-type="string" office:string-value="locations[&quot;854&quot;]='South Carolina';">
            <text:p>locations["854"]='South Carolina';</text:p>
          </table:table-cell>
        </table:table-row>
        <table:table-row table:style-name="ro2">
          <table:table-cell office:value-type="string">
            <text:p><text:a xlink:href="https://www.areacodelocations.info/8/800.html">855</text:a></text:p>
          </table:table-cell>
          <table:table-cell office:value-type="string">
            <text:p>Toll free</text:p>
          </table:table-cell>
          <table:table-cell table:number-columns-repeated="2" office:value-type="string">
            <text:p>-</text:p>
          </table:table-cell>
          <table:table-cell table:formula="of:=&quot;locations[&quot;&quot;&quot;&amp;[.A374]&amp;&quot;&quot;&quot;]='&quot;&amp;[.B374]&amp;&quot;';&quot;" office:value-type="string" office:string-value="locations[&quot;855&quot;]='Toll free';">
            <text:p>locations["855"]='Toll free';</text:p>
          </table:table-cell>
        </table:table-row>
        <table:table-row table:style-name="ro2">
          <table:table-cell office:value-type="string">
            <text:p><text:a xlink:href="https://www.areacodelocations.info/8/856.html">856</text:a></text:p>
          </table:table-cell>
          <table:table-cell office:value-type="string">
            <text:p>New Jersey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table:formula="of:=&quot;locations[&quot;&quot;&quot;&amp;[.A375]&amp;&quot;&quot;&quot;]='&quot;&amp;[.B375]&amp;&quot;';&quot;" office:value-type="string" office:string-value="locations[&quot;856&quot;]='New Jersey';">
            <text:p>locations["856"]='New Jersey';</text:p>
          </table:table-cell>
        </table:table-row>
        <table:table-row table:style-name="ro2">
          <table:table-cell office:value-type="string">
            <text:p><text:a xlink:href="https://www.areacodelocations.info/8/857.html">857</text:a></text:p>
          </table:table-cell>
          <table:table-cell office:value-type="string">
            <text:p>Massachusetts</text:p>
          </table:table-cell>
          <table:table-cell office:value-type="string">
            <text:p>617/857</text:p>
          </table:table-cell>
          <table:table-cell office:value-type="string">
            <text:p>E</text:p>
          </table:table-cell>
          <table:table-cell table:formula="of:=&quot;locations[&quot;&quot;&quot;&amp;[.A376]&amp;&quot;&quot;&quot;]='&quot;&amp;[.B376]&amp;&quot;';&quot;" office:value-type="string" office:string-value="locations[&quot;857&quot;]='Massachusetts';">
            <text:p>locations["857"]='Massachusetts';</text:p>
          </table:table-cell>
        </table:table-row>
        <table:table-row table:style-name="ro2">
          <table:table-cell office:value-type="string">
            <text:p><text:a xlink:href="https://www.areacodelocations.info/8/858.html">858</text:a></text:p>
          </table:table-cell>
          <table:table-cell office:value-type="string">
            <text:p>California</text:p>
          </table:table-cell>
          <table:table-cell office:value-type="string">
            <text:p>619/858</text:p>
          </table:table-cell>
          <table:table-cell office:value-type="string">
            <text:p>P</text:p>
          </table:table-cell>
          <table:table-cell table:formula="of:=&quot;locations[&quot;&quot;&quot;&amp;[.A377]&amp;&quot;&quot;&quot;]='&quot;&amp;[.B377]&amp;&quot;';&quot;" office:value-type="string" office:string-value="locations[&quot;858&quot;]='California';">
            <text:p>locations["858"]='California';</text:p>
          </table:table-cell>
        </table:table-row>
        <table:table-row table:style-name="ro2">
          <table:table-cell office:value-type="string">
            <text:p><text:a xlink:href="https://www.areacodelocations.info/8/859.html">859</text:a></text:p>
          </table:table-cell>
          <table:table-cell office:value-type="string">
            <text:p>Kentucky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table:formula="of:=&quot;locations[&quot;&quot;&quot;&amp;[.A378]&amp;&quot;&quot;&quot;]='&quot;&amp;[.B378]&amp;&quot;';&quot;" office:value-type="string" office:string-value="locations[&quot;859&quot;]='Kentucky';">
            <text:p>locations["859"]='Kentucky';</text:p>
          </table:table-cell>
        </table:table-row>
        <table:table-row table:style-name="ro2">
          <table:table-cell office:value-type="string">
            <text:p><text:a xlink:href="https://www.areacodelocations.info/8/860.html">860</text:a></text:p>
          </table:table-cell>
          <table:table-cell office:value-type="string">
            <text:p>Connecticut</text:p>
          </table:table-cell>
          <table:table-cell office:value-type="string">
            <text:p>860/959</text:p>
          </table:table-cell>
          <table:table-cell office:value-type="string">
            <text:p>E</text:p>
          </table:table-cell>
          <table:table-cell table:formula="of:=&quot;locations[&quot;&quot;&quot;&amp;[.A379]&amp;&quot;&quot;&quot;]='&quot;&amp;[.B379]&amp;&quot;';&quot;" office:value-type="string" office:string-value="locations[&quot;860&quot;]='Connecticut';">
            <text:p>locations["860"]='Connecticut';</text:p>
          </table:table-cell>
        </table:table-row>
        <table:table-row table:style-name="ro2">
          <table:table-cell office:value-type="string">
            <text:p><text:a xlink:href="https://www.areacodelocations.info/8/861.html">861</text:a></text:p>
          </table:table-cell>
          <table:table-cell office:value-type="string">
            <text:p>Illinois</text:p>
          </table:table-cell>
          <table:table-cell office:value-type="string">
            <text:p>309/861</text:p>
          </table:table-cell>
          <table:table-cell office:value-type="string">
            <text:p>C</text:p>
          </table:table-cell>
          <table:table-cell table:formula="of:=&quot;locations[&quot;&quot;&quot;&amp;[.A380]&amp;&quot;&quot;&quot;]='&quot;&amp;[.B380]&amp;&quot;';&quot;" office:value-type="string" office:string-value="locations[&quot;861&quot;]='Illinois';">
            <text:p>locations["861"]='Illinois';</text:p>
          </table:table-cell>
        </table:table-row>
        <table:table-row table:style-name="ro2">
          <table:table-cell office:value-type="string">
            <text:p><text:a xlink:href="https://www.areacodelocations.info/8/862.html">862</text:a></text:p>
          </table:table-cell>
          <table:table-cell office:value-type="string">
            <text:p>New Jersey</text:p>
          </table:table-cell>
          <table:table-cell office:value-type="string">
            <text:p>973/862</text:p>
          </table:table-cell>
          <table:table-cell office:value-type="string">
            <text:p>E</text:p>
          </table:table-cell>
          <table:table-cell table:formula="of:=&quot;locations[&quot;&quot;&quot;&amp;[.A381]&amp;&quot;&quot;&quot;]='&quot;&amp;[.B381]&amp;&quot;';&quot;" office:value-type="string" office:string-value="locations[&quot;862&quot;]='New Jersey';">
            <text:p>locations["862"]='New Jersey';</text:p>
          </table:table-cell>
        </table:table-row>
        <table:table-row table:style-name="ro2">
          <table:table-cell office:value-type="string">
            <text:p><text:a xlink:href="https://www.areacodelocations.info/8/863.html">863</text:a></text:p>
          </table:table-cell>
          <table:table-cell office:value-type="string">
            <text:p>Florida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table:formula="of:=&quot;locations[&quot;&quot;&quot;&amp;[.A382]&amp;&quot;&quot;&quot;]='&quot;&amp;[.B382]&amp;&quot;';&quot;" office:value-type="string" office:string-value="locations[&quot;863&quot;]='Florida';">
            <text:p>locations["863"]='Florida';</text:p>
          </table:table-cell>
        </table:table-row>
        <table:table-row table:style-name="ro2">
          <table:table-cell office:value-type="string">
            <text:p><text:a xlink:href="https://www.areacodelocations.info/8/864.html">864</text:a></text:p>
          </table:table-cell>
          <table:table-cell office:value-type="string">
            <text:p>South Carolina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table:formula="of:=&quot;locations[&quot;&quot;&quot;&amp;[.A383]&amp;&quot;&quot;&quot;]='&quot;&amp;[.B383]&amp;&quot;';&quot;" office:value-type="string" office:string-value="locations[&quot;864&quot;]='South Carolina';">
            <text:p>locations["864"]='South Carolina';</text:p>
          </table:table-cell>
        </table:table-row>
        <table:table-row table:style-name="ro2">
          <table:table-cell office:value-type="string">
            <text:p><text:a xlink:href="https://www.areacodelocations.info/8/865.html">865</text:a></text:p>
          </table:table-cell>
          <table:table-cell office:value-type="string">
            <text:p>Tennessee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table:formula="of:=&quot;locations[&quot;&quot;&quot;&amp;[.A384]&amp;&quot;&quot;&quot;]='&quot;&amp;[.B384]&amp;&quot;';&quot;" office:value-type="string" office:string-value="locations[&quot;865&quot;]='Tennessee';">
            <text:p>locations["865"]='Tennessee';</text:p>
          </table:table-cell>
        </table:table-row>
        <table:table-row table:style-name="ro2">
          <table:table-cell office:value-type="string">
            <text:p><text:a xlink:href="https://www.areacodelocations.info/8/800.html">866</text:a></text:p>
          </table:table-cell>
          <table:table-cell office:value-type="string">
            <text:p>Toll free</text:p>
          </table:table-cell>
          <table:table-cell table:number-columns-repeated="2" office:value-type="string">
            <text:p>-</text:p>
          </table:table-cell>
          <table:table-cell table:formula="of:=&quot;locations[&quot;&quot;&quot;&amp;[.A385]&amp;&quot;&quot;&quot;]='&quot;&amp;[.B385]&amp;&quot;';&quot;" office:value-type="string" office:string-value="locations[&quot;866&quot;]='Toll free';">
            <text:p>locations["866"]='Toll free';</text:p>
          </table:table-cell>
        </table:table-row>
        <table:table-row table:style-name="ro4">
          <table:table-cell office:value-type="string">
            <text:p><text:a xlink:href="https://www.areacodelocations.info/8/867.html">867</text:a></text:p>
          </table:table-cell>
          <table:table-cell office:value-type="string">
            <text:p>Northwest Territories/ Nunavut/ Yukon</text:p>
          </table:table-cell>
          <table:table-cell office:value-type="string">
            <text:p>-</text:p>
          </table:table-cell>
          <table:table-cell office:value-type="string">
            <text:p>C/M/P</text:p>
          </table:table-cell>
          <table:table-cell table:formula="of:=&quot;locations[&quot;&quot;&quot;&amp;[.A386]&amp;&quot;&quot;&quot;]='&quot;&amp;[.B386]&amp;&quot;';&quot;" office:value-type="string" office:string-value="locations[&quot;867&quot;]='Northwest Territories/ Nunavut/ Yukon';">
            <text:p>locations["867"]='Northwest Territories/ Nunavut/ Yukon';</text:p>
          </table:table-cell>
        </table:table-row>
        <table:table-row table:style-name="ro3">
          <table:table-cell office:value-type="string">
            <text:p><text:a xlink:href="https://www.areacodelocations.info/8/868.html">868</text:a></text:p>
          </table:table-cell>
          <table:table-cell office:value-type="string">
            <text:p>Trinidad &amp; Tobago</text:p>
          </table:table-cell>
          <table:table-cell office:value-type="string">
            <text:p>-</text:p>
          </table:table-cell>
          <table:table-cell office:value-type="string">
            <text:p>AST</text:p>
          </table:table-cell>
          <table:table-cell table:formula="of:=&quot;locations[&quot;&quot;&quot;&amp;[.A387]&amp;&quot;&quot;&quot;]='&quot;&amp;[.B387]&amp;&quot;';&quot;" office:value-type="string" office:string-value="locations[&quot;868&quot;]='Trinidad &amp; Tobago';">
            <text:p>locations["868"]='Trinidad &amp; Tobago';</text:p>
          </table:table-cell>
        </table:table-row>
        <table:table-row table:style-name="ro3">
          <table:table-cell office:value-type="string">
            <text:p><text:a xlink:href="https://www.areacodelocations.info/8/869.html">869</text:a></text:p>
          </table:table-cell>
          <table:table-cell office:value-type="string">
            <text:p>St. Kitts &amp; Nevis</text:p>
          </table:table-cell>
          <table:table-cell office:value-type="string">
            <text:p>-</text:p>
          </table:table-cell>
          <table:table-cell office:value-type="string">
            <text:p>AST</text:p>
          </table:table-cell>
          <table:table-cell table:formula="of:=&quot;locations[&quot;&quot;&quot;&amp;[.A388]&amp;&quot;&quot;&quot;]='&quot;&amp;[.B388]&amp;&quot;';&quot;" office:value-type="string" office:string-value="locations[&quot;869&quot;]='St. Kitts &amp; Nevis';">
            <text:p>locations["869"]='St. Kitts &amp; Nevis';</text:p>
          </table:table-cell>
        </table:table-row>
        <table:table-row table:style-name="ro2">
          <table:table-cell office:value-type="string">
            <text:p><text:a xlink:href="https://www.areacodelocations.info/8/870.html">870</text:a></text:p>
          </table:table-cell>
          <table:table-cell office:value-type="string">
            <text:p>Arkansas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table:formula="of:=&quot;locations[&quot;&quot;&quot;&amp;[.A389]&amp;&quot;&quot;&quot;]='&quot;&amp;[.B389]&amp;&quot;';&quot;" office:value-type="string" office:string-value="locations[&quot;870&quot;]='Arkansas';">
            <text:p>locations["870"]='Arkansas';</text:p>
          </table:table-cell>
        </table:table-row>
        <table:table-row table:style-name="ro3">
          <table:table-cell office:value-type="string">
            <text:p><text:a xlink:href="https://www.areacodelocations.info/8/872.html">872</text:a></text:p>
          </table:table-cell>
          <table:table-cell office:value-type="string">
            <text:p>Illinois</text:p>
          </table:table-cell>
          <table:table-cell office:value-type="string">
            <text:p>312/872 &amp; 773/872</text:p>
          </table:table-cell>
          <table:table-cell office:value-type="string">
            <text:p>C</text:p>
          </table:table-cell>
          <table:table-cell table:formula="of:=&quot;locations[&quot;&quot;&quot;&amp;[.A390]&amp;&quot;&quot;&quot;]='&quot;&amp;[.B390]&amp;&quot;';&quot;" office:value-type="string" office:string-value="locations[&quot;872&quot;]='Illinois';">
            <text:p>locations["872"]='Illinois';</text:p>
          </table:table-cell>
        </table:table-row>
        <table:table-row table:style-name="ro2">
          <table:table-cell office:value-type="string">
            <text:p><text:a xlink:href="https://www.areacodelocations.info/8/873.html">873</text:a></text:p>
          </table:table-cell>
          <table:table-cell office:value-type="string">
            <text:p>Quebec</text:p>
          </table:table-cell>
          <table:table-cell office:value-type="string">
            <text:p>819/873/468</text:p>
          </table:table-cell>
          <table:table-cell office:value-type="string">
            <text:p>E</text:p>
          </table:table-cell>
          <table:table-cell table:formula="of:=&quot;locations[&quot;&quot;&quot;&amp;[.A391]&amp;&quot;&quot;&quot;]='&quot;&amp;[.B391]&amp;&quot;';&quot;" office:value-type="string" office:string-value="locations[&quot;873&quot;]='Quebec';">
            <text:p>locations["873"]='Quebec';</text:p>
          </table:table-cell>
        </table:table-row>
        <table:table-row table:style-name="ro2">
          <table:table-cell office:value-type="string">
            <text:p><text:a xlink:href="https://www.areacodelocations.info/8/876.html">876</text:a></text:p>
          </table:table-cell>
          <table:table-cell office:value-type="string">
            <text:p>Jamaica</text:p>
          </table:table-cell>
          <table:table-cell office:value-type="string">
            <text:p>876/658</text:p>
          </table:table-cell>
          <table:table-cell office:value-type="string">
            <text:p>EST</text:p>
          </table:table-cell>
          <table:table-cell table:formula="of:=&quot;locations[&quot;&quot;&quot;&amp;[.A392]&amp;&quot;&quot;&quot;]='&quot;&amp;[.B392]&amp;&quot;';&quot;" office:value-type="string" office:string-value="locations[&quot;876&quot;]='Jamaica';">
            <text:p>locations["876"]='Jamaica';</text:p>
          </table:table-cell>
        </table:table-row>
        <table:table-row table:style-name="ro2">
          <table:table-cell office:value-type="string">
            <text:p><text:a xlink:href="https://www.areacodelocations.info/8/800.html">877</text:a></text:p>
          </table:table-cell>
          <table:table-cell office:value-type="string">
            <text:p>Toll free</text:p>
          </table:table-cell>
          <table:table-cell table:number-columns-repeated="2" office:value-type="string">
            <text:p>-</text:p>
          </table:table-cell>
          <table:table-cell table:formula="of:=&quot;locations[&quot;&quot;&quot;&amp;[.A393]&amp;&quot;&quot;&quot;]='&quot;&amp;[.B393]&amp;&quot;';&quot;" office:value-type="string" office:string-value="locations[&quot;877&quot;]='Toll free';">
            <text:p>locations["877"]='Toll free';</text:p>
          </table:table-cell>
        </table:table-row>
        <table:table-row table:style-name="ro3">
          <table:table-cell office:value-type="string">
            <text:p><text:a xlink:href="https://www.areacodelocations.info/8/878.html">878</text:a></text:p>
          </table:table-cell>
          <table:table-cell office:value-type="string">
            <text:p>Pennsylvania</text:p>
          </table:table-cell>
          <table:table-cell office:value-type="string">
            <text:p>412/878 &amp; 724/878</text:p>
          </table:table-cell>
          <table:table-cell office:value-type="string">
            <text:p>E</text:p>
          </table:table-cell>
          <table:table-cell table:formula="of:=&quot;locations[&quot;&quot;&quot;&amp;[.A394]&amp;&quot;&quot;&quot;]='&quot;&amp;[.B394]&amp;&quot;';&quot;" office:value-type="string" office:string-value="locations[&quot;878&quot;]='Pennsylvania';">
            <text:p>locations["878"]='Pennsylvania';</text:p>
          </table:table-cell>
        </table:table-row>
        <table:table-row table:style-name="ro2">
          <table:table-cell office:value-type="string">
            <text:p><text:a xlink:href="https://www.areacodelocations.info/8/800.html">888</text:a></text:p>
          </table:table-cell>
          <table:table-cell office:value-type="string">
            <text:p>Toll free</text:p>
          </table:table-cell>
          <table:table-cell table:number-columns-repeated="2" office:value-type="string">
            <text:p>-</text:p>
          </table:table-cell>
          <table:table-cell table:formula="of:=&quot;locations[&quot;&quot;&quot;&amp;[.A395]&amp;&quot;&quot;&quot;]='&quot;&amp;[.B395]&amp;&quot;';&quot;" office:value-type="string" office:string-value="locations[&quot;888&quot;]='Toll free';">
            <text:p>locations["888"]='Toll free';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office:value-type="string">
            <text:p>Pay per call</text:p>
          </table:table-cell>
          <table:table-cell table:number-columns-repeated="2" office:value-type="string">
            <text:p>-</text:p>
          </table:table-cell>
          <table:table-cell table:formula="of:=&quot;locations[&quot;&quot;&quot;&amp;[.A396]&amp;&quot;&quot;&quot;]='&quot;&amp;[.B396]&amp;&quot;';&quot;" office:value-type="string" office:string-value="locations[&quot;900&quot;]='Pay per call';">
            <text:p>locations["900"]='Pay per call';</text:p>
          </table:table-cell>
        </table:table-row>
        <table:table-row table:style-name="ro2">
          <table:table-cell office:value-type="string">
            <text:p><text:a xlink:href="https://www.areacodelocations.info/9/901.html">901</text:a></text:p>
          </table:table-cell>
          <table:table-cell office:value-type="string">
            <text:p>Tennessee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table:formula="of:=&quot;locations[&quot;&quot;&quot;&amp;[.A397]&amp;&quot;&quot;&quot;]='&quot;&amp;[.B397]&amp;&quot;';&quot;" office:value-type="string" office:string-value="locations[&quot;901&quot;]='Tennessee';">
            <text:p>locations["901"]='Tennessee';</text:p>
          </table:table-cell>
        </table:table-row>
        <table:table-row table:style-name="ro5">
          <table:table-cell office:value-type="string">
            <text:p><text:a xlink:href="https://www.areacodelocations.info/9/902.html">902</text:a></text:p>
          </table:table-cell>
          <table:table-cell office:value-type="string">
            <text:p>Nova Scotia/ Prince Edward Island</text:p>
          </table:table-cell>
          <table:table-cell office:value-type="string">
            <text:p>902/782</text:p>
          </table:table-cell>
          <table:table-cell office:value-type="string">
            <text:p>A</text:p>
          </table:table-cell>
          <table:table-cell table:formula="of:=&quot;locations[&quot;&quot;&quot;&amp;[.A398]&amp;&quot;&quot;&quot;]='&quot;&amp;[.B398]&amp;&quot;';&quot;" office:value-type="string" office:string-value="locations[&quot;902&quot;]='Nova Scotia/ Prince Edward Island';">
            <text:p>locations["902"]='Nova Scotia/ Prince Edward Island';</text:p>
          </table:table-cell>
        </table:table-row>
        <table:table-row table:style-name="ro2">
          <table:table-cell office:value-type="string">
            <text:p><text:a xlink:href="https://www.areacodelocations.info/9/903.html">903</text:a></text:p>
          </table:table-cell>
          <table:table-cell office:value-type="string">
            <text:p>Texas</text:p>
          </table:table-cell>
          <table:table-cell office:value-type="string">
            <text:p>903/430</text:p>
          </table:table-cell>
          <table:table-cell office:value-type="string">
            <text:p>C</text:p>
          </table:table-cell>
          <table:table-cell table:formula="of:=&quot;locations[&quot;&quot;&quot;&amp;[.A399]&amp;&quot;&quot;&quot;]='&quot;&amp;[.B399]&amp;&quot;';&quot;" office:value-type="string" office:string-value="locations[&quot;903&quot;]='Texas';">
            <text:p>locations["903"]='Texas';</text:p>
          </table:table-cell>
        </table:table-row>
        <table:table-row table:style-name="ro2">
          <table:table-cell office:value-type="string">
            <text:p><text:a xlink:href="https://www.areacodelocations.info/9/904.html">904</text:a></text:p>
          </table:table-cell>
          <table:table-cell office:value-type="string">
            <text:p>Florida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table:formula="of:=&quot;locations[&quot;&quot;&quot;&amp;[.A400]&amp;&quot;&quot;&quot;]='&quot;&amp;[.B400]&amp;&quot;';&quot;" office:value-type="string" office:string-value="locations[&quot;904&quot;]='Florida';">
            <text:p>locations["904"]='Florida';</text:p>
          </table:table-cell>
        </table:table-row>
        <table:table-row table:style-name="ro3">
          <table:table-cell office:value-type="string">
            <text:p><text:a xlink:href="https://www.areacodelocations.info/9/905.html">905</text:a></text:p>
          </table:table-cell>
          <table:table-cell office:value-type="string">
            <text:p>Ontario</text:p>
          </table:table-cell>
          <table:table-cell office:value-type="string">
            <text:p>905/289/365/742</text:p>
          </table:table-cell>
          <table:table-cell office:value-type="string">
            <text:p>E</text:p>
          </table:table-cell>
          <table:table-cell table:formula="of:=&quot;locations[&quot;&quot;&quot;&amp;[.A401]&amp;&quot;&quot;&quot;]='&quot;&amp;[.B401]&amp;&quot;';&quot;" office:value-type="string" office:string-value="locations[&quot;905&quot;]='Ontario';">
            <text:p>locations["905"]='Ontario';</text:p>
          </table:table-cell>
        </table:table-row>
        <table:table-row table:style-name="ro2">
          <table:table-cell office:value-type="string">
            <text:p><text:a xlink:href="https://www.areacodelocations.info/9/906.html">906</text:a></text:p>
          </table:table-cell>
          <table:table-cell office:value-type="string">
            <text:p>Michigan</text:p>
          </table:table-cell>
          <table:table-cell office:value-type="string">
            <text:p>-</text:p>
          </table:table-cell>
          <table:table-cell office:value-type="string">
            <text:p>E/C</text:p>
          </table:table-cell>
          <table:table-cell table:formula="of:=&quot;locations[&quot;&quot;&quot;&amp;[.A402]&amp;&quot;&quot;&quot;]='&quot;&amp;[.B402]&amp;&quot;';&quot;" office:value-type="string" office:string-value="locations[&quot;906&quot;]='Michigan';">
            <text:p>locations["906"]='Michigan';</text:p>
          </table:table-cell>
        </table:table-row>
        <table:table-row table:style-name="ro2">
          <table:table-cell office:value-type="string">
            <text:p><text:a xlink:href="https://www.areacodelocations.info/9/907.html">907</text:a></text:p>
          </table:table-cell>
          <table:table-cell office:value-type="string">
            <text:p>Alaska</text:p>
          </table:table-cell>
          <table:table-cell office:value-type="string">
            <text:p>-</text:p>
          </table:table-cell>
          <table:table-cell office:value-type="string">
            <text:p>AK</text:p>
          </table:table-cell>
          <table:table-cell table:formula="of:=&quot;locations[&quot;&quot;&quot;&amp;[.A403]&amp;&quot;&quot;&quot;]='&quot;&amp;[.B403]&amp;&quot;';&quot;" office:value-type="string" office:string-value="locations[&quot;907&quot;]='Alaska';">
            <text:p>locations["907"]='Alaska';</text:p>
          </table:table-cell>
        </table:table-row>
        <table:table-row table:style-name="ro2">
          <table:table-cell office:value-type="string">
            <text:p><text:a xlink:href="https://www.areacodelocations.info/9/908.html">908</text:a></text:p>
          </table:table-cell>
          <table:table-cell office:value-type="string">
            <text:p>New Jersey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table:formula="of:=&quot;locations[&quot;&quot;&quot;&amp;[.A404]&amp;&quot;&quot;&quot;]='&quot;&amp;[.B404]&amp;&quot;';&quot;" office:value-type="string" office:string-value="locations[&quot;908&quot;]='New Jersey';">
            <text:p>locations["908"]='New Jersey';</text:p>
          </table:table-cell>
        </table:table-row>
        <table:table-row table:style-name="ro2">
          <table:table-cell office:value-type="string">
            <text:p><text:a xlink:href="https://www.areacodelocations.info/9/909.html">909</text:a></text:p>
          </table:table-cell>
          <table:table-cell office:value-type="string">
            <text:p>California</text:p>
          </table:table-cell>
          <table:table-cell office:value-type="string">
            <text:p>909/840</text:p>
          </table:table-cell>
          <table:table-cell office:value-type="string">
            <text:p>P</text:p>
          </table:table-cell>
          <table:table-cell table:formula="of:=&quot;locations[&quot;&quot;&quot;&amp;[.A405]&amp;&quot;&quot;&quot;]='&quot;&amp;[.B405]&amp;&quot;';&quot;" office:value-type="string" office:string-value="locations[&quot;909&quot;]='California';">
            <text:p>locations["909"]='California';</text:p>
          </table:table-cell>
        </table:table-row>
        <table:table-row table:style-name="ro2">
          <table:table-cell office:value-type="string">
            <text:p><text:a xlink:href="https://www.areacodelocations.info/9/910.html">910</text:a></text:p>
          </table:table-cell>
          <table:table-cell office:value-type="string">
            <text:p>North Carolina</text:p>
          </table:table-cell>
          <table:table-cell office:value-type="string">
            <text:p>910/472</text:p>
          </table:table-cell>
          <table:table-cell office:value-type="string">
            <text:p>E</text:p>
          </table:table-cell>
          <table:table-cell table:formula="of:=&quot;locations[&quot;&quot;&quot;&amp;[.A406]&amp;&quot;&quot;&quot;]='&quot;&amp;[.B406]&amp;&quot;';&quot;" office:value-type="string" office:string-value="locations[&quot;910&quot;]='North Carolina';">
            <text:p>locations["910"]='North Carolina';</text:p>
          </table:table-cell>
        </table:table-row>
        <table:table-row table:style-name="ro2">
          <table:table-cell office:value-type="float" office:value="911">
            <text:p>911</text:p>
          </table:table-cell>
          <table:table-cell office:value-type="string">
            <text:p>Emergency</text:p>
          </table:table-cell>
          <table:table-cell table:number-columns-repeated="2" office:value-type="string">
            <text:p> </text:p>
          </table:table-cell>
          <table:table-cell table:formula="of:=&quot;locations[&quot;&quot;&quot;&amp;[.A407]&amp;&quot;&quot;&quot;]='&quot;&amp;[.B407]&amp;&quot;';&quot;" office:value-type="string" office:string-value="locations[&quot;911&quot;]='Emergency';">
            <text:p>locations["911"]='Emergency';</text:p>
          </table:table-cell>
        </table:table-row>
        <table:table-row table:style-name="ro2">
          <table:table-cell office:value-type="string">
            <text:p><text:a xlink:href="https://www.areacodelocations.info/9/912.html">912</text:a></text:p>
          </table:table-cell>
          <table:table-cell office:value-type="string">
            <text:p>Georgia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table:formula="of:=&quot;locations[&quot;&quot;&quot;&amp;[.A408]&amp;&quot;&quot;&quot;]='&quot;&amp;[.B408]&amp;&quot;';&quot;" office:value-type="string" office:string-value="locations[&quot;912&quot;]='Georgia';">
            <text:p>locations["912"]='Georgia';</text:p>
          </table:table-cell>
        </table:table-row>
        <table:table-row table:style-name="ro2">
          <table:table-cell office:value-type="string">
            <text:p><text:a xlink:href="https://www.areacodelocations.info/9/913.html">913</text:a></text:p>
          </table:table-cell>
          <table:table-cell office:value-type="string">
            <text:p>Kansas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table:formula="of:=&quot;locations[&quot;&quot;&quot;&amp;[.A409]&amp;&quot;&quot;&quot;]='&quot;&amp;[.B409]&amp;&quot;';&quot;" office:value-type="string" office:string-value="locations[&quot;913&quot;]='Kansas';">
            <text:p>locations["913"]='Kansas';</text:p>
          </table:table-cell>
        </table:table-row>
        <table:table-row table:style-name="ro2">
          <table:table-cell office:value-type="string">
            <text:p><text:a xlink:href="https://www.areacodelocations.info/9/914.html">914</text:a></text:p>
          </table:table-cell>
          <table:table-cell office:value-type="string">
            <text:p>New York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table:formula="of:=&quot;locations[&quot;&quot;&quot;&amp;[.A410]&amp;&quot;&quot;&quot;]='&quot;&amp;[.B410]&amp;&quot;';&quot;" office:value-type="string" office:string-value="locations[&quot;914&quot;]='New York';">
            <text:p>locations["914"]='New York';</text:p>
          </table:table-cell>
        </table:table-row>
        <table:table-row table:style-name="ro2">
          <table:table-cell office:value-type="string">
            <text:p><text:a xlink:href="https://www.areacodelocations.info/9/915.html">915</text:a></text:p>
          </table:table-cell>
          <table:table-cell office:value-type="string">
            <text:p>Texas</text:p>
          </table:table-cell>
          <table:table-cell office:value-type="string">
            <text:p>-</text:p>
          </table:table-cell>
          <table:table-cell office:value-type="string">
            <text:p>M/C</text:p>
          </table:table-cell>
          <table:table-cell table:formula="of:=&quot;locations[&quot;&quot;&quot;&amp;[.A411]&amp;&quot;&quot;&quot;]='&quot;&amp;[.B411]&amp;&quot;';&quot;" office:value-type="string" office:string-value="locations[&quot;915&quot;]='Texas';">
            <text:p>locations["915"]='Texas';</text:p>
          </table:table-cell>
        </table:table-row>
        <table:table-row table:style-name="ro2">
          <table:table-cell office:value-type="string">
            <text:p><text:a xlink:href="https://www.areacodelocations.info/9/916.html">916</text:a></text:p>
          </table:table-cell>
          <table:table-cell office:value-type="string">
            <text:p>California</text:p>
          </table:table-cell>
          <table:table-cell office:value-type="string">
            <text:p>916/279</text:p>
          </table:table-cell>
          <table:table-cell office:value-type="string">
            <text:p>P</text:p>
          </table:table-cell>
          <table:table-cell table:formula="of:=&quot;locations[&quot;&quot;&quot;&amp;[.A412]&amp;&quot;&quot;&quot;]='&quot;&amp;[.B412]&amp;&quot;';&quot;" office:value-type="string" office:string-value="locations[&quot;916&quot;]='California';">
            <text:p>locations["916"]='California';</text:p>
          </table:table-cell>
        </table:table-row>
        <table:table-row table:style-name="ro4">
          <table:table-cell office:value-type="string">
            <text:p><text:a xlink:href="https://www.areacodelocations.info/9/917.html">917</text:a></text:p>
          </table:table-cell>
          <table:table-cell office:value-type="string">
            <text:p>New York</text:p>
          </table:table-cell>
          <table:table-cell office:value-type="string">
            <text:p>212/646/917/332 &amp; 718/347/917/929</text:p>
          </table:table-cell>
          <table:table-cell office:value-type="string">
            <text:p>E</text:p>
          </table:table-cell>
          <table:table-cell table:formula="of:=&quot;locations[&quot;&quot;&quot;&amp;[.A413]&amp;&quot;&quot;&quot;]='&quot;&amp;[.B413]&amp;&quot;';&quot;" office:value-type="string" office:string-value="locations[&quot;917&quot;]='New York';">
            <text:p>locations["917"]='New York';</text:p>
          </table:table-cell>
        </table:table-row>
        <table:table-row table:style-name="ro2">
          <table:table-cell office:value-type="string">
            <text:p><text:a xlink:href="https://www.areacodelocations.info/9/918.html">918</text:a></text:p>
          </table:table-cell>
          <table:table-cell office:value-type="string">
            <text:p>Oklahoma</text:p>
          </table:table-cell>
          <table:table-cell office:value-type="string">
            <text:p>918/539</text:p>
          </table:table-cell>
          <table:table-cell office:value-type="string">
            <text:p>C</text:p>
          </table:table-cell>
          <table:table-cell table:formula="of:=&quot;locations[&quot;&quot;&quot;&amp;[.A414]&amp;&quot;&quot;&quot;]='&quot;&amp;[.B414]&amp;&quot;';&quot;" office:value-type="string" office:string-value="locations[&quot;918&quot;]='Oklahoma';">
            <text:p>locations["918"]='Oklahoma';</text:p>
          </table:table-cell>
        </table:table-row>
        <table:table-row table:style-name="ro2">
          <table:table-cell office:value-type="string">
            <text:p><text:a xlink:href="https://www.areacodelocations.info/9/919.html">919</text:a></text:p>
          </table:table-cell>
          <table:table-cell office:value-type="string">
            <text:p>North Carolina</text:p>
          </table:table-cell>
          <table:table-cell office:value-type="string">
            <text:p>919/984</text:p>
          </table:table-cell>
          <table:table-cell office:value-type="string">
            <text:p>E</text:p>
          </table:table-cell>
          <table:table-cell table:formula="of:=&quot;locations[&quot;&quot;&quot;&amp;[.A415]&amp;&quot;&quot;&quot;]='&quot;&amp;[.B415]&amp;&quot;';&quot;" office:value-type="string" office:string-value="locations[&quot;919&quot;]='North Carolina';">
            <text:p>locations["919"]='North Carolina';</text:p>
          </table:table-cell>
        </table:table-row>
        <table:table-row table:style-name="ro2">
          <table:table-cell office:value-type="string">
            <text:p><text:a xlink:href="https://www.areacodelocations.info/9/920.html">920</text:a></text:p>
          </table:table-cell>
          <table:table-cell office:value-type="string">
            <text:p>Wisconsin</text:p>
          </table:table-cell>
          <table:table-cell office:value-type="string">
            <text:p>920/274</text:p>
          </table:table-cell>
          <table:table-cell office:value-type="string">
            <text:p>C</text:p>
          </table:table-cell>
          <table:table-cell table:formula="of:=&quot;locations[&quot;&quot;&quot;&amp;[.A416]&amp;&quot;&quot;&quot;]='&quot;&amp;[.B416]&amp;&quot;';&quot;" office:value-type="string" office:string-value="locations[&quot;920&quot;]='Wisconsin';">
            <text:p>locations["920"]='Wisconsin';</text:p>
          </table:table-cell>
        </table:table-row>
        <table:table-row table:style-name="ro2">
          <table:table-cell office:value-type="string">
            <text:p><text:a xlink:href="https://www.areacodelocations.info/9/925.html">925</text:a></text:p>
          </table:table-cell>
          <table:table-cell office:value-type="string">
            <text:p>California</text:p>
          </table:table-cell>
          <table:table-cell office:value-type="string">
            <text:p>-</text:p>
          </table:table-cell>
          <table:table-cell office:value-type="string">
            <text:p>P</text:p>
          </table:table-cell>
          <table:table-cell table:formula="of:=&quot;locations[&quot;&quot;&quot;&amp;[.A417]&amp;&quot;&quot;&quot;]='&quot;&amp;[.B417]&amp;&quot;';&quot;" office:value-type="string" office:string-value="locations[&quot;925&quot;]='California';">
            <text:p>locations["925"]='California';</text:p>
          </table:table-cell>
        </table:table-row>
        <table:table-row table:style-name="ro2">
          <table:table-cell office:value-type="string">
            <text:p><text:a xlink:href="https://www.areacodelocations.info/9/928.html">928</text:a></text:p>
          </table:table-cell>
          <table:table-cell office:value-type="string">
            <text:p>Arizona</text:p>
          </table:table-cell>
          <table:table-cell office:value-type="string">
            <text:p>-</text:p>
          </table:table-cell>
          <table:table-cell office:value-type="string">
            <text:p>MST</text:p>
          </table:table-cell>
          <table:table-cell table:formula="of:=&quot;locations[&quot;&quot;&quot;&amp;[.A418]&amp;&quot;&quot;&quot;]='&quot;&amp;[.B418]&amp;&quot;';&quot;" office:value-type="string" office:string-value="locations[&quot;928&quot;]='Arizona';">
            <text:p>locations["928"]='Arizona';</text:p>
          </table:table-cell>
        </table:table-row>
        <table:table-row table:style-name="ro3">
          <table:table-cell office:value-type="string">
            <text:p><text:a xlink:href="https://www.areacodelocations.info/9/929.html">929</text:a></text:p>
          </table:table-cell>
          <table:table-cell office:value-type="string">
            <text:p>New York</text:p>
          </table:table-cell>
          <table:table-cell office:value-type="string">
            <text:p>718/347/917/929</text:p>
          </table:table-cell>
          <table:table-cell office:value-type="string">
            <text:p>E</text:p>
          </table:table-cell>
          <table:table-cell table:formula="of:=&quot;locations[&quot;&quot;&quot;&amp;[.A419]&amp;&quot;&quot;&quot;]='&quot;&amp;[.B419]&amp;&quot;';&quot;" office:value-type="string" office:string-value="locations[&quot;929&quot;]='New York';">
            <text:p>locations["929"]='New York';</text:p>
          </table:table-cell>
        </table:table-row>
        <table:table-row table:style-name="ro2">
          <table:table-cell office:value-type="string">
            <text:p><text:a xlink:href="https://www.areacodelocations.info/9/930.html">930</text:a></text:p>
          </table:table-cell>
          <table:table-cell office:value-type="string">
            <text:p>Indiana</text:p>
          </table:table-cell>
          <table:table-cell office:value-type="string">
            <text:p>812/930</text:p>
          </table:table-cell>
          <table:table-cell office:value-type="string">
            <text:p>E/C</text:p>
          </table:table-cell>
          <table:table-cell table:formula="of:=&quot;locations[&quot;&quot;&quot;&amp;[.A420]&amp;&quot;&quot;&quot;]='&quot;&amp;[.B420]&amp;&quot;';&quot;" office:value-type="string" office:string-value="locations[&quot;930&quot;]='Indiana';">
            <text:p>locations["930"]='Indiana';</text:p>
          </table:table-cell>
        </table:table-row>
        <table:table-row table:style-name="ro2">
          <table:table-cell office:value-type="string">
            <text:p><text:a xlink:href="https://www.areacodelocations.info/9/931.html">931</text:a></text:p>
          </table:table-cell>
          <table:table-cell office:value-type="string">
            <text:p>Tennessee</text:p>
          </table:table-cell>
          <table:table-cell office:value-type="string">
            <text:p>-</text:p>
          </table:table-cell>
          <table:table-cell office:value-type="string">
            <text:p>E/C</text:p>
          </table:table-cell>
          <table:table-cell table:formula="of:=&quot;locations[&quot;&quot;&quot;&amp;[.A421]&amp;&quot;&quot;&quot;]='&quot;&amp;[.B421]&amp;&quot;';&quot;" office:value-type="string" office:string-value="locations[&quot;931&quot;]='Tennessee';">
            <text:p>locations["931"]='Tennessee';</text:p>
          </table:table-cell>
        </table:table-row>
        <table:table-row table:style-name="ro2">
          <table:table-cell office:value-type="string">
            <text:p><text:a xlink:href="https://www.areacodelocations.info/9/934.html">934</text:a></text:p>
          </table:table-cell>
          <table:table-cell office:value-type="string">
            <text:p>New York</text:p>
          </table:table-cell>
          <table:table-cell office:value-type="string">
            <text:p>631/934</text:p>
          </table:table-cell>
          <table:table-cell office:value-type="string">
            <text:p>E</text:p>
          </table:table-cell>
          <table:table-cell table:formula="of:=&quot;locations[&quot;&quot;&quot;&amp;[.A422]&amp;&quot;&quot;&quot;]='&quot;&amp;[.B422]&amp;&quot;';&quot;" office:value-type="string" office:string-value="locations[&quot;934&quot;]='New York';">
            <text:p>locations["934"]='New York';</text:p>
          </table:table-cell>
        </table:table-row>
        <table:table-row table:style-name="ro2">
          <table:table-cell office:value-type="string">
            <text:p><text:a xlink:href="https://www.areacodelocations.info/9/936.html">936</text:a></text:p>
          </table:table-cell>
          <table:table-cell office:value-type="string">
            <text:p>Texas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table:formula="of:=&quot;locations[&quot;&quot;&quot;&amp;[.A423]&amp;&quot;&quot;&quot;]='&quot;&amp;[.B423]&amp;&quot;';&quot;" office:value-type="string" office:string-value="locations[&quot;936&quot;]='Texas';">
            <text:p>locations["936"]='Texas';</text:p>
          </table:table-cell>
        </table:table-row>
        <table:table-row table:style-name="ro2">
          <table:table-cell office:value-type="string">
            <text:p><text:a xlink:href="https://www.areacodelocations.info/9/937.html">937</text:a></text:p>
          </table:table-cell>
          <table:table-cell office:value-type="string">
            <text:p>Ohio</text:p>
          </table:table-cell>
          <table:table-cell office:value-type="string">
            <text:p>937/326</text:p>
          </table:table-cell>
          <table:table-cell office:value-type="string">
            <text:p>E</text:p>
          </table:table-cell>
          <table:table-cell table:formula="of:=&quot;locations[&quot;&quot;&quot;&amp;[.A424]&amp;&quot;&quot;&quot;]='&quot;&amp;[.B424]&amp;&quot;';&quot;" office:value-type="string" office:string-value="locations[&quot;937&quot;]='Ohio';">
            <text:p>locations["937"]='Ohio';</text:p>
          </table:table-cell>
        </table:table-row>
        <table:table-row table:style-name="ro2">
          <table:table-cell office:value-type="string">
            <text:p><text:a xlink:href="https://www.areacodelocations.info/9/938.html">938</text:a></text:p>
          </table:table-cell>
          <table:table-cell office:value-type="string">
            <text:p>Alabama</text:p>
          </table:table-cell>
          <table:table-cell office:value-type="string">
            <text:p>256/938</text:p>
          </table:table-cell>
          <table:table-cell office:value-type="string">
            <text:p>C</text:p>
          </table:table-cell>
          <table:table-cell table:formula="of:=&quot;locations[&quot;&quot;&quot;&amp;[.A425]&amp;&quot;&quot;&quot;]='&quot;&amp;[.B425]&amp;&quot;';&quot;" office:value-type="string" office:string-value="locations[&quot;938&quot;]='Alabama';">
            <text:p>locations["938"]='Alabama';</text:p>
          </table:table-cell>
        </table:table-row>
        <table:table-row table:style-name="ro2">
          <table:table-cell office:value-type="string">
            <text:p><text:a xlink:href="https://www.areacodelocations.info/9/939.html">939</text:a></text:p>
          </table:table-cell>
          <table:table-cell office:value-type="string">
            <text:p>Puerto Rico</text:p>
          </table:table-cell>
          <table:table-cell office:value-type="string">
            <text:p>787/939</text:p>
          </table:table-cell>
          <table:table-cell office:value-type="string">
            <text:p>AST</text:p>
          </table:table-cell>
          <table:table-cell table:formula="of:=&quot;locations[&quot;&quot;&quot;&amp;[.A426]&amp;&quot;&quot;&quot;]='&quot;&amp;[.B426]&amp;&quot;';&quot;" office:value-type="string" office:string-value="locations[&quot;939&quot;]='Puerto Rico';">
            <text:p>locations["939"]='Puerto Rico';</text:p>
          </table:table-cell>
        </table:table-row>
        <table:table-row table:style-name="ro2">
          <table:table-cell office:value-type="string">
            <text:p><text:a xlink:href="https://www.areacodelocations.info/9/940.html">940</text:a></text:p>
          </table:table-cell>
          <table:table-cell office:value-type="string">
            <text:p>Texas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table:formula="of:=&quot;locations[&quot;&quot;&quot;&amp;[.A427]&amp;&quot;&quot;&quot;]='&quot;&amp;[.B427]&amp;&quot;';&quot;" office:value-type="string" office:string-value="locations[&quot;940&quot;]='Texas';">
            <text:p>locations["940"]='Texas';</text:p>
          </table:table-cell>
        </table:table-row>
        <table:table-row table:style-name="ro2">
          <table:table-cell office:value-type="string">
            <text:p><text:a xlink:href="https://www.areacodelocations.info/9/941.html">941</text:a></text:p>
          </table:table-cell>
          <table:table-cell office:value-type="string">
            <text:p>Florida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table:formula="of:=&quot;locations[&quot;&quot;&quot;&amp;[.A428]&amp;&quot;&quot;&quot;]='&quot;&amp;[.B428]&amp;&quot;';&quot;" office:value-type="string" office:string-value="locations[&quot;941&quot;]='Florida';">
            <text:p>locations["941"]='Florida';</text:p>
          </table:table-cell>
        </table:table-row>
        <table:table-row table:style-name="ro4">
          <table:table-cell office:value-type="string">
            <text:p><text:a xlink:href="https://www.areacodelocations.info/9/943.html">943</text:a></text:p>
          </table:table-cell>
          <table:table-cell office:value-type="string">
            <text:p>Georgia</text:p>
          </table:table-cell>
          <table:table-cell office:value-type="string">
            <text:p>404/678/470/943 &amp; 770/678/470/943</text:p>
          </table:table-cell>
          <table:table-cell office:value-type="string">
            <text:p>E</text:p>
          </table:table-cell>
          <table:table-cell table:formula="of:=&quot;locations[&quot;&quot;&quot;&amp;[.A429]&amp;&quot;&quot;&quot;]='&quot;&amp;[.B429]&amp;&quot;';&quot;" office:value-type="string" office:string-value="locations[&quot;943&quot;]='Georgia';">
            <text:p>locations["943"]='Georgia';</text:p>
          </table:table-cell>
        </table:table-row>
        <table:table-row table:style-name="ro3">
          <table:table-cell office:value-type="string">
            <text:p><text:a xlink:href="https://www.areacodelocations.info/9/945.html">945</text:a></text:p>
          </table:table-cell>
          <table:table-cell office:value-type="string">
            <text:p>Texas</text:p>
          </table:table-cell>
          <table:table-cell office:value-type="string">
            <text:p>214/972/469/945</text:p>
          </table:table-cell>
          <table:table-cell office:value-type="string">
            <text:p>C</text:p>
          </table:table-cell>
          <table:table-cell table:formula="of:=&quot;locations[&quot;&quot;&quot;&amp;[.A430]&amp;&quot;&quot;&quot;]='&quot;&amp;[.B430]&amp;&quot;';&quot;" office:value-type="string" office:string-value="locations[&quot;945&quot;]='Texas';">
            <text:p>locations["945"]='Texas';</text:p>
          </table:table-cell>
        </table:table-row>
        <table:table-row table:style-name="ro2">
          <table:table-cell office:value-type="string">
            <text:p><text:a xlink:href="https://www.areacodelocations.info/9/947.html">947</text:a></text:p>
          </table:table-cell>
          <table:table-cell office:value-type="string">
            <text:p>Michigan</text:p>
          </table:table-cell>
          <table:table-cell office:value-type="string">
            <text:p>248/947</text:p>
          </table:table-cell>
          <table:table-cell office:value-type="string">
            <text:p>E</text:p>
          </table:table-cell>
          <table:table-cell table:formula="of:=&quot;locations[&quot;&quot;&quot;&amp;[.A431]&amp;&quot;&quot;&quot;]='&quot;&amp;[.B431]&amp;&quot;';&quot;" office:value-type="string" office:string-value="locations[&quot;947&quot;]='Michigan';">
            <text:p>locations["947"]='Michigan';</text:p>
          </table:table-cell>
        </table:table-row>
        <table:table-row table:style-name="ro2">
          <table:table-cell office:value-type="string">
            <text:p><text:a xlink:href="https://www.areacodelocations.info/9/948.html">948</text:a></text:p>
          </table:table-cell>
          <table:table-cell office:value-type="string">
            <text:p>Virginia</text:p>
          </table:table-cell>
          <table:table-cell office:value-type="string">
            <text:p>757/948</text:p>
          </table:table-cell>
          <table:table-cell office:value-type="string">
            <text:p>E</text:p>
          </table:table-cell>
          <table:table-cell table:formula="of:=&quot;locations[&quot;&quot;&quot;&amp;[.A432]&amp;&quot;&quot;&quot;]='&quot;&amp;[.B432]&amp;&quot;';&quot;" office:value-type="string" office:string-value="locations[&quot;948&quot;]='Virginia';">
            <text:p>locations["948"]='Virginia';</text:p>
          </table:table-cell>
        </table:table-row>
        <table:table-row table:style-name="ro2">
          <table:table-cell office:value-type="string">
            <text:p><text:a xlink:href="https://www.areacodelocations.info/9/949.html">949</text:a></text:p>
          </table:table-cell>
          <table:table-cell office:value-type="string">
            <text:p>California</text:p>
          </table:table-cell>
          <table:table-cell office:value-type="string">
            <text:p>-</text:p>
          </table:table-cell>
          <table:table-cell office:value-type="string">
            <text:p>P</text:p>
          </table:table-cell>
          <table:table-cell table:formula="of:=&quot;locations[&quot;&quot;&quot;&amp;[.A433]&amp;&quot;&quot;&quot;]='&quot;&amp;[.B433]&amp;&quot;';&quot;" office:value-type="string" office:string-value="locations[&quot;949&quot;]='California';">
            <text:p>locations["949"]='California';</text:p>
          </table:table-cell>
        </table:table-row>
        <table:table-row table:style-name="ro2">
          <table:table-cell office:value-type="string">
            <text:p><text:a xlink:href="https://www.areacodelocations.info/9/951.html">951</text:a></text:p>
          </table:table-cell>
          <table:table-cell office:value-type="string">
            <text:p>California</text:p>
          </table:table-cell>
          <table:table-cell office:value-type="string">
            <text:p>-</text:p>
          </table:table-cell>
          <table:table-cell office:value-type="string">
            <text:p>P</text:p>
          </table:table-cell>
          <table:table-cell table:formula="of:=&quot;locations[&quot;&quot;&quot;&amp;[.A434]&amp;&quot;&quot;&quot;]='&quot;&amp;[.B434]&amp;&quot;';&quot;" office:value-type="string" office:string-value="locations[&quot;951&quot;]='California';">
            <text:p>locations["951"]='California';</text:p>
          </table:table-cell>
        </table:table-row>
        <table:table-row table:style-name="ro2">
          <table:table-cell office:value-type="string">
            <text:p><text:a xlink:href="https://www.areacodelocations.info/9/952.html">952</text:a></text:p>
          </table:table-cell>
          <table:table-cell office:value-type="string">
            <text:p>Minnesota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table:formula="of:=&quot;locations[&quot;&quot;&quot;&amp;[.A435]&amp;&quot;&quot;&quot;]='&quot;&amp;[.B435]&amp;&quot;';&quot;" office:value-type="string" office:string-value="locations[&quot;952&quot;]='Minnesota';">
            <text:p>locations["952"]='Minnesota';</text:p>
          </table:table-cell>
        </table:table-row>
        <table:table-row table:style-name="ro2">
          <table:table-cell office:value-type="string">
            <text:p><text:a xlink:href="https://www.areacodelocations.info/9/954.html">954</text:a></text:p>
          </table:table-cell>
          <table:table-cell office:value-type="string">
            <text:p>Florida</text:p>
          </table:table-cell>
          <table:table-cell office:value-type="string">
            <text:p>954/754</text:p>
          </table:table-cell>
          <table:table-cell office:value-type="string">
            <text:p>E</text:p>
          </table:table-cell>
          <table:table-cell table:formula="of:=&quot;locations[&quot;&quot;&quot;&amp;[.A436]&amp;&quot;&quot;&quot;]='&quot;&amp;[.B436]&amp;&quot;';&quot;" office:value-type="string" office:string-value="locations[&quot;954&quot;]='Florida';">
            <text:p>locations["954"]='Florida';</text:p>
          </table:table-cell>
        </table:table-row>
        <table:table-row table:style-name="ro2">
          <table:table-cell office:value-type="string">
            <text:p><text:a xlink:href="https://www.areacodelocations.info/9/956.html">956</text:a></text:p>
          </table:table-cell>
          <table:table-cell office:value-type="string">
            <text:p>Texas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table:formula="of:=&quot;locations[&quot;&quot;&quot;&amp;[.A437]&amp;&quot;&quot;&quot;]='&quot;&amp;[.B437]&amp;&quot;';&quot;" office:value-type="string" office:string-value="locations[&quot;956&quot;]='Texas';">
            <text:p>locations["956"]='Texas';</text:p>
          </table:table-cell>
        </table:table-row>
        <table:table-row table:style-name="ro2">
          <table:table-cell office:value-type="string">
            <text:p><text:a xlink:href="https://www.areacodelocations.info/9/959.html">959</text:a></text:p>
          </table:table-cell>
          <table:table-cell office:value-type="string">
            <text:p>Connecticut</text:p>
          </table:table-cell>
          <table:table-cell office:value-type="string">
            <text:p>860/959</text:p>
          </table:table-cell>
          <table:table-cell office:value-type="string">
            <text:p>E</text:p>
          </table:table-cell>
          <table:table-cell table:formula="of:=&quot;locations[&quot;&quot;&quot;&amp;[.A438]&amp;&quot;&quot;&quot;]='&quot;&amp;[.B438]&amp;&quot;';&quot;" office:value-type="string" office:string-value="locations[&quot;959&quot;]='Connecticut';">
            <text:p>locations["959"]='Connecticut';</text:p>
          </table:table-cell>
        </table:table-row>
        <table:table-row table:style-name="ro2">
          <table:table-cell office:value-type="string">
            <text:p><text:a xlink:href="https://www.areacodelocations.info/9/970.html">970</text:a></text:p>
          </table:table-cell>
          <table:table-cell office:value-type="string">
            <text:p>Colorado</text:p>
          </table:table-cell>
          <table:table-cell office:value-type="string">
            <text:p>-</text:p>
          </table:table-cell>
          <table:table-cell office:value-type="string">
            <text:p>M</text:p>
          </table:table-cell>
          <table:table-cell table:formula="of:=&quot;locations[&quot;&quot;&quot;&amp;[.A439]&amp;&quot;&quot;&quot;]='&quot;&amp;[.B439]&amp;&quot;';&quot;" office:value-type="string" office:string-value="locations[&quot;970&quot;]='Colorado';">
            <text:p>locations["970"]='Colorado';</text:p>
          </table:table-cell>
        </table:table-row>
        <table:table-row table:style-name="ro2">
          <table:table-cell office:value-type="string">
            <text:p><text:a xlink:href="https://www.areacodelocations.info/9/971.html">971</text:a></text:p>
          </table:table-cell>
          <table:table-cell office:value-type="string">
            <text:p>Oregon</text:p>
          </table:table-cell>
          <table:table-cell office:value-type="string">
            <text:p>503/971</text:p>
          </table:table-cell>
          <table:table-cell office:value-type="string">
            <text:p>P</text:p>
          </table:table-cell>
          <table:table-cell table:formula="of:=&quot;locations[&quot;&quot;&quot;&amp;[.A440]&amp;&quot;&quot;&quot;]='&quot;&amp;[.B440]&amp;&quot;';&quot;" office:value-type="string" office:string-value="locations[&quot;971&quot;]='Oregon';">
            <text:p>locations["971"]='Oregon';</text:p>
          </table:table-cell>
        </table:table-row>
        <table:table-row table:style-name="ro3">
          <table:table-cell office:value-type="string">
            <text:p><text:a xlink:href="https://www.areacodelocations.info/9/972.html">972</text:a></text:p>
          </table:table-cell>
          <table:table-cell office:value-type="string">
            <text:p>Texas</text:p>
          </table:table-cell>
          <table:table-cell office:value-type="string">
            <text:p>214/972/469/945</text:p>
          </table:table-cell>
          <table:table-cell office:value-type="string">
            <text:p>C</text:p>
          </table:table-cell>
          <table:table-cell table:formula="of:=&quot;locations[&quot;&quot;&quot;&amp;[.A441]&amp;&quot;&quot;&quot;]='&quot;&amp;[.B441]&amp;&quot;';&quot;" office:value-type="string" office:string-value="locations[&quot;972&quot;]='Texas';">
            <text:p>locations["972"]='Texas';</text:p>
          </table:table-cell>
        </table:table-row>
        <table:table-row table:style-name="ro2">
          <table:table-cell office:value-type="string">
            <text:p><text:a xlink:href="https://www.areacodelocations.info/9/973.html">973</text:a></text:p>
          </table:table-cell>
          <table:table-cell office:value-type="string">
            <text:p>New Jersey</text:p>
          </table:table-cell>
          <table:table-cell office:value-type="string">
            <text:p>973/862</text:p>
          </table:table-cell>
          <table:table-cell office:value-type="string">
            <text:p>E</text:p>
          </table:table-cell>
          <table:table-cell table:formula="of:=&quot;locations[&quot;&quot;&quot;&amp;[.A442]&amp;&quot;&quot;&quot;]='&quot;&amp;[.B442]&amp;&quot;';&quot;" office:value-type="string" office:string-value="locations[&quot;973&quot;]='New Jersey';">
            <text:p>locations["973"]='New Jersey';</text:p>
          </table:table-cell>
        </table:table-row>
        <table:table-row table:style-name="ro2">
          <table:table-cell office:value-type="string">
            <text:p><text:a xlink:href="https://www.areacodelocations.info/9/978.html">978</text:a></text:p>
          </table:table-cell>
          <table:table-cell office:value-type="string">
            <text:p>Massachusetts</text:p>
          </table:table-cell>
          <table:table-cell office:value-type="string">
            <text:p>978/351</text:p>
          </table:table-cell>
          <table:table-cell office:value-type="string">
            <text:p>E</text:p>
          </table:table-cell>
          <table:table-cell table:formula="of:=&quot;locations[&quot;&quot;&quot;&amp;[.A443]&amp;&quot;&quot;&quot;]='&quot;&amp;[.B443]&amp;&quot;';&quot;" office:value-type="string" office:string-value="locations[&quot;978&quot;]='Massachusetts';">
            <text:p>locations["978"]='Massachusetts';</text:p>
          </table:table-cell>
        </table:table-row>
        <table:table-row table:style-name="ro2">
          <table:table-cell office:value-type="string">
            <text:p><text:a xlink:href="https://www.areacodelocations.info/9/979.html">979</text:a></text:p>
          </table:table-cell>
          <table:table-cell office:value-type="string">
            <text:p>Texas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table:formula="of:=&quot;locations[&quot;&quot;&quot;&amp;[.A444]&amp;&quot;&quot;&quot;]='&quot;&amp;[.B444]&amp;&quot;';&quot;" office:value-type="string" office:string-value="locations[&quot;979&quot;]='Texas';">
            <text:p>locations["979"]='Texas';</text:p>
          </table:table-cell>
        </table:table-row>
        <table:table-row table:style-name="ro2">
          <table:table-cell office:value-type="string">
            <text:p><text:a xlink:href="https://www.areacodelocations.info/9/980.html">980</text:a></text:p>
          </table:table-cell>
          <table:table-cell office:value-type="string">
            <text:p>North Carolina</text:p>
          </table:table-cell>
          <table:table-cell office:value-type="string">
            <text:p>704/980</text:p>
          </table:table-cell>
          <table:table-cell office:value-type="string">
            <text:p>E</text:p>
          </table:table-cell>
          <table:table-cell table:formula="of:=&quot;locations[&quot;&quot;&quot;&amp;[.A445]&amp;&quot;&quot;&quot;]='&quot;&amp;[.B445]&amp;&quot;';&quot;" office:value-type="string" office:string-value="locations[&quot;980&quot;]='North Carolina';">
            <text:p>locations["980"]='North Carolina';</text:p>
          </table:table-cell>
        </table:table-row>
        <table:table-row table:style-name="ro2">
          <table:table-cell office:value-type="string">
            <text:p><text:a xlink:href="https://www.areacodelocations.info/9/983.html">983</text:a></text:p>
          </table:table-cell>
          <table:table-cell office:value-type="string">
            <text:p>Colorado</text:p>
          </table:table-cell>
          <table:table-cell office:value-type="string">
            <text:p>303/720/983</text:p>
          </table:table-cell>
          <table:table-cell office:value-type="string">
            <text:p>M</text:p>
          </table:table-cell>
          <table:table-cell table:formula="of:=&quot;locations[&quot;&quot;&quot;&amp;[.A446]&amp;&quot;&quot;&quot;]='&quot;&amp;[.B446]&amp;&quot;';&quot;" office:value-type="string" office:string-value="locations[&quot;983&quot;]='Colorado';">
            <text:p>locations["983"]='Colorado';</text:p>
          </table:table-cell>
        </table:table-row>
        <table:table-row table:style-name="ro2">
          <table:table-cell office:value-type="string">
            <text:p><text:a xlink:href="https://www.areacodelocations.info/9/984.html">984</text:a></text:p>
          </table:table-cell>
          <table:table-cell office:value-type="string">
            <text:p>North Carolina</text:p>
          </table:table-cell>
          <table:table-cell office:value-type="string">
            <text:p>919/984</text:p>
          </table:table-cell>
          <table:table-cell office:value-type="string">
            <text:p>E</text:p>
          </table:table-cell>
          <table:table-cell table:formula="of:=&quot;locations[&quot;&quot;&quot;&amp;[.A447]&amp;&quot;&quot;&quot;]='&quot;&amp;[.B447]&amp;&quot;';&quot;" office:value-type="string" office:string-value="locations[&quot;984&quot;]='North Carolina';">
            <text:p>locations["984"]='North Carolina';</text:p>
          </table:table-cell>
        </table:table-row>
        <table:table-row table:style-name="ro2">
          <table:table-cell office:value-type="string">
            <text:p><text:a xlink:href="https://www.areacodelocations.info/9/985.html">985</text:a></text:p>
          </table:table-cell>
          <table:table-cell office:value-type="string">
            <text:p>Louisiana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table:formula="of:=&quot;locations[&quot;&quot;&quot;&amp;[.A448]&amp;&quot;&quot;&quot;]='&quot;&amp;[.B448]&amp;&quot;';&quot;" office:value-type="string" office:string-value="locations[&quot;985&quot;]='Louisiana';">
            <text:p>locations["985"]='Louisiana';</text:p>
          </table:table-cell>
        </table:table-row>
        <table:table-row table:style-name="ro2">
          <table:table-cell office:value-type="string">
            <text:p><text:a xlink:href="https://www.areacodelocations.info/9/986.html">986</text:a></text:p>
          </table:table-cell>
          <table:table-cell office:value-type="string">
            <text:p>Idaho</text:p>
          </table:table-cell>
          <table:table-cell office:value-type="string">
            <text:p>208/986</text:p>
          </table:table-cell>
          <table:table-cell office:value-type="string">
            <text:p>M/P</text:p>
          </table:table-cell>
          <table:table-cell table:formula="of:=&quot;locations[&quot;&quot;&quot;&amp;[.A449]&amp;&quot;&quot;&quot;]='&quot;&amp;[.B449]&amp;&quot;';&quot;" office:value-type="string" office:string-value="locations[&quot;986&quot;]='Idaho';">
            <text:p>locations["986"]='Idaho';</text:p>
          </table:table-cell>
        </table:table-row>
        <table:table-row table:style-name="ro2">
          <table:table-cell office:value-type="string">
            <text:p><text:a xlink:href="https://www.areacodelocations.info/9/989.html">989</text:a></text:p>
          </table:table-cell>
          <table:table-cell office:value-type="string">
            <text:p>Michigan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table:formula="of:=&quot;locations[&quot;&quot;&quot;&amp;[.A450]&amp;&quot;&quot;&quot;]='&quot;&amp;[.B450]&amp;&quot;';&quot;" office:value-type="string" office:string-value="locations[&quot;989&quot;]='Michigan';">
            <text:p>locations["989"]='Michigan';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22">09/22/2023</text:date>, <text:time>10:4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Thigpen</meta:initial-creator>
    <meta:creation-date>2023-09-20T22:23:16</meta:creation-date>
    <dc:date>2023-09-22T10:42:26</dc:date>
    <dc:creator>David Thigpen</dc:creator>
    <meta:editing-duration>P1DT2H22M56S</meta:editing-duration>
    <meta:editing-cycles>1</meta:editing-cycles>
    <meta:document-statistic meta:table-count="3" meta:cell-count="2246" meta:object-count="0"/>
    <meta:generator>OpenOffice/4.1.11$Unix OpenOffice.org_project/4111m1$Build-9808</meta:generator>
    <meta:user-defined meta:name=""/>
  </office:meta>
</office:document-meta>
</file>